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Geneva,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paragraph-rsid="005aea77" style:font-weight-asian="normal" style:font-weight-complex="normal"/>
    </style:style>
    <style:style style:name="P10" style:family="paragraph" style:parent-style-name="Standard">
      <style:text-properties fo:font-weight="normal" officeooo:rsid="009e0cb0" officeooo:paragraph-rsid="009e0cb0" style:font-weight-asian="normal" style:font-weight-complex="normal"/>
    </style:style>
    <style:style style:name="P11" style:family="paragraph" style:parent-style-name="Standard">
      <style:text-properties fo:font-weight="normal" officeooo:paragraph-rsid="0034a345" style:font-weight-asian="normal" style:font-weight-complex="normal"/>
    </style:style>
    <style:style style:name="P12" style:family="paragraph" style:parent-style-name="Standard">
      <style:text-properties fo:font-weight="normal" officeooo:rsid="00608aec" officeooo:paragraph-rsid="00608aec" style:font-weight-asian="normal" style:font-weight-complex="normal"/>
    </style:style>
    <style:style style:name="P13" style:family="paragraph" style:parent-style-name="Standard">
      <style:text-properties fo:font-weight="normal" officeooo:rsid="00608aec" officeooo:paragraph-rsid="00a3ec58" style:font-weight-asian="normal" style:font-weight-complex="normal"/>
    </style:style>
    <style:style style:name="P14" style:family="paragraph" style:parent-style-name="Standard">
      <style:text-properties fo:font-weight="normal" officeooo:rsid="00a3ec58" officeooo:paragraph-rsid="00a3ec58" style:font-weight-asian="normal" style:font-weight-complex="normal"/>
    </style:style>
    <style:style style:name="P15" style:family="paragraph" style:parent-style-name="Standard">
      <style:text-properties fo:font-weight="normal" officeooo:rsid="00a3ec58" officeooo:paragraph-rsid="00e96e7a" style:font-weight-asian="normal" style:font-weight-complex="normal"/>
    </style:style>
    <style:style style:name="P16" style:family="paragraph" style:parent-style-name="Standard">
      <style:text-properties fo:font-weight="normal" officeooo:rsid="00a3ec58" officeooo:paragraph-rsid="01a5af8c" style:font-weight-asian="normal" style:font-weight-complex="normal"/>
    </style:style>
    <style:style style:name="P17" style:family="paragraph" style:parent-style-name="Standard">
      <style:text-properties fo:font-weight="normal" officeooo:paragraph-rsid="00bb2c28" style:font-weight-asian="normal" style:font-weight-complex="normal"/>
    </style:style>
    <style:style style:name="P18" style:family="paragraph" style:parent-style-name="Standard">
      <style:text-properties fo:font-weight="normal" officeooo:rsid="00b0b361" officeooo:paragraph-rsid="00b11719" style:font-weight-asian="normal" style:font-weight-complex="normal"/>
    </style:style>
    <style:style style:name="P19" style:family="paragraph" style:parent-style-name="Standard">
      <style:text-properties fo:font-weight="normal" officeooo:rsid="0062970d" officeooo:paragraph-rsid="00a69172" style:font-weight-asian="normal" style:font-weight-complex="normal"/>
    </style:style>
    <style:style style:name="P20" style:family="paragraph" style:parent-style-name="Standard">
      <style:text-properties fo:font-weight="normal" officeooo:rsid="00bfc27c" officeooo:paragraph-rsid="00c07234" style:font-weight-asian="normal" style:font-weight-complex="normal"/>
    </style:style>
    <style:style style:name="P21" style:family="paragraph" style:parent-style-name="Standard">
      <style:text-properties fo:font-weight="normal" officeooo:paragraph-rsid="003265e9" style:font-weight-asian="normal" style:font-weight-complex="normal"/>
    </style:style>
    <style:style style:name="P22" style:family="paragraph" style:parent-style-name="Standard">
      <style:text-properties fo:font-weight="normal" officeooo:rsid="00c6e9b5" officeooo:paragraph-rsid="00cd23df" style:font-weight-asian="normal" style:font-weight-complex="normal"/>
    </style:style>
    <style:style style:name="P23" style:family="paragraph" style:parent-style-name="Standard">
      <style:text-properties fo:font-weight="normal" officeooo:rsid="00d56d45" officeooo:paragraph-rsid="00d56d45" style:font-weight-asian="normal" style:font-weight-complex="normal"/>
    </style:style>
    <style:style style:name="P24" style:family="paragraph" style:parent-style-name="Standard">
      <style:text-properties fo:font-weight="normal" officeooo:rsid="00e539df" officeooo:paragraph-rsid="00e539df" style:font-weight-asian="normal" style:font-weight-complex="normal"/>
    </style:style>
    <style:style style:name="P25" style:family="paragraph" style:parent-style-name="Standard">
      <style:text-properties fo:font-weight="normal" officeooo:rsid="007c6dc9" officeooo:paragraph-rsid="00e539df" style:font-weight-asian="normal" style:font-weight-complex="normal"/>
    </style:style>
    <style:style style:name="P26" style:family="paragraph" style:parent-style-name="Standard">
      <style:text-properties fo:font-weight="normal" officeooo:paragraph-rsid="00e539df" style:font-weight-asian="normal" style:font-weight-complex="normal"/>
    </style:style>
    <style:style style:name="P27" style:family="paragraph" style:parent-style-name="Standard">
      <style:text-properties fo:font-weight="normal" officeooo:paragraph-rsid="006504b2" style:font-weight-asian="normal" style:font-weight-complex="normal"/>
    </style:style>
    <style:style style:name="P28" style:family="paragraph" style:parent-style-name="Standard">
      <style:text-properties fo:font-weight="normal" officeooo:paragraph-rsid="00f4385a" style:font-weight-asian="normal" style:font-weight-complex="normal"/>
    </style:style>
    <style:style style:name="P29" style:family="paragraph" style:parent-style-name="Standard">
      <style:text-properties fo:font-weight="normal" officeooo:rsid="00f28955" officeooo:paragraph-rsid="0119b20a" style:font-weight-asian="normal" style:font-weight-complex="normal"/>
    </style:style>
    <style:style style:name="P30" style:family="paragraph" style:parent-style-name="Standard">
      <style:text-properties fo:font-weight="normal" officeooo:rsid="00f28955" officeooo:paragraph-rsid="003265e9" style:font-weight-asian="normal" style:font-weight-complex="normal"/>
    </style:style>
    <style:style style:name="P31" style:family="paragraph" style:parent-style-name="Standard">
      <style:text-properties fo:font-weight="normal" officeooo:rsid="0120721d" officeooo:paragraph-rsid="012208b9" style:font-weight-asian="normal" style:font-weight-complex="normal"/>
    </style:style>
    <style:style style:name="P32" style:family="paragraph" style:parent-style-name="Standard">
      <style:text-properties fo:font-weight="normal" officeooo:rsid="0127d024" officeooo:paragraph-rsid="0132b907" style:font-weight-asian="normal" style:font-weight-complex="normal"/>
    </style:style>
    <style:style style:name="P33" style:family="paragraph" style:parent-style-name="Standard">
      <style:text-properties fo:font-weight="normal" officeooo:paragraph-rsid="012ea247" style:font-weight-asian="normal" style:font-weight-complex="normal"/>
    </style:style>
    <style:style style:name="P34" style:family="paragraph" style:parent-style-name="Standard">
      <style:text-properties fo:font-weight="normal" officeooo:rsid="012ea247" officeooo:paragraph-rsid="012ea247" style:font-weight-asian="normal" style:font-weight-complex="normal"/>
    </style:style>
    <style:style style:name="P35" style:family="paragraph" style:parent-style-name="Standard">
      <style:text-properties fo:font-weight="normal" officeooo:rsid="0040f5e4" style:font-weight-asian="normal" style:font-weight-complex="normal"/>
    </style:style>
    <style:style style:name="P36" style:family="paragraph" style:parent-style-name="Standard">
      <style:text-properties fo:font-weight="normal" officeooo:rsid="0040f5e4" officeooo:paragraph-rsid="00750746" style:font-weight-asian="normal" style:font-weight-complex="normal"/>
    </style:style>
    <style:style style:name="P37" style:family="paragraph" style:parent-style-name="Standard">
      <style:text-properties fo:font-weight="normal" officeooo:rsid="00770c25" officeooo:paragraph-rsid="013d97ed" style:font-weight-asian="normal" style:font-weight-complex="normal"/>
    </style:style>
    <style:style style:name="P38" style:family="paragraph" style:parent-style-name="Standard">
      <style:text-properties fo:font-weight="normal" officeooo:rsid="00770c25" officeooo:paragraph-rsid="015111ce" style:font-weight-asian="normal" style:font-weight-complex="normal"/>
    </style:style>
    <style:style style:name="P39" style:family="paragraph" style:parent-style-name="Standard">
      <style:text-properties fo:font-weight="normal" officeooo:paragraph-rsid="013d97ed" style:font-weight-asian="normal" style:font-weight-complex="normal"/>
    </style:style>
    <style:style style:name="P40" style:family="paragraph" style:parent-style-name="Standard">
      <style:text-properties fo:font-weight="normal" officeooo:rsid="00a00217" style:font-weight-asian="normal" style:font-weight-complex="normal"/>
    </style:style>
    <style:style style:name="P41" style:family="paragraph" style:parent-style-name="Standard">
      <style:text-properties fo:font-weight="normal" officeooo:rsid="00a00217" officeooo:paragraph-rsid="014d3f04" style:font-weight-asian="normal" style:font-weight-complex="normal"/>
    </style:style>
    <style:style style:name="P42" style:family="paragraph" style:parent-style-name="Standard">
      <style:text-properties fo:font-weight="normal" officeooo:paragraph-rsid="008b81e6" style:font-weight-asian="normal" style:font-weight-complex="normal"/>
    </style:style>
    <style:style style:name="P43" style:family="paragraph" style:parent-style-name="Standard">
      <style:text-properties fo:font-weight="normal" officeooo:rsid="0052b239" officeooo:paragraph-rsid="014d3f04" style:font-weight-asian="normal" style:font-weight-complex="normal"/>
    </style:style>
    <style:style style:name="P44" style:family="paragraph" style:parent-style-name="Standard">
      <style:text-properties fo:font-weight="normal" officeooo:rsid="00b2d45d" officeooo:paragraph-rsid="014d3f04" style:font-weight-asian="normal" style:font-weight-complex="normal"/>
    </style:style>
    <style:style style:name="P45" style:family="paragraph" style:parent-style-name="Standard">
      <style:text-properties fo:font-weight="normal" officeooo:rsid="00b2d45d" officeooo:paragraph-rsid="009762b4" style:font-weight-asian="normal" style:font-weight-complex="normal"/>
    </style:style>
    <style:style style:name="P46" style:family="paragraph" style:parent-style-name="Standard">
      <style:text-properties fo:font-weight="normal" officeooo:rsid="00b40374" officeooo:paragraph-rsid="014d3f04" style:font-weight-asian="normal" style:font-weight-complex="normal"/>
    </style:style>
    <style:style style:name="P47" style:family="paragraph" style:parent-style-name="Standard">
      <style:text-properties fo:font-weight="normal" officeooo:paragraph-rsid="015111ce" style:font-weight-asian="normal" style:font-weight-complex="normal"/>
    </style:style>
    <style:style style:name="P48" style:family="paragraph" style:parent-style-name="Standard">
      <style:text-properties fo:font-weight="normal" officeooo:rsid="004581bc" officeooo:paragraph-rsid="015b191f" style:font-weight-asian="normal" style:font-weight-complex="normal"/>
    </style:style>
    <style:style style:name="P49" style:family="paragraph" style:parent-style-name="Standard">
      <style:text-properties fo:font-weight="normal" officeooo:rsid="008a218d" officeooo:paragraph-rsid="01341791" style:font-weight-asian="normal" style:font-weight-complex="normal"/>
    </style:style>
    <style:style style:name="P50" style:family="paragraph" style:parent-style-name="Standard">
      <style:text-properties fo:font-weight="normal" officeooo:rsid="01543527" officeooo:paragraph-rsid="0154fe41" style:font-weight-asian="normal" style:font-weight-complex="normal"/>
    </style:style>
    <style:style style:name="P51" style:family="paragraph" style:parent-style-name="Standard">
      <style:text-properties fo:font-weight="normal" officeooo:rsid="006e4000" officeooo:paragraph-rsid="01341791" style:font-weight-asian="normal" style:font-weight-complex="normal"/>
    </style:style>
    <style:style style:name="P52" style:family="paragraph" style:parent-style-name="Standard">
      <style:text-properties fo:font-weight="normal" officeooo:rsid="0106e11a" officeooo:paragraph-rsid="013d97ed" style:font-weight-asian="normal" style:font-weight-complex="normal"/>
    </style:style>
    <style:style style:name="P53" style:family="paragraph" style:parent-style-name="Standard">
      <style:text-properties fo:font-weight="normal" officeooo:rsid="00741cf0" officeooo:paragraph-rsid="013d97ed" style:font-weight-asian="normal" style:font-weight-complex="normal"/>
    </style:style>
    <style:style style:name="P54" style:family="paragraph" style:parent-style-name="Standard">
      <style:text-properties fo:font-weight="normal" officeooo:rsid="006e729c" officeooo:paragraph-rsid="01543527" style:font-weight-asian="normal" style:font-weight-complex="normal"/>
    </style:style>
    <style:style style:name="P55" style:family="paragraph" style:parent-style-name="Standard">
      <style:text-properties fo:font-weight="normal" officeooo:rsid="006e729c" officeooo:paragraph-rsid="013d97ed" style:font-weight-asian="normal" style:font-weight-complex="normal"/>
    </style:style>
    <style:style style:name="P56" style:family="paragraph" style:parent-style-name="Standard">
      <style:text-properties fo:font-weight="normal" officeooo:rsid="011f60b1" officeooo:paragraph-rsid="011f60b1" style:font-weight-asian="normal" style:font-weight-complex="normal"/>
    </style:style>
    <style:style style:name="P57" style:family="paragraph" style:parent-style-name="Standard">
      <style:text-properties fo:font-weight="normal" officeooo:rsid="01176d37" officeooo:paragraph-rsid="0119b20a" style:font-weight-asian="normal" style:font-weight-complex="normal"/>
    </style:style>
    <style:style style:name="P58" style:family="paragraph" style:parent-style-name="Standard">
      <style:text-properties fo:font-weight="normal" officeooo:paragraph-rsid="0123ebd4" style:font-weight-asian="normal" style:font-weight-complex="normal"/>
    </style:style>
    <style:style style:name="P59" style:family="paragraph" style:parent-style-name="Standard">
      <style:text-properties fo:font-weight="normal" officeooo:paragraph-rsid="014d3f04" style:font-weight-asian="normal" style:font-weight-complex="normal"/>
    </style:style>
    <style:style style:name="P60" style:family="paragraph" style:parent-style-name="Standard">
      <style:text-properties fo:font-weight="normal" officeooo:rsid="010e94d1" officeooo:paragraph-rsid="014d3f04" style:font-weight-asian="normal" style:font-weight-complex="normal"/>
    </style:style>
    <style:style style:name="P61" style:family="paragraph" style:parent-style-name="Standard">
      <style:text-properties fo:font-weight="normal" officeooo:rsid="00d96ebc" officeooo:paragraph-rsid="014f68c5" style:font-weight-asian="normal" style:font-weight-complex="normal"/>
    </style:style>
    <style:style style:name="P62" style:family="paragraph" style:parent-style-name="Standard">
      <style:text-properties fo:font-weight="normal" officeooo:rsid="00d76d1f" officeooo:paragraph-rsid="014f68c5" style:font-weight-asian="normal" style:font-weight-complex="normal"/>
    </style:style>
    <style:style style:name="P63" style:family="paragraph" style:parent-style-name="Standard">
      <style:text-properties fo:font-weight="normal" officeooo:paragraph-rsid="012b599f" style:font-weight-asian="normal" style:font-weight-complex="normal"/>
    </style:style>
    <style:style style:name="P64" style:family="paragraph" style:parent-style-name="Standard">
      <style:text-properties fo:font-weight="normal" officeooo:rsid="0108db01" officeooo:paragraph-rsid="0108db01" style:font-weight-asian="normal" style:font-weight-complex="normal"/>
    </style:style>
    <style:style style:name="P65" style:family="paragraph" style:parent-style-name="Standard">
      <style:text-properties fo:font-weight="normal" officeooo:paragraph-rsid="0106b825" style:font-weight-asian="normal" style:font-weight-complex="normal"/>
    </style:style>
    <style:style style:name="P66" style:family="paragraph" style:parent-style-name="Standard">
      <style:text-properties fo:font-weight="normal" officeooo:paragraph-rsid="01612c94" style:font-weight-asian="normal" style:font-weight-complex="normal"/>
    </style:style>
    <style:style style:name="P67" style:family="paragraph" style:parent-style-name="Standard">
      <style:text-properties fo:font-weight="normal" officeooo:paragraph-rsid="00cf7d83" style:font-weight-asian="normal" style:font-weight-complex="normal"/>
    </style:style>
    <style:style style:name="P68" style:family="paragraph" style:parent-style-name="Standard">
      <style:text-properties fo:font-weight="normal" officeooo:rsid="008c663b" officeooo:paragraph-rsid="008c663b" style:font-weight-asian="normal" style:font-weight-complex="normal"/>
    </style:style>
    <style:style style:name="P69" style:family="paragraph" style:parent-style-name="Standard">
      <style:text-properties fo:font-weight="normal" officeooo:paragraph-rsid="0174310f" style:font-weight-asian="normal" style:font-weight-complex="normal"/>
    </style:style>
    <style:style style:name="P70" style:family="paragraph" style:parent-style-name="Standard">
      <style:text-properties fo:font-weight="normal" officeooo:rsid="01612c94" officeooo:paragraph-rsid="0162518c" style:font-weight-asian="normal" style:font-weight-complex="normal"/>
    </style:style>
    <style:style style:name="P71" style:family="paragraph" style:parent-style-name="Standard">
      <style:text-properties fo:font-weight="normal" officeooo:rsid="0165e6cc" officeooo:paragraph-rsid="003265e9" style:font-weight-asian="normal" style:font-weight-complex="normal"/>
    </style:style>
    <style:style style:name="P72" style:family="paragraph" style:parent-style-name="Standard">
      <style:text-properties fo:font-weight="normal" officeooo:rsid="0165e6cc" officeooo:paragraph-rsid="01637bca" style:font-weight-asian="normal" style:font-weight-complex="normal"/>
    </style:style>
    <style:style style:name="P73" style:family="paragraph" style:parent-style-name="Standard">
      <style:text-properties fo:font-weight="normal" officeooo:rsid="01700a9b" officeooo:paragraph-rsid="016dd596" style:font-weight-asian="normal" style:font-weight-complex="normal"/>
    </style:style>
    <style:style style:name="P74" style:family="paragraph" style:parent-style-name="Standard">
      <style:text-properties fo:font-weight="normal" officeooo:rsid="0176f92a" officeooo:paragraph-rsid="0176f92a" style:font-weight-asian="normal" style:font-weight-complex="normal"/>
    </style:style>
    <style:style style:name="P75" style:family="paragraph" style:parent-style-name="Standard">
      <style:text-properties fo:font-weight="normal" officeooo:rsid="008f7581" officeooo:paragraph-rsid="0034a345" style:font-weight-asian="normal" style:font-weight-complex="normal"/>
    </style:style>
    <style:style style:name="P76" style:family="paragraph" style:parent-style-name="Standard">
      <style:text-properties fo:font-weight="normal" officeooo:rsid="008f7581" officeooo:paragraph-rsid="0106b825" style:font-weight-asian="normal" style:font-weight-complex="normal"/>
    </style:style>
    <style:style style:name="P77" style:family="paragraph" style:parent-style-name="Standard">
      <style:text-properties fo:font-weight="normal" officeooo:paragraph-rsid="0157f41c" style:font-weight-asian="normal" style:font-weight-complex="normal"/>
    </style:style>
    <style:style style:name="P78" style:family="paragraph" style:parent-style-name="Standard">
      <style:text-properties fo:font-weight="normal" officeooo:rsid="001b4ff6" officeooo:paragraph-rsid="0194885c" style:font-weight-asian="normal" style:font-weight-complex="normal"/>
    </style:style>
    <style:style style:name="P79" style:family="paragraph" style:parent-style-name="Standard">
      <style:text-properties fo:font-weight="normal" officeooo:paragraph-rsid="014f3e79" style:font-weight-asian="normal" style:font-weight-complex="normal"/>
    </style:style>
    <style:style style:name="P80" style:family="paragraph" style:parent-style-name="Standard">
      <style:text-properties fo:font-weight="normal" officeooo:rsid="00d1818e" officeooo:paragraph-rsid="019c0fc5" style:font-weight-asian="normal" style:font-weight-complex="normal"/>
    </style:style>
    <style:style style:name="P81" style:family="paragraph" style:parent-style-name="Standard">
      <style:text-properties fo:font-weight="normal" officeooo:paragraph-rsid="00e3739b" style:font-weight-asian="normal" style:font-weight-complex="normal"/>
    </style:style>
    <style:style style:name="P82" style:family="paragraph" style:parent-style-name="Standard">
      <style:text-properties fo:font-weight="normal" officeooo:paragraph-rsid="00aae073" style:font-weight-asian="normal" style:font-weight-complex="normal"/>
    </style:style>
    <style:style style:name="P83" style:family="paragraph" style:parent-style-name="Standard">
      <style:text-properties fo:font-weight="normal" officeooo:rsid="00fdb445" officeooo:paragraph-rsid="015b191f" style:font-weight-asian="normal" style:font-weight-complex="normal"/>
    </style:style>
    <style:style style:name="P84" style:family="paragraph" style:parent-style-name="Standard">
      <style:text-properties fo:font-weight="normal" officeooo:paragraph-rsid="019cee9e" style:font-weight-asian="normal" style:font-weight-complex="normal"/>
    </style:style>
    <style:style style:name="P85" style:family="paragraph" style:parent-style-name="Standard">
      <style:text-properties fo:font-weight="normal" officeooo:rsid="01abfd8b" officeooo:paragraph-rsid="01adb1d4" style:font-weight-asian="normal" style:font-weight-complex="normal"/>
    </style:style>
    <style:style style:name="P86" style:family="paragraph" style:parent-style-name="Standard">
      <style:text-properties fo:font-weight="normal" officeooo:rsid="005d988b" officeooo:paragraph-rsid="008f2c17" style:font-weight-asian="normal" style:font-weight-complex="normal"/>
    </style:style>
    <style:style style:name="P87" style:family="paragraph" style:parent-style-name="Standard">
      <style:text-properties fo:font-weight="normal" officeooo:rsid="01b51cfb" officeooo:paragraph-rsid="01b51cfb" style:font-weight-asian="normal" style:font-weight-complex="normal"/>
    </style:style>
    <style:style style:name="P88" style:family="paragraph" style:parent-style-name="Standard">
      <style:text-properties fo:font-weight="bold" style:font-weight-asian="bold" style:font-weight-complex="bold"/>
    </style:style>
    <style:style style:name="P89" style:family="paragraph" style:parent-style-name="Standard">
      <style:text-properties fo:font-weight="bold" officeooo:paragraph-rsid="003265e9" style:font-weight-asian="bold" style:font-weight-complex="bold"/>
    </style:style>
    <style:style style:name="P90" style:family="paragraph" style:parent-style-name="Standard">
      <style:text-properties fo:font-weight="bold" officeooo:rsid="008a218d" officeooo:paragraph-rsid="008a218d" style:font-weight-asian="bold" style:font-weight-complex="bold"/>
    </style:style>
    <style:style style:name="P91" style:family="paragraph" style:parent-style-name="Standard">
      <style:text-properties fo:font-weight="bold" officeooo:rsid="0092e02c" officeooo:paragraph-rsid="0092e02c" style:font-weight-asian="bold" style:font-weight-complex="bold"/>
    </style:style>
    <style:style style:name="P92" style:family="paragraph" style:parent-style-name="Standard">
      <style:text-properties fo:font-weight="bold" officeooo:rsid="009762b4" officeooo:paragraph-rsid="009762b4" style:font-weight-asian="bold" style:font-weight-complex="bold"/>
    </style:style>
    <style:style style:name="P93" style:family="paragraph" style:parent-style-name="Standard">
      <style:text-properties fo:font-weight="bold" officeooo:paragraph-rsid="009762b4" style:font-weight-asian="bold" style:font-weight-complex="bold"/>
    </style:style>
    <style:style style:name="P94" style:family="paragraph" style:parent-style-name="Standard">
      <style:text-properties fo:font-weight="bold" officeooo:rsid="007fa870" officeooo:paragraph-rsid="00e539df" style:font-weight-asian="bold" style:font-weight-complex="bold"/>
    </style:style>
    <style:style style:name="P95" style:family="paragraph" style:parent-style-name="Standard">
      <style:text-properties fo:font-weight="bold" officeooo:rsid="007fa870" officeooo:paragraph-rsid="011239b0" style:font-weight-asian="bold" style:font-weight-complex="bold"/>
    </style:style>
    <style:style style:name="P96" style:family="paragraph" style:parent-style-name="Standard">
      <style:text-properties fo:font-weight="bold" officeooo:paragraph-rsid="01341791" style:font-weight-asian="bold" style:font-weight-complex="bold"/>
    </style:style>
    <style:style style:name="P97" style:family="paragraph" style:parent-style-name="Standard">
      <style:text-properties fo:font-weight="bold" officeooo:rsid="0152a929" style:font-weight-asian="bold" style:font-weight-complex="bold"/>
    </style:style>
    <style:style style:name="P98" style:family="paragraph" style:parent-style-name="Standard">
      <style:text-properties fo:font-weight="bold" officeooo:paragraph-rsid="015b191f" style:font-weight-asian="bold" style:font-weight-complex="bold"/>
    </style:style>
    <style:style style:name="P99" style:family="paragraph" style:parent-style-name="Standard">
      <style:text-properties fo:font-weight="bold" officeooo:rsid="0033f4e8" officeooo:paragraph-rsid="0033f4e8" style:font-weight-asian="bold" style:font-weight-complex="bold"/>
    </style:style>
    <style:style style:name="P100" style:family="paragraph" style:parent-style-name="Standard">
      <style:text-properties fo:font-weight="bold" officeooo:paragraph-rsid="016c05f4" style:font-weight-asian="bold" style:font-weight-complex="bold"/>
    </style:style>
    <style:style style:name="P101" style:family="paragraph" style:parent-style-name="Standard">
      <style:text-properties fo:font-weight="bold" officeooo:paragraph-rsid="0194885c" style:font-weight-asian="bold" style:font-weight-complex="bold"/>
    </style:style>
    <style:style style:name="P102" style:family="paragraph" style:parent-style-name="Standard">
      <style:text-properties fo:font-weight="bold" officeooo:paragraph-rsid="01a5af8c" style:font-weight-asian="bold" style:font-weight-complex="bold"/>
    </style:style>
    <style:style style:name="P103" style:family="paragraph" style:parent-style-name="Standard">
      <style:text-properties fo:font-weight="bold" officeooo:rsid="008c663b" officeooo:paragraph-rsid="014d3f04" style:font-weight-asian="bold" style:font-weight-complex="bold"/>
    </style:style>
    <style:style style:name="P104" style:family="paragraph" style:parent-style-name="Standard">
      <style:paragraph-properties fo:line-height="200%"/>
      <style:text-properties fo:font-weight="bold" officeooo:rsid="008c663b" officeooo:paragraph-rsid="01b707e1" style:font-weight-asian="bold" style:font-weight-complex="bold"/>
    </style:style>
    <style:style style:name="P105" style:family="paragraph" style:parent-style-name="Standard">
      <style:text-properties officeooo:paragraph-rsid="001ca04f"/>
    </style:style>
    <style:style style:name="P106" style:family="paragraph" style:parent-style-name="Standard">
      <style:text-properties officeooo:paragraph-rsid="00207808"/>
    </style:style>
    <style:style style:name="P107" style:family="paragraph" style:parent-style-name="Standard">
      <style:text-properties officeooo:paragraph-rsid="002230e3"/>
    </style:style>
    <style:style style:name="P108" style:family="paragraph" style:parent-style-name="Standard">
      <style:text-properties officeooo:paragraph-rsid="00291519"/>
    </style:style>
    <style:style style:name="P109" style:family="paragraph" style:parent-style-name="Standard">
      <style:text-properties officeooo:paragraph-rsid="002d4be6"/>
    </style:style>
    <style:style style:name="P110" style:family="paragraph" style:parent-style-name="Standard">
      <style:text-properties officeooo:paragraph-rsid="003265e9"/>
    </style:style>
    <style:style style:name="P111" style:family="paragraph" style:parent-style-name="Standard">
      <style:text-properties officeooo:paragraph-rsid="0034a345"/>
    </style:style>
    <style:style style:name="P112"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13"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14"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5"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116"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7"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125" style:family="paragraph" style:parent-style-name="Standard">
      <style:text-properties officeooo:paragraph-rsid="00491c3d"/>
    </style:style>
    <style:style style:name="P126" style:family="paragraph" style:parent-style-name="Standard">
      <style:text-properties officeooo:paragraph-rsid="005aea77"/>
    </style:style>
    <style:style style:name="P127" style:family="paragraph" style:parent-style-name="Standard">
      <style:text-properties officeooo:paragraph-rsid="006ba234"/>
    </style:style>
    <style:style style:name="P128" style:family="paragraph" style:parent-style-name="Standard">
      <style:text-properties officeooo:rsid="007c6dc9" officeooo:paragraph-rsid="00e539df"/>
    </style:style>
    <style:style style:name="P129" style:family="paragraph" style:parent-style-name="Standard">
      <style:text-properties officeooo:paragraph-rsid="009762b4"/>
    </style:style>
    <style:style style:name="P130" style:family="paragraph" style:parent-style-name="Standard">
      <style:text-properties officeooo:paragraph-rsid="00a2e3e4"/>
    </style:style>
    <style:style style:name="P131" style:family="paragraph" style:parent-style-name="Standard">
      <style:text-properties officeooo:rsid="0094dc97" officeooo:paragraph-rsid="00a69172"/>
    </style:style>
    <style:style style:name="P132" style:family="paragraph" style:parent-style-name="Standard">
      <style:text-properties officeooo:paragraph-rsid="00b11719"/>
    </style:style>
    <style:style style:name="P133" style:family="paragraph" style:parent-style-name="Standard">
      <style:text-properties officeooo:paragraph-rsid="00bb2c28"/>
    </style:style>
    <style:style style:name="P134"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5"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36" style:family="paragraph" style:parent-style-name="Standard">
      <style:text-properties fo:font-style="italic" officeooo:rsid="018953df" officeooo:paragraph-rsid="018953df" style:font-style-asian="italic" style:font-style-complex="italic"/>
    </style:style>
    <style:style style:name="P137" style:family="paragraph" style:parent-style-name="Standard">
      <style:text-properties officeooo:rsid="00d248bb" officeooo:paragraph-rsid="00d248bb"/>
    </style:style>
    <style:style style:name="P138" style:family="paragraph" style:parent-style-name="Standard">
      <style:text-properties officeooo:rsid="00d56d45" officeooo:paragraph-rsid="00d56d45"/>
    </style:style>
    <style:style style:name="P139" style:family="paragraph" style:parent-style-name="Standard">
      <style:text-properties officeooo:paragraph-rsid="00e4f3a5"/>
    </style:style>
    <style:style style:name="P140" style:family="paragraph" style:parent-style-name="Standard">
      <style:text-properties officeooo:paragraph-rsid="00e539df"/>
    </style:style>
    <style:style style:name="P141" style:family="paragraph" style:parent-style-name="Standard">
      <style:text-properties officeooo:paragraph-rsid="00f4385a"/>
    </style:style>
    <style:style style:name="P142" style:family="paragraph" style:parent-style-name="Standard">
      <style:text-properties officeooo:rsid="00fa5936" officeooo:paragraph-rsid="003265e9"/>
    </style:style>
    <style:style style:name="P143" style:family="paragraph" style:parent-style-name="Standard">
      <style:text-properties officeooo:paragraph-rsid="0106b825"/>
    </style:style>
    <style:style style:name="P144" style:family="paragraph" style:parent-style-name="Standard">
      <style:text-properties officeooo:rsid="00873385" officeooo:paragraph-rsid="01341791"/>
    </style:style>
    <style:style style:name="P145" style:family="paragraph" style:parent-style-name="Standard">
      <style:text-properties officeooo:rsid="00873385" officeooo:paragraph-rsid="014f363f"/>
    </style:style>
    <style:style style:name="P146" style:family="paragraph" style:parent-style-name="Standard">
      <style:text-properties officeooo:rsid="00873385" officeooo:paragraph-rsid="01543527"/>
    </style:style>
    <style:style style:name="P147" style:family="paragraph" style:parent-style-name="Standard">
      <style:text-properties officeooo:paragraph-rsid="0107b9d7"/>
    </style:style>
    <style:style style:name="P148"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59" style:family="paragraph" style:parent-style-name="Standard">
      <style:text-properties style:text-underline-style="solid" style:text-underline-width="auto" style:text-underline-color="font-color" officeooo:rsid="01204530" officeooo:paragraph-rsid="01204530"/>
    </style:style>
    <style:style style:name="P160" style:family="paragraph" style:parent-style-name="Standard">
      <style:text-properties style:text-underline-style="solid" style:text-underline-width="auto" style:text-underline-color="font-color" officeooo:rsid="01500f68" officeooo:paragraph-rsid="01500f68"/>
    </style:style>
    <style:style style:name="P161" style:family="paragraph" style:parent-style-name="Standard">
      <style:text-properties style:text-underline-style="solid" style:text-underline-width="auto" style:text-underline-color="font-color" officeooo:rsid="01612c94" officeooo:paragraph-rsid="01612c94"/>
    </style:style>
    <style:style style:name="P162" style:family="paragraph" style:parent-style-name="Standard">
      <style:text-properties style:text-underline-style="solid" style:text-underline-width="auto" style:text-underline-color="font-color" officeooo:rsid="0166baa6" officeooo:paragraph-rsid="0166baa6"/>
    </style:style>
    <style:style style:name="P163" style:family="paragraph" style:parent-style-name="Standard">
      <style:text-properties officeooo:rsid="008c663b" officeooo:paragraph-rsid="0108db01"/>
    </style:style>
    <style:style style:name="P164" style:family="paragraph" style:parent-style-name="Standard">
      <style:text-properties officeooo:rsid="00b2d45d" officeooo:paragraph-rsid="014d3f04"/>
    </style:style>
    <style:style style:name="P165" style:family="paragraph" style:parent-style-name="Standard">
      <style:text-properties officeooo:paragraph-rsid="01204530"/>
    </style:style>
    <style:style style:name="P166" style:family="paragraph" style:parent-style-name="Standard">
      <style:text-properties officeooo:paragraph-rsid="0119b20a"/>
    </style:style>
    <style:style style:name="P167" style:family="paragraph" style:parent-style-name="Standard">
      <style:text-properties officeooo:paragraph-rsid="012208b9"/>
    </style:style>
    <style:style style:name="P168" style:family="paragraph" style:parent-style-name="Standard">
      <style:text-properties style:text-underline-style="none" fo:font-weight="normal" officeooo:rsid="01298e6d" officeooo:paragraph-rsid="0127d024" style:font-weight-asian="normal" style:font-weight-complex="normal"/>
    </style:style>
    <style:style style:name="P169" style:family="paragraph" style:parent-style-name="Standard">
      <style:text-properties style:text-underline-style="none" fo:font-weight="normal" officeooo:rsid="01298e6d" officeooo:paragraph-rsid="017cca8b" style:font-weight-asian="normal" style:font-weight-complex="normal"/>
    </style:style>
    <style:style style:name="P170" style:family="paragraph" style:parent-style-name="Standard">
      <style:text-properties style:text-underline-style="none" fo:font-weight="normal" officeooo:rsid="01204530" officeooo:paragraph-rsid="01204530" style:font-weight-asian="normal" style:font-weight-complex="normal"/>
    </style:style>
    <style:style style:name="P171" style:family="paragraph" style:parent-style-name="Standard">
      <style:text-properties style:text-underline-style="none" fo:font-weight="normal" officeooo:rsid="011239b0" officeooo:paragraph-rsid="015111ce" style:font-weight-asian="normal" style:font-weight-complex="normal"/>
    </style:style>
    <style:style style:name="P172" style:family="paragraph" style:parent-style-name="Standard">
      <style:text-properties style:text-underline-style="none" fo:font-weight="normal" officeooo:rsid="011239b0" officeooo:paragraph-rsid="014f3e79" style:font-weight-asian="normal" style:font-weight-complex="normal"/>
    </style:style>
    <style:style style:name="P173" style:family="paragraph" style:parent-style-name="Standard">
      <style:text-properties style:text-underline-style="none" fo:font-weight="normal" officeooo:rsid="011239b0" officeooo:paragraph-rsid="0172a876" style:font-weight-asian="normal" style:font-weight-complex="normal"/>
    </style:style>
    <style:style style:name="P174" style:family="paragraph" style:parent-style-name="Standard">
      <style:text-properties style:text-underline-style="none" fo:font-weight="normal" officeooo:rsid="01612c94" officeooo:paragraph-rsid="016460a2" style:font-weight-asian="normal" style:font-weight-complex="normal"/>
    </style:style>
    <style:style style:name="P175" style:family="paragraph" style:parent-style-name="Standard">
      <style:text-properties style:text-underline-style="none" fo:font-weight="bold" officeooo:rsid="008c663b" officeooo:paragraph-rsid="014d3f04" style:font-weight-asian="bold" style:font-weight-complex="bold"/>
    </style:style>
    <style:style style:name="P176" style:family="paragraph" style:parent-style-name="Standard">
      <style:text-properties style:text-underline-style="none" officeooo:rsid="00f28955" officeooo:paragraph-rsid="0166baa6"/>
    </style:style>
    <style:style style:name="P177" style:family="paragraph" style:parent-style-name="Standard">
      <style:text-properties officeooo:paragraph-rsid="01289e50"/>
    </style:style>
    <style:style style:name="P178" style:family="paragraph" style:parent-style-name="Standard">
      <style:text-properties officeooo:rsid="012b599f" officeooo:paragraph-rsid="01341791"/>
    </style:style>
    <style:style style:name="P179" style:family="paragraph" style:parent-style-name="Standard">
      <style:text-properties officeooo:paragraph-rsid="012b599f"/>
    </style:style>
    <style:style style:name="P180" style:family="paragraph" style:parent-style-name="Standard">
      <style:text-properties officeooo:rsid="0099822a" officeooo:paragraph-rsid="012ea247"/>
    </style:style>
    <style:style style:name="P181" style:family="paragraph" style:parent-style-name="Standard">
      <style:text-properties officeooo:paragraph-rsid="01333895"/>
    </style:style>
    <style:style style:name="P182" style:family="paragraph" style:parent-style-name="Standard">
      <style:text-properties officeooo:paragraph-rsid="01341791"/>
    </style:style>
    <style:style style:name="P183" style:family="paragraph" style:parent-style-name="Standard">
      <style:text-properties officeooo:paragraph-rsid="008529a5"/>
    </style:style>
    <style:style style:name="P184" style:family="paragraph" style:parent-style-name="Standard">
      <style:text-properties officeooo:paragraph-rsid="01351853"/>
    </style:style>
    <style:style style:name="P185" style:family="paragraph" style:parent-style-name="Standard">
      <style:text-properties officeooo:paragraph-rsid="013d97ed"/>
    </style:style>
    <style:style style:name="P186" style:family="paragraph" style:parent-style-name="Standard">
      <style:text-properties officeooo:rsid="0081dd8a" officeooo:paragraph-rsid="008529a5"/>
    </style:style>
    <style:style style:name="P187" style:family="paragraph" style:parent-style-name="Standard">
      <style:text-properties officeooo:paragraph-rsid="014d3f04"/>
    </style:style>
    <style:style style:name="P188" style:family="paragraph" style:parent-style-name="Standard">
      <style:text-properties officeooo:paragraph-rsid="014f3e79"/>
    </style:style>
    <style:style style:name="P189"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90"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91" style:family="paragraph" style:parent-style-name="Standard">
      <style:text-properties officeooo:paragraph-rsid="014f68c5"/>
    </style:style>
    <style:style style:name="P192" style:family="paragraph" style:parent-style-name="Standard">
      <style:text-properties officeooo:rsid="008e0009" officeooo:paragraph-rsid="01500f68"/>
    </style:style>
    <style:style style:name="P193" style:family="paragraph" style:parent-style-name="Standard">
      <style:text-properties officeooo:paragraph-rsid="0154fe41"/>
    </style:style>
    <style:style style:name="P194" style:family="paragraph" style:parent-style-name="Standard">
      <style:text-properties officeooo:paragraph-rsid="0157f41c"/>
    </style:style>
    <style:style style:name="P195"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6" style:family="paragraph" style:parent-style-name="Standard">
      <style:text-properties officeooo:rsid="00e2d1dd" officeooo:paragraph-rsid="0123ebd4"/>
    </style:style>
    <style:style style:name="P197" style:family="paragraph" style:parent-style-name="Standard">
      <style:text-properties officeooo:paragraph-rsid="0162518c"/>
    </style:style>
    <style:style style:name="P198" style:family="paragraph" style:parent-style-name="Standard">
      <style:text-properties officeooo:rsid="00f28955" officeooo:paragraph-rsid="0166baa6"/>
    </style:style>
    <style:style style:name="P199" style:family="paragraph" style:parent-style-name="Standard">
      <style:text-properties officeooo:rsid="00f28955" officeooo:paragraph-rsid="003265e9"/>
    </style:style>
    <style:style style:name="P200" style:family="paragraph" style:parent-style-name="Standard">
      <style:text-properties officeooo:paragraph-rsid="016460a2"/>
    </style:style>
    <style:style style:name="P201" style:family="paragraph" style:parent-style-name="Standard">
      <style:text-properties officeooo:paragraph-rsid="0165e6cc"/>
    </style:style>
    <style:style style:name="P202" style:family="paragraph" style:parent-style-name="Standard">
      <style:text-properties officeooo:rsid="01700a9b" officeooo:paragraph-rsid="01700a9b"/>
    </style:style>
    <style:style style:name="P203" style:family="paragraph" style:parent-style-name="Standard">
      <style:text-properties officeooo:paragraph-rsid="0174310f"/>
    </style:style>
    <style:style style:name="P204"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5"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206" style:family="paragraph" style:parent-style-name="Standard">
      <style:text-properties officeooo:paragraph-rsid="0176f92a"/>
    </style:style>
    <style:style style:name="P207" style:family="paragraph" style:parent-style-name="Standard">
      <style:text-properties officeooo:rsid="00770c25" officeooo:paragraph-rsid="0172a876"/>
    </style:style>
    <style:style style:name="P208" style:family="paragraph" style:parent-style-name="Standard">
      <style:text-properties officeooo:rsid="00770c25" officeooo:paragraph-rsid="01809a1b"/>
    </style:style>
    <style:style style:name="P209" style:family="paragraph" style:parent-style-name="Standard">
      <style:text-properties officeooo:rsid="004e6c9a" officeooo:paragraph-rsid="009762b4"/>
    </style:style>
    <style:style style:name="P210" style:family="paragraph" style:parent-style-name="Standard">
      <style:text-properties officeooo:rsid="004e6c9a" officeooo:paragraph-rsid="0183499a"/>
    </style:style>
    <style:style style:name="P211" style:family="paragraph" style:parent-style-name="Standard">
      <style:text-properties officeooo:paragraph-rsid="01871bce"/>
    </style:style>
    <style:style style:name="P212" style:family="paragraph" style:parent-style-name="Standard">
      <style:text-properties officeooo:paragraph-rsid="018a4d28"/>
    </style:style>
    <style:style style:name="P213" style:family="paragraph" style:parent-style-name="Standard">
      <style:text-properties officeooo:paragraph-rsid="0166baa6"/>
    </style:style>
    <style:style style:name="P214" style:family="paragraph" style:parent-style-name="Standard">
      <style:text-properties officeooo:paragraph-rsid="0190374f"/>
    </style:style>
    <style:style style:name="P215" style:family="paragraph" style:parent-style-name="Standard">
      <style:text-properties officeooo:paragraph-rsid="0194885c"/>
    </style:style>
    <style:style style:name="P216" style:family="paragraph" style:parent-style-name="Standard">
      <style:text-properties officeooo:paragraph-rsid="01955843"/>
    </style:style>
    <style:style style:name="P217" style:family="paragraph" style:parent-style-name="Standard">
      <style:text-properties officeooo:rsid="00a2e3e4" officeooo:paragraph-rsid="01a5af8c"/>
    </style:style>
    <style:style style:name="P218" style:family="paragraph" style:parent-style-name="Standard">
      <style:text-properties officeooo:paragraph-rsid="0198434a"/>
    </style:style>
    <style:style style:name="P219" style:family="paragraph" style:parent-style-name="Standard">
      <style:text-properties officeooo:paragraph-rsid="019cee9e"/>
    </style:style>
    <style:style style:name="P220" style:family="paragraph" style:parent-style-name="Standard">
      <style:text-properties officeooo:paragraph-rsid="01543527"/>
    </style:style>
    <style:style style:name="P221" style:family="paragraph" style:parent-style-name="Footnote">
      <style:text-properties officeooo:rsid="001d6ecb" officeooo:paragraph-rsid="001d6ecb"/>
    </style:style>
    <style:style style:name="P222" style:family="paragraph" style:parent-style-name="Footnote">
      <style:text-properties officeooo:rsid="00207808" officeooo:paragraph-rsid="00207808"/>
    </style:style>
    <style:style style:name="P223" style:family="paragraph" style:parent-style-name="Footnote">
      <style:text-properties officeooo:rsid="002b80c0" officeooo:paragraph-rsid="002b80c0"/>
    </style:style>
    <style:style style:name="P224" style:family="paragraph" style:parent-style-name="Footnote">
      <style:text-properties officeooo:rsid="002c64ae" officeooo:paragraph-rsid="002c64ae"/>
    </style:style>
    <style:style style:name="P225" style:family="paragraph" style:parent-style-name="Footnote">
      <style:text-properties officeooo:rsid="003b87da" officeooo:paragraph-rsid="003b87da"/>
    </style:style>
    <style:style style:name="P226" style:family="paragraph" style:parent-style-name="Footnote">
      <style:text-properties officeooo:rsid="003b87da" officeooo:paragraph-rsid="00a00217"/>
    </style:style>
    <style:style style:name="P227" style:family="paragraph" style:parent-style-name="Footnote">
      <style:text-properties officeooo:rsid="003f1b08" officeooo:paragraph-rsid="003f1b08"/>
    </style:style>
    <style:style style:name="P228" style:family="paragraph" style:parent-style-name="Footnote">
      <style:text-properties officeooo:rsid="00491c3d" officeooo:paragraph-rsid="00491c3d"/>
    </style:style>
    <style:style style:name="P229" style:family="paragraph" style:parent-style-name="Footnote">
      <style:text-properties style:font-name="Times New Roman" fo:font-size="10pt" style:font-size-asian="10pt" style:font-size-complex="10pt"/>
    </style:style>
    <style:style style:name="P230" style:family="paragraph" style:parent-style-name="Footnote">
      <style:text-properties style:font-name="Times New Roman" fo:font-size="10pt" officeooo:paragraph-rsid="00efbafc" style:font-size-asian="10pt" style:font-size-complex="10pt"/>
    </style:style>
    <style:style style:name="P231" style:family="paragraph" style:parent-style-name="Footnote">
      <style:text-properties style:font-name="Times New Roman" fo:font-size="10pt" officeooo:paragraph-rsid="017cca8b" style:font-size-asian="10pt" style:font-size-complex="10pt"/>
    </style:style>
    <style:style style:name="P232" style:family="paragraph" style:parent-style-name="Footnote">
      <style:text-properties officeooo:rsid="00557a89" officeooo:paragraph-rsid="00557a89"/>
    </style:style>
    <style:style style:name="P233" style:family="paragraph" style:parent-style-name="Footnote">
      <style:text-properties officeooo:rsid="005ec3e5" officeooo:paragraph-rsid="005ec3e5"/>
    </style:style>
    <style:style style:name="P234" style:family="paragraph" style:parent-style-name="Footnote">
      <style:text-properties officeooo:rsid="006504b2" officeooo:paragraph-rsid="006504b2"/>
    </style:style>
    <style:style style:name="P235" style:family="paragraph" style:parent-style-name="Footnote">
      <style:text-properties officeooo:rsid="0067901c" officeooo:paragraph-rsid="0067901c"/>
    </style:style>
    <style:style style:name="P236" style:family="paragraph" style:parent-style-name="Footnote">
      <style:text-properties officeooo:rsid="0040f5e4" officeooo:paragraph-rsid="0040f5e4"/>
    </style:style>
    <style:style style:name="P237" style:family="paragraph" style:parent-style-name="Footnote">
      <style:text-properties officeooo:rsid="0082e8e3" officeooo:paragraph-rsid="0082e8e3"/>
    </style:style>
    <style:style style:name="P238" style:family="paragraph" style:parent-style-name="Footnote">
      <style:text-properties officeooo:rsid="008462f8" officeooo:paragraph-rsid="008462f8"/>
    </style:style>
    <style:style style:name="P239" style:family="paragraph" style:parent-style-name="Footnote">
      <style:text-properties officeooo:rsid="008529a5" officeooo:paragraph-rsid="008529a5"/>
    </style:style>
    <style:style style:name="P240" style:family="paragraph" style:parent-style-name="Footnote">
      <style:text-properties officeooo:rsid="008529a5" officeooo:paragraph-rsid="0086a66e"/>
    </style:style>
    <style:style style:name="P241" style:family="paragraph" style:parent-style-name="Footnote">
      <style:text-properties officeooo:rsid="008f2c17" officeooo:paragraph-rsid="008f2c17"/>
    </style:style>
    <style:style style:name="P242" style:family="paragraph" style:parent-style-name="Footnote">
      <style:text-properties officeooo:paragraph-rsid="008fcb6f"/>
    </style:style>
    <style:style style:name="P243" style:family="paragraph" style:parent-style-name="Footnote">
      <style:text-properties officeooo:rsid="0096af60" officeooo:paragraph-rsid="0096af60"/>
    </style:style>
    <style:style style:name="P244" style:family="paragraph" style:parent-style-name="Footnote">
      <style:text-properties officeooo:rsid="0096af60" officeooo:paragraph-rsid="009c4bc5"/>
    </style:style>
    <style:style style:name="P245" style:family="paragraph" style:parent-style-name="Footnote">
      <style:text-properties officeooo:rsid="00970265" officeooo:paragraph-rsid="00970265"/>
    </style:style>
    <style:style style:name="P246" style:family="paragraph" style:parent-style-name="Footnote">
      <style:text-properties officeooo:rsid="00970265" officeooo:paragraph-rsid="00fa5936"/>
    </style:style>
    <style:style style:name="P247" style:family="paragraph" style:parent-style-name="Footnote">
      <style:text-properties officeooo:rsid="004e6c9a" officeooo:paragraph-rsid="004e6c9a"/>
    </style:style>
    <style:style style:name="P248" style:family="paragraph" style:parent-style-name="Footnote">
      <style:text-properties officeooo:rsid="0099822a" officeooo:paragraph-rsid="0099822a"/>
    </style:style>
    <style:style style:name="P249" style:family="paragraph" style:parent-style-name="Footnote">
      <style:text-properties officeooo:rsid="009a6e7e" officeooo:paragraph-rsid="009a6e7e"/>
    </style:style>
    <style:style style:name="P250" style:family="paragraph" style:parent-style-name="Footnote">
      <style:text-properties officeooo:rsid="009cb7fa" officeooo:paragraph-rsid="009cb7fa"/>
    </style:style>
    <style:style style:name="P251" style:family="paragraph" style:parent-style-name="Footnote">
      <style:text-properties officeooo:rsid="00a4e1b1" officeooo:paragraph-rsid="00a4e1b1"/>
    </style:style>
    <style:style style:name="P252" style:family="paragraph" style:parent-style-name="Footnote">
      <style:text-properties officeooo:rsid="00be0d20" officeooo:paragraph-rsid="00be0d20"/>
    </style:style>
    <style:style style:name="P253" style:family="paragraph" style:parent-style-name="Footnote">
      <style:text-properties officeooo:rsid="00be0d20" officeooo:paragraph-rsid="00d76d1f"/>
    </style:style>
    <style:style style:name="P254" style:family="paragraph" style:parent-style-name="Footnote">
      <style:text-properties officeooo:rsid="00c07234" officeooo:paragraph-rsid="00c07234"/>
    </style:style>
    <style:style style:name="P255" style:family="paragraph" style:parent-style-name="Footnote">
      <style:text-properties officeooo:rsid="00c3aaab" officeooo:paragraph-rsid="00c3aaab"/>
    </style:style>
    <style:style style:name="P256" style:family="paragraph" style:parent-style-name="Footnote">
      <style:text-properties officeooo:rsid="00cd23df" officeooo:paragraph-rsid="00cd23df"/>
    </style:style>
    <style:style style:name="P257" style:family="paragraph" style:parent-style-name="Footnote">
      <style:text-properties officeooo:rsid="00ceed35" officeooo:paragraph-rsid="00ceed35"/>
    </style:style>
    <style:style style:name="P258" style:family="paragraph" style:parent-style-name="Footnote">
      <style:text-properties officeooo:rsid="00ceed35" officeooo:paragraph-rsid="00d248bb"/>
    </style:style>
    <style:style style:name="P259" style:family="paragraph" style:parent-style-name="Footnote">
      <style:text-properties officeooo:paragraph-rsid="00cf7d83"/>
    </style:style>
    <style:style style:name="P260" style:family="paragraph" style:parent-style-name="Footnote">
      <style:text-properties officeooo:rsid="00d56d45" officeooo:paragraph-rsid="00d56d45"/>
    </style:style>
    <style:style style:name="P261" style:family="paragraph" style:parent-style-name="Footnote">
      <style:text-properties officeooo:rsid="00d56d45" officeooo:paragraph-rsid="00d78787"/>
    </style:style>
    <style:style style:name="P262" style:family="paragraph" style:parent-style-name="Footnote">
      <style:text-properties officeooo:rsid="00d56d45" officeooo:paragraph-rsid="00e539df"/>
    </style:style>
    <style:style style:name="P263" style:family="paragraph" style:parent-style-name="Footnote">
      <style:text-properties officeooo:rsid="00d6bba4" officeooo:paragraph-rsid="00d6bba4"/>
    </style:style>
    <style:style style:name="P264" style:family="paragraph" style:parent-style-name="Footnote">
      <style:text-properties officeooo:rsid="00d76d1f" officeooo:paragraph-rsid="00d76d1f"/>
    </style:style>
    <style:style style:name="P265" style:family="paragraph" style:parent-style-name="Footnote">
      <style:text-properties officeooo:rsid="007cb799" officeooo:paragraph-rsid="007cb799"/>
    </style:style>
    <style:style style:name="P266" style:family="paragraph" style:parent-style-name="Footnote">
      <style:text-properties officeooo:rsid="00d9b57b" officeooo:paragraph-rsid="00d9b57b"/>
    </style:style>
    <style:style style:name="P267" style:family="paragraph" style:parent-style-name="Footnote">
      <style:text-properties officeooo:rsid="00818aa2" officeooo:paragraph-rsid="00818aa2"/>
    </style:style>
    <style:style style:name="P268" style:family="paragraph" style:parent-style-name="Footnote">
      <style:text-properties officeooo:rsid="007e24cc" officeooo:paragraph-rsid="007e24cc"/>
    </style:style>
    <style:style style:name="P269" style:family="paragraph" style:parent-style-name="Footnote">
      <style:text-properties officeooo:rsid="004923e6" officeooo:paragraph-rsid="004923e6"/>
    </style:style>
    <style:style style:name="P270" style:family="paragraph" style:parent-style-name="Footnote">
      <style:text-properties officeooo:rsid="0034a345" officeooo:paragraph-rsid="0034a345"/>
    </style:style>
    <style:style style:name="P271" style:family="paragraph" style:parent-style-name="Footnote">
      <style:text-properties officeooo:rsid="0081dd8a" officeooo:paragraph-rsid="0081dd8a"/>
    </style:style>
    <style:style style:name="P272" style:family="paragraph" style:parent-style-name="Footnote">
      <style:text-properties officeooo:rsid="00ee04bf" officeooo:paragraph-rsid="00ee04bf"/>
    </style:style>
    <style:style style:name="P273" style:family="paragraph" style:parent-style-name="Footnote">
      <style:text-properties officeooo:rsid="00efd19e" officeooo:paragraph-rsid="00efd19e"/>
    </style:style>
    <style:style style:name="P274" style:family="paragraph" style:parent-style-name="Footnote">
      <style:text-properties officeooo:paragraph-rsid="00f69db3"/>
    </style:style>
    <style:style style:name="P275" style:family="paragraph" style:parent-style-name="Footnote">
      <style:text-properties officeooo:rsid="01024799" officeooo:paragraph-rsid="01024799"/>
    </style:style>
    <style:style style:name="P276" style:family="paragraph" style:parent-style-name="Footnote">
      <style:text-properties officeooo:rsid="01035c05" officeooo:paragraph-rsid="01035c05"/>
    </style:style>
    <style:style style:name="P277" style:family="paragraph" style:parent-style-name="Footnote">
      <style:text-properties officeooo:rsid="00442060" officeooo:paragraph-rsid="00442060"/>
    </style:style>
    <style:style style:name="P278" style:family="paragraph" style:parent-style-name="Footnote">
      <style:text-properties officeooo:rsid="01158d33" officeooo:paragraph-rsid="01158d33"/>
    </style:style>
    <style:style style:name="P279" style:family="paragraph" style:parent-style-name="Footnote">
      <style:text-properties officeooo:rsid="011706ea" officeooo:paragraph-rsid="011706ea"/>
    </style:style>
    <style:style style:name="P280" style:family="paragraph" style:parent-style-name="Footnote">
      <style:text-properties officeooo:rsid="01176d37" officeooo:paragraph-rsid="01176d37"/>
    </style:style>
    <style:style style:name="P281" style:family="paragraph" style:parent-style-name="Footnote">
      <style:text-properties officeooo:paragraph-rsid="01194e9c"/>
    </style:style>
    <style:style style:name="P282" style:family="paragraph" style:parent-style-name="Footnote">
      <style:text-properties officeooo:rsid="011b446d" officeooo:paragraph-rsid="011b446d"/>
    </style:style>
    <style:style style:name="P283" style:family="paragraph" style:parent-style-name="Footnote">
      <style:text-properties fo:font-style="italic" officeooo:rsid="011b446d" officeooo:paragraph-rsid="011b446d" style:font-style-asian="italic" style:font-style-complex="italic"/>
    </style:style>
    <style:style style:name="P284" style:family="paragraph" style:parent-style-name="Footnote">
      <style:text-properties officeooo:rsid="0127d024" officeooo:paragraph-rsid="0127d024"/>
    </style:style>
    <style:style style:name="P285" style:family="paragraph" style:parent-style-name="Footnote">
      <style:text-properties officeooo:rsid="0131763e" officeooo:paragraph-rsid="0131763e"/>
    </style:style>
    <style:style style:name="P286" style:family="paragraph" style:parent-style-name="Footnote">
      <style:text-properties officeooo:rsid="00b700cf" officeooo:paragraph-rsid="00b700cf"/>
    </style:style>
    <style:style style:name="P287" style:family="paragraph" style:parent-style-name="Footnote">
      <style:text-properties officeooo:rsid="00770c25" officeooo:paragraph-rsid="00770c25"/>
    </style:style>
    <style:style style:name="P288" style:family="paragraph" style:parent-style-name="Footnote">
      <style:text-properties officeooo:rsid="01453033" officeooo:paragraph-rsid="01453033"/>
    </style:style>
    <style:style style:name="P289" style:family="paragraph" style:parent-style-name="Footnote">
      <style:text-properties officeooo:rsid="01453033" officeooo:paragraph-rsid="014873c5"/>
    </style:style>
    <style:style style:name="P290" style:family="paragraph" style:parent-style-name="Footnote">
      <style:text-properties officeooo:rsid="007ac31b" officeooo:paragraph-rsid="007ac31b"/>
    </style:style>
    <style:style style:name="P291" style:family="paragraph" style:parent-style-name="Footnote">
      <style:text-properties officeooo:paragraph-rsid="009a6e7e"/>
    </style:style>
    <style:style style:name="P292" style:family="paragraph" style:parent-style-name="Footnote">
      <style:text-properties officeooo:rsid="0079bc00" officeooo:paragraph-rsid="0079bc00"/>
    </style:style>
    <style:style style:name="P293" style:family="paragraph" style:parent-style-name="Footnote">
      <style:text-properties officeooo:rsid="014f363f" officeooo:paragraph-rsid="014f363f"/>
    </style:style>
    <style:style style:name="P294" style:family="paragraph" style:parent-style-name="Footnote">
      <style:text-properties officeooo:rsid="0043ed87" officeooo:paragraph-rsid="0043ed87"/>
    </style:style>
    <style:style style:name="P295" style:family="paragraph" style:parent-style-name="Footnote">
      <style:text-properties officeooo:rsid="0157f41c" officeooo:paragraph-rsid="0157f41c"/>
    </style:style>
    <style:style style:name="P296" style:family="paragraph" style:parent-style-name="Footnote">
      <style:text-properties officeooo:rsid="00151371" officeooo:paragraph-rsid="015a9121"/>
    </style:style>
    <style:style style:name="P297" style:family="paragraph" style:parent-style-name="Footnote">
      <style:text-properties officeooo:rsid="0165e6cc" officeooo:paragraph-rsid="0165e6cc"/>
    </style:style>
    <style:style style:name="P298" style:family="paragraph" style:parent-style-name="Footnote">
      <style:text-properties officeooo:rsid="00f28955" officeooo:paragraph-rsid="00f28955"/>
    </style:style>
    <style:style style:name="P299" style:family="paragraph" style:parent-style-name="Footnote">
      <style:text-properties officeooo:rsid="0172a876" officeooo:paragraph-rsid="0172a876"/>
    </style:style>
    <style:style style:name="P300" style:family="paragraph" style:parent-style-name="Footnote">
      <style:text-properties officeooo:rsid="017e82a2" officeooo:paragraph-rsid="017e82a2"/>
    </style:style>
    <style:style style:name="P301" style:family="paragraph" style:parent-style-name="Footnote">
      <style:text-properties officeooo:rsid="01809a1b" officeooo:paragraph-rsid="01809a1b"/>
    </style:style>
    <style:style style:name="P302" style:family="paragraph" style:parent-style-name="Footnote">
      <style:text-properties officeooo:rsid="01809a1b" officeooo:paragraph-rsid="01821db6"/>
    </style:style>
    <style:style style:name="P303" style:family="paragraph" style:parent-style-name="Footnote">
      <style:text-properties officeooo:rsid="01821db6" officeooo:paragraph-rsid="01821db6"/>
    </style:style>
    <style:style style:name="P304" style:family="paragraph" style:parent-style-name="Footnote">
      <style:text-properties officeooo:rsid="01871bce" officeooo:paragraph-rsid="01871bce"/>
    </style:style>
    <style:style style:name="P305" style:family="paragraph" style:parent-style-name="Footnote">
      <style:text-properties officeooo:rsid="018c2a41" officeooo:paragraph-rsid="018c2a41"/>
    </style:style>
    <style:style style:name="P306" style:family="paragraph" style:parent-style-name="Footnote">
      <style:text-properties officeooo:paragraph-rsid="018d7f37"/>
    </style:style>
    <style:style style:name="P307" style:family="paragraph" style:parent-style-name="Footnote">
      <style:text-properties officeooo:rsid="018f02ac" officeooo:paragraph-rsid="018f02ac"/>
    </style:style>
    <style:style style:name="P308" style:family="paragraph" style:parent-style-name="Footnote">
      <style:text-properties officeooo:rsid="0190374f" officeooo:paragraph-rsid="0190374f"/>
    </style:style>
    <style:style style:name="P309" style:family="paragraph" style:parent-style-name="Footnote">
      <style:text-properties officeooo:rsid="006d3e4a" officeooo:paragraph-rsid="006d3e4a"/>
    </style:style>
    <style:style style:name="P310" style:family="paragraph" style:parent-style-name="Footnote">
      <style:text-properties officeooo:rsid="0194bd2e" officeooo:paragraph-rsid="0194bd2e"/>
    </style:style>
    <style:style style:name="P311" style:family="paragraph" style:parent-style-name="Footnote">
      <style:text-properties officeooo:rsid="01955843" officeooo:paragraph-rsid="01955843"/>
    </style:style>
    <style:style style:name="P312" style:family="paragraph" style:parent-style-name="Footnote">
      <style:text-properties officeooo:rsid="00e2d1dd" officeooo:paragraph-rsid="00e2d1dd"/>
    </style:style>
    <style:style style:name="P313" style:family="paragraph" style:parent-style-name="Footnote">
      <style:text-properties officeooo:paragraph-rsid="00d248bb"/>
    </style:style>
    <style:style style:name="P314" style:family="paragraph" style:parent-style-name="Footnote">
      <style:text-properties officeooo:rsid="01adb1d4" officeooo:paragraph-rsid="01adb1d4"/>
    </style:style>
    <style:style style:name="P315"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316"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317"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318"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319" style:family="paragraph" style:parent-style-name="Table_20_Contents">
      <style:text-properties fo:font-size="10pt" style:font-size-asian="10pt" style:font-size-complex="10pt"/>
    </style:style>
    <style:style style:name="P320" style:family="paragraph" style:parent-style-name="Table_20_Contents">
      <style:text-properties fo:font-size="10pt" officeooo:rsid="004012e5" officeooo:paragraph-rsid="004012e5" style:font-size-asian="10pt" style:font-size-complex="10pt"/>
    </style:style>
    <style:style style:name="P321" style:family="paragraph" style:parent-style-name="Table_20_Contents">
      <style:text-properties fo:font-size="10pt" officeooo:rsid="002230e3" officeooo:paragraph-rsid="002230e3" style:font-size-asian="10pt" style:font-size-complex="10pt"/>
    </style:style>
    <style:style style:name="P322" style:family="paragraph" style:parent-style-name="Table_20_Contents">
      <style:text-properties fo:font-size="10pt" officeooo:rsid="002230e3" officeooo:paragraph-rsid="002c8048" style:font-size-asian="10pt" style:font-size-complex="10pt"/>
    </style:style>
    <style:style style:name="P323" style:family="paragraph" style:parent-style-name="Table_20_Contents">
      <style:text-properties fo:font-size="10pt" officeooo:rsid="002230e3" officeooo:paragraph-rsid="00284e21" style:font-size-asian="10pt" style:font-size-complex="10pt"/>
    </style:style>
    <style:style style:name="P324" style:family="paragraph" style:parent-style-name="Table_20_Contents">
      <style:text-properties fo:font-size="10pt" officeooo:rsid="00226632" officeooo:paragraph-rsid="00226632" style:font-size-asian="10pt" style:font-size-complex="10pt"/>
    </style:style>
    <style:style style:name="P325" style:family="paragraph" style:parent-style-name="Table_20_Contents">
      <style:text-properties fo:font-size="10pt" officeooo:rsid="00235a95" officeooo:paragraph-rsid="00235a95" style:font-size-asian="10pt" style:font-size-complex="10pt"/>
    </style:style>
    <style:style style:name="P326" style:family="paragraph" style:parent-style-name="Table_20_Contents">
      <style:text-properties fo:font-size="10pt" officeooo:rsid="0024ba00" officeooo:paragraph-rsid="0024ba00" style:font-size-asian="10pt" style:font-size-complex="10pt"/>
    </style:style>
    <style:style style:name="P327" style:family="paragraph" style:parent-style-name="Table_20_Contents">
      <style:text-properties fo:font-size="10pt" officeooo:rsid="013717a7" officeooo:paragraph-rsid="013717a7" style:font-size-asian="10pt" style:font-size-complex="10pt"/>
    </style:style>
    <style:style style:name="P328" style:family="paragraph" style:parent-style-name="Table_20_Contents">
      <style:text-properties fo:font-size="10pt" officeooo:rsid="013717a7" officeooo:paragraph-rsid="00226632" style:font-size-asian="10pt" style:font-size-complex="10pt"/>
    </style:style>
    <style:style style:name="P329" style:family="paragraph" style:parent-style-name="Table_20_Contents">
      <style:text-properties fo:font-size="10pt" officeooo:rsid="013901ff" officeooo:paragraph-rsid="013901ff" style:font-size-asian="10pt" style:font-size-complex="10pt"/>
    </style:style>
    <style:style style:name="P330" style:family="paragraph" style:parent-style-name="Table_20_Contents">
      <style:text-properties fo:font-size="10pt" officeooo:rsid="013b0c9c" officeooo:paragraph-rsid="013b0c9c" style:font-size-asian="10pt" style:font-size-complex="10pt"/>
    </style:style>
    <style:style style:name="P331" style:family="paragraph" style:parent-style-name="Table_20_Contents">
      <style:text-properties fo:font-size="10pt" officeooo:rsid="013bda41" officeooo:paragraph-rsid="013bda41" style:font-size-asian="10pt" style:font-size-complex="10pt"/>
    </style:style>
    <style:style style:name="P332" style:family="paragraph" style:parent-style-name="Table_20_Contents">
      <style:text-properties fo:font-size="10pt" officeooo:rsid="0141c42a" officeooo:paragraph-rsid="0141c42a" style:font-size-asian="10pt" style:font-size-complex="10pt"/>
    </style:style>
    <style:style style:name="P333" style:family="paragraph" style:parent-style-name="Table_20_Contents">
      <style:text-properties fo:font-size="10pt" officeooo:rsid="015cecf7" officeooo:paragraph-rsid="015cecf7" style:font-size-asian="10pt" style:font-size-complex="10pt"/>
    </style:style>
    <style:style style:name="P334" style:family="paragraph" style:parent-style-name="Table_20_Contents">
      <style:text-properties fo:font-size="10pt" officeooo:rsid="015eee83" officeooo:paragraph-rsid="015eee83" style:font-size-asian="10pt" style:font-size-complex="10pt"/>
    </style:style>
    <style:style style:name="P335" style:family="paragraph" style:parent-style-name="Table_20_Contents">
      <style:text-properties fo:font-size="10pt" officeooo:rsid="015ca319" officeooo:paragraph-rsid="015ca319" style:font-size-asian="10pt" style:font-size-complex="10pt"/>
    </style:style>
    <style:style style:name="P336" style:family="paragraph" style:parent-style-name="Table_20_Contents">
      <style:text-properties fo:font-size="10pt" officeooo:rsid="015d09db" officeooo:paragraph-rsid="015d09db" style:font-size-asian="10pt" style:font-size-complex="10pt"/>
    </style:style>
    <style:style style:name="P337" style:family="paragraph" style:parent-style-name="Table_20_Contents">
      <style:text-properties fo:font-size="10pt" officeooo:rsid="015c0c73" officeooo:paragraph-rsid="015c0c73" style:font-size-asian="10pt" style:font-size-complex="10pt"/>
    </style:style>
    <style:style style:name="P338" style:family="paragraph" style:parent-style-name="Table_20_Contents">
      <style:text-properties fo:font-size="10pt" officeooo:rsid="016026be" officeooo:paragraph-rsid="016026be" style:font-size-asian="10pt" style:font-size-complex="10pt"/>
    </style:style>
    <style:style style:name="P339" style:family="paragraph" style:parent-style-name="Table_20_Contents">
      <style:text-properties fo:font-size="10pt" officeooo:rsid="0166b8c1" officeooo:paragraph-rsid="0166b8c1" style:font-size-asian="10pt" style:font-size-complex="10pt"/>
    </style:style>
    <style:style style:name="P340" style:family="paragraph" style:parent-style-name="Table_20_Contents">
      <style:text-properties fo:font-size="10pt" officeooo:rsid="017670f5" officeooo:paragraph-rsid="017670f5" style:font-size-asian="10pt" style:font-size-complex="10pt"/>
    </style:style>
    <style:style style:name="P341" style:family="paragraph" style:parent-style-name="Table_20_Contents">
      <style:text-properties fo:font-size="10pt" officeooo:rsid="01ae6304" officeooo:paragraph-rsid="002c8048" style:font-size-asian="10pt" style:font-size-complex="10pt"/>
    </style:style>
    <style:style style:name="P342"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43"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44" style:family="paragraph" style:parent-style-name="Footnote" style:master-page-name="Converted1">
      <style:paragraph-properties style:page-number="auto"/>
    </style:style>
    <style:style style:name="P345" style:family="paragraph" style:parent-style-name="Footnote" style:master-page-name="Converted4">
      <style:paragraph-properties style:page-number="auto"/>
    </style:style>
    <style:style style:name="P346" style:family="paragraph" style:parent-style-name="Footnote" style:master-page-name="Converted5">
      <style:paragraph-properties style:page-number="auto"/>
      <style:text-properties officeooo:paragraph-rsid="010392d6"/>
    </style:style>
    <style:style style:name="P347" style:family="paragraph" style:parent-style-name="Footnote" style:master-page-name="Converted6">
      <style:paragraph-properties style:page-number="auto"/>
      <style:text-properties officeooo:paragraph-rsid="0058f148"/>
    </style:style>
    <style:style style:name="P348" style:family="paragraph" style:parent-style-name="Footnote" style:master-page-name="Converted7">
      <style:paragraph-properties style:page-number="auto"/>
      <style:text-properties officeooo:paragraph-rsid="0058f148"/>
    </style:style>
    <style:style style:name="P349" style:family="paragraph" style:parent-style-name="Footnote" style:master-page-name="Converted10">
      <style:paragraph-properties style:page-number="auto"/>
    </style:style>
    <style:style style:name="P350" style:family="paragraph" style:parent-style-name="Footnote" style:master-page-name="Converted12">
      <style:paragraph-properties style:page-number="auto"/>
    </style:style>
    <style:style style:name="P351" style:family="paragraph" style:parent-style-name="Footnote" style:master-page-name="Converted12">
      <style:paragraph-properties style:page-number="auto"/>
      <style:text-properties officeooo:paragraph-rsid="017cca8b"/>
    </style:style>
    <style:style style:name="P352" style:family="paragraph" style:parent-style-name="Footnote" style:master-page-name="Converted12">
      <style:paragraph-properties style:page-number="auto"/>
      <style:text-properties officeooo:paragraph-rsid="012756e2"/>
    </style:style>
    <style:style style:name="P353" style:family="paragraph" style:parent-style-name="Footnote" style:master-page-name="Converted13">
      <style:paragraph-properties style:page-number="auto"/>
      <style:text-properties officeooo:rsid="001d0538" officeooo:paragraph-rsid="0094dc97"/>
    </style:style>
    <style:style style:name="P354" style:family="paragraph" style:parent-style-name="Footnote" style:master-page-name="Converted21">
      <style:paragraph-properties style:page-number="auto"/>
    </style:style>
    <style:style style:name="P355" style:family="paragraph" style:parent-style-name="Footnote" style:master-page-name="Converted22">
      <style:paragraph-properties style:page-number="auto"/>
      <style:text-properties fo:font-weight="normal" style:font-weight-asian="normal" style:font-weight-complex="normal"/>
    </style:style>
    <style:style style:name="P356" style:family="paragraph" style:parent-style-name="Footnote" style:master-page-name="Converted25">
      <style:paragraph-properties style:page-number="auto"/>
      <style:text-properties fo:font-weight="normal" style:font-weight-asian="normal" style:font-weight-complex="normal"/>
    </style:style>
    <style:style style:name="P357" style:family="paragraph" style:parent-style-name="Footnote" style:master-page-name="Converted26">
      <style:paragraph-properties style:page-number="auto"/>
    </style:style>
    <style:style style:name="P358" style:family="paragraph" style:parent-style-name="Footnote" style:master-page-name="Converted14">
      <style:paragraph-properties style:page-number="auto"/>
    </style:style>
    <style:style style:name="P359" style:family="paragraph" style:parent-style-name="Footnote" style:master-page-name="Converted15">
      <style:paragraph-properties style:page-number="auto"/>
    </style:style>
    <style:style style:name="P360" style:family="paragraph" style:parent-style-name="Footnote" style:master-page-name="Converted16">
      <style:paragraph-properties style:page-number="auto"/>
    </style:style>
    <style:style style:name="P361" style:family="paragraph" style:parent-style-name="Footnote" style:master-page-name="Converted18">
      <style:paragraph-properties style:page-number="auto"/>
    </style:style>
    <style:style style:name="P362" style:family="paragraph" style:parent-style-name="Footnote" style:master-page-name="Converted20">
      <style:paragraph-properties style:page-number="auto"/>
    </style:style>
    <style:style style:name="P363" style:family="paragraph" style:parent-style-name="Footnote" style:master-page-name="Converted27">
      <style:paragraph-properties style:page-number="auto"/>
      <style:text-properties fo:font-weight="normal" style:font-weight-asian="normal" style:font-weight-complex="normal"/>
    </style:style>
    <style:style style:name="P364" style:family="paragraph" style:parent-style-name="Footnote" style:master-page-name="Converted28">
      <style:paragraph-properties style:page-number="auto"/>
    </style:style>
    <style:style style:name="P365" style:family="paragraph" style:parent-style-name="Footnote" style:master-page-name="Converted31">
      <style:paragraph-properties style:page-number="auto"/>
      <style:text-properties fo:font-weight="normal" style:font-weight-asian="normal" style:font-weight-complex="normal"/>
    </style:style>
    <style:style style:name="P366" style:family="paragraph" style:parent-style-name="Footnote" style:master-page-name="Converted29">
      <style:paragraph-properties style:page-number="auto"/>
    </style:style>
    <style:style style:name="P367" style:family="paragraph" style:parent-style-name="Footnote" style:master-page-name="Converted46">
      <style:paragraph-properties style:page-number="auto"/>
    </style:style>
    <style:style style:name="P368" style:family="paragraph" style:parent-style-name="Footnote" style:master-page-name="Converted47">
      <style:paragraph-properties style:page-number="auto"/>
      <style:text-properties officeooo:rsid="00deeb96" officeooo:paragraph-rsid="00deeb96"/>
    </style:style>
    <style:style style:name="P369" style:family="paragraph" style:parent-style-name="Footnote" style:master-page-name="Converted47">
      <style:paragraph-properties style:page-number="auto"/>
      <style:text-properties officeooo:rsid="00deeb96" officeooo:paragraph-rsid="00dfc036"/>
    </style:style>
    <style:style style:name="P370" style:family="paragraph" style:parent-style-name="Footnote" style:master-page-name="Converted47">
      <style:paragraph-properties style:page-number="auto"/>
      <style:text-properties officeooo:rsid="00deeb96" officeooo:paragraph-rsid="00dfca91"/>
    </style:style>
    <style:style style:name="P371" style:family="paragraph" style:parent-style-name="Footnote" style:master-page-name="Converted43">
      <style:paragraph-properties style:page-number="auto"/>
    </style:style>
    <style:style style:name="P372" style:family="paragraph" style:parent-style-name="Footnote" style:master-page-name="Converted44">
      <style:paragraph-properties style:page-number="auto"/>
      <style:text-properties fo:font-weight="normal" style:font-weight-asian="normal" style:font-weight-complex="normal"/>
    </style:style>
    <style:style style:name="P373" style:family="paragraph" style:parent-style-name="Footnote" style:master-page-name="Converted52">
      <style:paragraph-properties style:page-number="auto"/>
    </style:style>
    <style:style style:name="P374" style:family="paragraph" style:parent-style-name="Footnote" style:master-page-name="Converted49">
      <style:paragraph-properties style:page-number="auto"/>
    </style:style>
    <style:style style:name="P375" style:family="paragraph" style:parent-style-name="Footnote" style:master-page-name="Converted59">
      <style:paragraph-properties style:page-number="auto"/>
    </style:style>
    <style:style style:name="P376" style:family="paragraph" style:parent-style-name="Footnote" style:master-page-name="Converted60">
      <style:paragraph-properties style:page-number="auto"/>
    </style:style>
    <style:style style:name="P377" style:family="paragraph" style:parent-style-name="Footnote" style:master-page-name="Converted78">
      <style:paragraph-properties style:page-number="auto"/>
    </style:style>
    <style:style style:name="P378" style:family="paragraph" style:parent-style-name="Footnote" style:master-page-name="Converted54">
      <style:paragraph-properties style:page-number="auto"/>
    </style:style>
    <style:style style:name="P379" style:family="paragraph" style:parent-style-name="Footnote" style:master-page-name="Converted56">
      <style:paragraph-properties style:page-number="auto"/>
      <style:text-properties fo:font-weight="normal" style:font-weight-asian="normal" style:font-weight-complex="normal"/>
    </style:style>
    <style:style style:name="P380" style:family="paragraph" style:parent-style-name="Footnote" style:master-page-name="Converted55">
      <style:paragraph-properties style:page-number="auto"/>
      <style:text-properties fo:font-weight="normal" style:font-weight-asian="normal" style:font-weight-complex="normal"/>
    </style:style>
    <style:style style:name="P381" style:family="paragraph" style:parent-style-name="Footnote" style:master-page-name="Converted64">
      <style:paragraph-properties style:page-number="auto"/>
      <style:text-properties officeooo:rsid="0065fac7" officeooo:paragraph-rsid="0065fac7"/>
    </style:style>
    <style:style style:name="P382" style:family="paragraph" style:parent-style-name="Footnote" style:master-page-name="Converted57">
      <style:paragraph-properties style:page-number="auto"/>
      <style:text-properties fo:font-weight="normal" style:font-weight-asian="normal" style:font-weight-complex="normal"/>
    </style:style>
    <style:style style:name="P383" style:family="paragraph" style:parent-style-name="Footnote" style:master-page-name="Converted58">
      <style:paragraph-properties style:page-number="auto"/>
      <style:text-properties fo:font-weight="normal" style:font-weight-asian="normal" style:font-weight-complex="normal"/>
    </style:style>
    <style:style style:name="P384" style:family="paragraph" style:parent-style-name="Footnote" style:master-page-name="Converted51">
      <style:paragraph-properties style:page-number="auto"/>
      <style:text-properties fo:font-weight="normal" style:font-weight-asian="normal" style:font-weight-complex="normal"/>
    </style:style>
    <style:style style:name="P385" style:family="paragraph" style:parent-style-name="Footnote" style:master-page-name="Converted90">
      <style:paragraph-properties style:page-number="auto"/>
      <style:text-properties fo:font-weight="normal" style:font-weight-asian="normal" style:font-weight-complex="normal"/>
    </style:style>
    <style:style style:name="P386" style:family="paragraph" style:parent-style-name="Footnote" style:master-page-name="Converted91">
      <style:paragraph-properties style:page-number="auto"/>
      <style:text-properties officeooo:rsid="00818aa2"/>
    </style:style>
    <style:style style:name="P387" style:family="paragraph" style:parent-style-name="Footnote" style:master-page-name="Converted92">
      <style:paragraph-properties style:page-number="auto"/>
      <style:text-properties officeooo:paragraph-rsid="01b77f71"/>
    </style:style>
    <style:style style:name="P388" style:family="paragraph" style:parent-style-name="Footnote" style:master-page-name="Converted93">
      <style:paragraph-properties style:page-number="auto"/>
    </style:style>
    <style:style style:name="P389" style:family="paragraph" style:parent-style-name="Footnote" style:master-page-name="Converted94">
      <style:paragraph-properties style:page-number="auto"/>
    </style:style>
    <style:style style:name="P390" style:family="paragraph" style:parent-style-name="Footnote" style:master-page-name="Converted68">
      <style:paragraph-properties style:page-number="auto"/>
    </style:style>
    <style:style style:name="P391" style:family="paragraph" style:parent-style-name="Footnote" style:master-page-name="Converted69">
      <style:paragraph-properties style:page-number="auto"/>
      <style:text-properties fo:font-weight="normal" style:font-weight-asian="normal" style:font-weight-complex="normal"/>
    </style:style>
    <style:style style:name="P392" style:family="paragraph" style:parent-style-name="Footnote" style:master-page-name="Converted70">
      <style:paragraph-properties style:page-number="auto"/>
      <style:text-properties fo:font-weight="normal" style:font-weight-asian="normal" style:font-weight-complex="normal"/>
    </style:style>
    <style:style style:name="P393" style:family="paragraph" style:parent-style-name="Footnote" style:master-page-name="Converted71">
      <style:paragraph-properties style:page-number="auto"/>
    </style:style>
    <style:style style:name="P394" style:family="paragraph" style:parent-style-name="Footnote" style:master-page-name="Converted72">
      <style:paragraph-properties style:page-number="auto"/>
      <style:text-properties fo:font-weight="normal" style:font-weight-asian="normal" style:font-weight-complex="normal"/>
    </style:style>
    <style:style style:name="P395" style:family="paragraph" style:parent-style-name="Footnote" style:master-page-name="Converted73">
      <style:paragraph-properties style:page-number="auto"/>
      <style:text-properties fo:font-weight="normal" style:font-weight-asian="normal" style:font-weight-complex="normal"/>
    </style:style>
    <style:style style:name="P396" style:family="paragraph" style:parent-style-name="Footnote" style:master-page-name="Converted75">
      <style:paragraph-properties style:page-number="auto"/>
      <style:text-properties fo:font-weight="normal" style:font-weight-asian="normal" style:font-weight-complex="normal"/>
    </style:style>
    <style:style style:name="P397" style:family="paragraph" style:parent-style-name="Footnote" style:master-page-name="Converted88">
      <style:paragraph-properties style:page-number="auto"/>
      <style:text-properties fo:font-weight="normal" style:font-weight-asian="normal" style:font-weight-complex="normal"/>
    </style:style>
    <style:style style:name="P398" style:family="paragraph" style:parent-style-name="Footnote" style:master-page-name="Converted79">
      <style:paragraph-properties style:page-number="auto"/>
    </style:style>
    <style:style style:name="P399"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0" style:family="paragraph" style:parent-style-name="Footnote" style:master-page-name="Converted66">
      <style:paragraph-properties style:page-number="auto"/>
      <style:text-properties fo:font-weight="normal" style:font-weight-asian="normal" style:font-weight-complex="normal"/>
    </style:style>
    <style:style style:name="P401" style:family="paragraph" style:parent-style-name="Footnote" style:master-page-name="Converted67">
      <style:paragraph-properties style:page-number="auto"/>
      <style:text-properties fo:font-weight="normal" style:font-weight-asian="normal" style:font-weight-complex="normal"/>
    </style:style>
    <style:style style:name="P402" style:family="paragraph" style:parent-style-name="Footnote" style:master-page-name="Converted32">
      <style:paragraph-properties style:page-number="auto"/>
    </style:style>
    <style:style style:name="P403" style:family="paragraph" style:parent-style-name="Footnote" style:master-page-name="Converted34">
      <style:paragraph-properties style:page-number="auto"/>
    </style:style>
    <style:style style:name="P404" style:family="paragraph" style:parent-style-name="Footnote" style:master-page-name="Converted95">
      <style:paragraph-properties style:page-number="auto"/>
    </style:style>
    <style:style style:name="P405" style:family="paragraph" style:parent-style-name="Footnote" style:master-page-name="Converted61">
      <style:paragraph-properties style:page-number="auto"/>
      <style:text-properties fo:font-weight="normal" style:font-weight-asian="normal" style:font-weight-complex="normal"/>
    </style:style>
    <style:style style:name="P406" style:family="paragraph" style:parent-style-name="Footnote" style:master-page-name="Converted62">
      <style:paragraph-properties style:page-number="auto"/>
      <style:text-properties fo:font-weight="normal" style:font-weight-asian="normal" style:font-weight-complex="normal"/>
    </style:style>
    <style:style style:name="P407" style:family="paragraph" style:parent-style-name="Footnote" style:master-page-name="Converted84">
      <style:paragraph-properties style:page-number="auto"/>
    </style:style>
    <style:style style:name="P408" style:family="paragraph" style:parent-style-name="Footnote" style:master-page-name="Converted81">
      <style:paragraph-properties style:page-number="auto"/>
    </style:style>
    <style:style style:name="P409" style:family="paragraph" style:parent-style-name="Footnote" style:master-page-name="Converted41">
      <style:paragraph-properties style:page-number="auto"/>
      <style:text-properties fo:font-weight="normal" style:font-weight-asian="normal" style:font-weight-complex="normal"/>
    </style:style>
    <style:style style:name="P410" style:family="paragraph" style:parent-style-name="Footnote" style:master-page-name="Converted42">
      <style:paragraph-properties style:page-number="auto"/>
    </style:style>
    <style:style style:name="P411" style:family="paragraph" style:parent-style-name="Footnote">
      <style:text-properties officeooo:rsid="01b944b6" officeooo:paragraph-rsid="01b944b6"/>
    </style:style>
    <style:style style:name="P412" style:family="paragraph" style:parent-style-name="Standard" style:master-page-name="Standard">
      <style:paragraph-properties style:page-number="auto"/>
      <style:text-properties fo:font-weight="bold" style:font-weight-asian="bold" style:font-weight-complex="bold"/>
    </style:style>
    <style:style style:name="P413"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4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weight="normal" officeooo:rsid="01ae9dce" style:font-weight-asian="normal" style:font-weight-complex="normal"/>
    </style:style>
    <style:style style:name="T243" style:family="text">
      <style:text-properties fo:font-weight="normal" officeooo:rsid="01b1fd6e" style:font-weight-asian="normal" style:font-weight-complex="normal"/>
    </style:style>
    <style:style style:name="T244" style:family="text">
      <style:text-properties fo:font-weight="normal" officeooo:rsid="01b2983f" style:font-weight-asian="normal" style:font-weight-complex="normal"/>
    </style:style>
    <style:style style:name="T245" style:family="text">
      <style:text-properties fo:font-weight="normal" officeooo:rsid="01b51cfb" style:font-weight-asian="normal" style:font-weight-complex="normal"/>
    </style:style>
    <style:style style:name="T246" style:family="text">
      <style:text-properties fo:font-weight="normal" officeooo:rsid="0127d9b9" style:font-weight-asian="normal" style:font-weight-complex="normal"/>
    </style:style>
    <style:style style:name="T247" style:family="text">
      <style:text-properties fo:font-weight="normal" officeooo:rsid="01283ce3" style:font-weight-asian="normal" style:font-weight-complex="normal"/>
    </style:style>
    <style:style style:name="T248" style:family="text">
      <style:text-properties fo:font-weight="normal" officeooo:rsid="01160102" style:font-weight-asian="normal" style:font-weight-complex="normal"/>
    </style:style>
    <style:style style:name="T249" style:family="text">
      <style:text-properties fo:font-weight="normal" officeooo:rsid="0116a262" style:font-weight-asian="normal" style:font-weight-complex="normal"/>
    </style:style>
    <style:style style:name="T250" style:family="text">
      <style:text-properties fo:font-weight="normal" officeooo:rsid="0121c360" style:font-weight-asian="normal" style:font-weight-complex="normal"/>
    </style:style>
    <style:style style:name="T251" style:family="text">
      <style:text-properties fo:font-weight="normal" officeooo:rsid="01255c4a" style:font-weight-asian="normal" style:font-weight-complex="normal"/>
    </style:style>
    <style:style style:name="T252" style:family="text">
      <style:text-properties fo:font-weight="normal" officeooo:rsid="012384a1" style:font-weight-asian="normal" style:font-weight-complex="normal"/>
    </style:style>
    <style:style style:name="T253" style:family="text">
      <style:text-properties fo:font-weight="normal" officeooo:rsid="0122c2d9" style:font-weight-asian="normal" style:font-weight-complex="normal"/>
    </style:style>
    <style:style style:name="T254" style:family="text">
      <style:text-properties fo:font-weight="normal" officeooo:rsid="012962e1" style:font-weight-asian="normal" style:font-weight-complex="normal"/>
    </style:style>
    <style:style style:name="T255" style:family="text">
      <style:text-properties fo:font-weight="normal" officeooo:rsid="01b77f71" style:font-weight-asian="normal" style:font-weight-complex="normal"/>
    </style:style>
    <style:style style:name="T256" style:family="text">
      <style:text-properties fo:font-style="italic" style:font-style-asian="italic" style:font-style-complex="italic"/>
    </style:style>
    <style:style style:name="T257" style:family="text">
      <style:text-properties fo:font-style="italic" officeooo:rsid="004c8b9b" style:font-style-asian="italic" style:font-style-complex="italic"/>
    </style:style>
    <style:style style:name="T258" style:family="text">
      <style:text-properties fo:font-style="italic" officeooo:rsid="0058f148" style:font-style-asian="italic" style:font-style-complex="italic"/>
    </style:style>
    <style:style style:name="T259" style:family="text">
      <style:text-properties fo:font-style="italic" officeooo:rsid="00596ef4" style:font-style-asian="italic" style:font-style-complex="italic"/>
    </style:style>
    <style:style style:name="T260" style:family="text">
      <style:text-properties fo:font-style="italic" officeooo:rsid="00dfca91" style:font-style-asian="italic" style:font-style-complex="italic"/>
    </style:style>
    <style:style style:name="T261" style:family="text">
      <style:text-properties fo:font-style="italic" fo:font-weight="normal" style:font-style-asian="italic" style:font-weight-asian="normal" style:font-style-complex="italic" style:font-weight-complex="normal"/>
    </style:style>
    <style:style style:name="T262" style:family="text">
      <style:text-properties fo:font-style="italic" fo:font-weight="normal" officeooo:rsid="00476c98" style:font-style-asian="italic" style:font-weight-asian="normal" style:font-style-complex="italic" style:font-weight-complex="normal"/>
    </style:style>
    <style:style style:name="T263" style:family="text">
      <style:text-properties fo:font-style="italic" fo:font-weight="normal" officeooo:rsid="00746e26" style:font-style-asian="italic" style:font-weight-asian="normal" style:font-style-complex="italic" style:font-weight-complex="normal"/>
    </style:style>
    <style:style style:name="T264" style:family="text">
      <style:text-properties fo:font-style="italic" fo:font-weight="normal" officeooo:rsid="011b446d" style:font-style-asian="italic" style:font-weight-asian="normal" style:font-style-complex="italic" style:font-weight-complex="normal"/>
    </style:style>
    <style:style style:name="T265" style:family="text">
      <style:text-properties fo:font-style="italic" fo:font-weight="normal" officeooo:rsid="01871bce" style:font-style-asian="italic" style:font-weight-asian="normal" style:font-style-complex="italic" style:font-weight-complex="normal"/>
    </style:style>
    <style:style style:name="T266" style:family="text">
      <style:text-properties fo:font-style="italic" fo:font-weight="normal" officeooo:rsid="01a8d06a" style:font-style-asian="italic" style:font-weight-asian="normal" style:font-style-complex="italic" style:font-weight-complex="normal"/>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normal" style:font-style-asian="normal" style:font-style-complex="normal"/>
    </style:style>
    <style:style style:name="T269" style:family="text">
      <style:text-properties fo:font-style="normal" officeooo:rsid="004c8b9b" style:font-style-asian="normal" style:font-style-complex="normal"/>
    </style:style>
    <style:style style:name="T270" style:family="text">
      <style:text-properties fo:font-style="normal" officeooo:rsid="0058f148" style:font-style-asian="normal" style:font-style-complex="normal"/>
    </style:style>
    <style:style style:name="T271" style:family="text">
      <style:text-properties fo:font-style="normal" officeooo:rsid="0083ab7c" style:font-style-asian="normal" style:font-style-complex="normal"/>
    </style:style>
    <style:style style:name="T272" style:family="text">
      <style:text-properties fo:font-style="normal" officeooo:rsid="017e82a2" style:font-style-asian="normal" style:font-style-complex="normal"/>
    </style:style>
    <style:style style:name="T273" style:family="text">
      <style:text-properties fo:font-style="normal" officeooo:rsid="018fed65" style:font-style-asian="normal" style:font-style-complex="normal"/>
    </style:style>
    <style:style style:name="T274" style:family="text">
      <style:text-properties fo:font-style="normal" officeooo:rsid="01b944b6" style:font-style-asian="normal" style:font-style-complex="normal"/>
    </style:style>
    <style:style style:name="T275" style:family="text">
      <style:text-properties fo:font-style="normal" fo:font-weight="normal" style:font-style-asian="normal" style:font-weight-asian="normal" style:font-style-complex="normal" style:font-weight-complex="normal"/>
    </style:style>
    <style:style style:name="T276" style:family="text">
      <style:text-properties fo:font-style="normal" fo:font-weight="normal" officeooo:rsid="00750746" style:font-style-asian="normal" style:font-weight-asian="normal" style:font-style-complex="normal" style:font-weight-complex="normal"/>
    </style:style>
    <style:style style:name="T277" style:family="text">
      <style:text-properties fo:font-style="normal" fo:font-weight="normal" officeooo:rsid="00a2e3e4" style:font-style-asian="normal" style:font-weight-asian="normal" style:font-style-complex="normal" style:font-weight-complex="normal"/>
    </style:style>
    <style:style style:name="T278" style:family="text">
      <style:text-properties fo:font-style="normal" fo:font-weight="normal" officeooo:rsid="00608aec" style:font-style-asian="normal" style:font-weight-asian="normal" style:font-style-complex="normal" style:font-weight-complex="normal"/>
    </style:style>
    <style:style style:name="T279" style:family="text">
      <style:text-properties fo:font-style="normal" fo:font-weight="normal" officeooo:rsid="005ddcb3" style:font-style-asian="normal" style:font-weight-asian="normal" style:font-style-complex="normal" style:font-weight-complex="normal"/>
    </style:style>
    <style:style style:name="T280" style:family="text">
      <style:text-properties fo:font-style="normal" fo:font-weight="normal" officeooo:rsid="00a3ec58" style:font-style-asian="normal" style:font-weight-asian="normal" style:font-style-complex="normal" style:font-weight-complex="normal"/>
    </style:style>
    <style:style style:name="T281" style:family="text">
      <style:text-properties fo:font-style="normal" fo:font-weight="normal" officeooo:rsid="00a69172" style:font-style-asian="normal" style:font-weight-asian="normal" style:font-style-complex="normal" style:font-weight-complex="normal"/>
    </style:style>
    <style:style style:name="T282" style:family="text">
      <style:text-properties fo:font-style="normal" fo:font-weight="normal" officeooo:rsid="00e96e7a" style:font-style-asian="normal" style:font-weight-asian="normal" style:font-style-complex="normal" style:font-weight-complex="normal"/>
    </style:style>
    <style:style style:name="T283" style:family="text">
      <style:text-properties fo:font-style="normal" fo:font-weight="normal" officeooo:rsid="011bc4c1" style:font-style-asian="normal" style:font-weight-asian="normal" style:font-style-complex="normal" style:font-weight-complex="normal"/>
    </style:style>
    <style:style style:name="T284" style:family="text">
      <style:text-properties fo:font-style="normal" fo:font-weight="normal" officeooo:rsid="011b446d" style:font-style-asian="normal" style:font-weight-asian="normal" style:font-style-complex="normal" style:font-weight-complex="normal"/>
    </style:style>
    <style:style style:name="T285" style:family="text">
      <style:text-properties fo:font-style="normal" fo:font-weight="normal" officeooo:rsid="01871bce" style:font-style-asian="normal" style:font-weight-asian="normal" style:font-style-complex="normal" style:font-weight-complex="normal"/>
    </style:style>
    <style:style style:name="T286" style:family="text">
      <style:text-properties fo:font-style="normal" fo:font-weight="normal" officeooo:rsid="018a4d28" style:font-style-asian="normal" style:font-weight-asian="normal" style:font-style-complex="normal" style:font-weight-complex="normal"/>
    </style:style>
    <style:style style:name="T287" style:family="text">
      <style:text-properties fo:font-style="normal" fo:font-weight="normal" officeooo:rsid="0194bd2e" style:font-style-asian="normal" style:font-weight-asian="normal" style:font-style-complex="normal" style:font-weight-complex="normal"/>
    </style:style>
    <style:style style:name="T288" style:family="text">
      <style:text-properties fo:font-style="normal" fo:font-weight="normal" officeooo:rsid="01a5af8c" style:font-style-asian="normal" style:font-weight-asian="normal" style:font-style-complex="normal" style:font-weight-complex="normal"/>
    </style:style>
    <style:style style:name="T289" style:family="text">
      <style:text-properties fo:font-style="normal" style:text-underline-style="none" fo:font-weight="normal" officeooo:rsid="012756e2" style:font-style-asian="normal" style:font-weight-asian="normal" style:font-style-complex="normal" style:font-weight-complex="normal"/>
    </style:style>
    <style:style style:name="T290" style:family="text">
      <style:text-properties fo:font-style="normal" style:text-underline-style="none" fo:font-weight="normal" officeooo:rsid="0127d024" style:font-style-asian="normal" style:font-weight-asian="normal" style:font-style-complex="normal" style:font-weight-complex="normal"/>
    </style:style>
    <style:style style:name="T291" style:family="text">
      <style:text-properties fo:font-style="normal" style:text-underline-style="none" fo:font-weight="normal" officeooo:rsid="0065fac7" style:font-style-asian="normal" style:font-weight-asian="normal" style:font-style-complex="normal" style:font-weight-complex="normal"/>
    </style:style>
    <style:style style:name="T292" style:family="text">
      <style:text-properties fo:font-style="normal" style:text-underline-style="none" fo:font-weight="normal" officeooo:rsid="00e141dc" style:font-style-asian="normal" style:font-weight-asian="normal" style:font-style-complex="normal" style:font-weight-complex="normal"/>
    </style:style>
    <style:style style:name="T293" style:family="text">
      <style:text-properties fo:font-style="normal" style:text-underline-style="none" fo:font-weight="normal" officeooo:rsid="00666a5a" style:font-style-asian="normal" style:font-weight-asian="normal" style:font-style-complex="normal" style:font-weight-complex="normal"/>
    </style:style>
    <style:style style:name="T294" style:family="text">
      <style:text-properties fo:font-style="normal" style:text-underline-style="none" fo:font-weight="normal" officeooo:rsid="0131763e" style:font-style-asian="normal" style:font-weight-asian="normal" style:font-style-complex="normal" style:font-weight-complex="normal"/>
    </style:style>
    <style:style style:name="T295" style:family="text">
      <style:text-properties fo:font-style="normal" style:text-underline-style="none" fo:font-weight="normal" officeooo:rsid="014f68c5" style:font-style-asian="normal" style:font-weight-asian="normal" style:font-style-complex="normal" style:font-weight-complex="normal"/>
    </style:style>
    <style:style style:name="T296" style:family="text">
      <style:text-properties fo:font-style="normal" style:text-underline-style="none" fo:font-weight="normal" officeooo:rsid="01a5af8c" style:font-style-asian="normal" style:font-weight-asian="normal" style:font-style-complex="normal" style:font-weight-complex="normal"/>
    </style:style>
    <style:style style:name="T297" style:family="text">
      <style:text-properties officeooo:rsid="0017299a"/>
    </style:style>
    <style:style style:name="T298" style:family="text">
      <style:text-properties officeooo:rsid="001d6ecb"/>
    </style:style>
    <style:style style:name="T299" style:family="text">
      <style:text-properties officeooo:rsid="002230e3"/>
    </style:style>
    <style:style style:name="T300" style:family="text">
      <style:text-properties officeooo:rsid="00226632"/>
    </style:style>
    <style:style style:name="T301" style:family="text">
      <style:text-properties officeooo:rsid="0024ba00"/>
    </style:style>
    <style:style style:name="T302" style:family="text">
      <style:text-properties officeooo:rsid="0026c165"/>
    </style:style>
    <style:style style:name="T303" style:family="text">
      <style:text-properties officeooo:rsid="00291519"/>
    </style:style>
    <style:style style:name="T304" style:family="text">
      <style:text-properties officeooo:rsid="002a6ea0"/>
    </style:style>
    <style:style style:name="T305" style:family="text">
      <style:text-properties officeooo:rsid="0035802a"/>
    </style:style>
    <style:style style:name="T306" style:family="text">
      <style:text-properties officeooo:rsid="003d61d6"/>
    </style:style>
    <style:style style:name="T307" style:family="text">
      <style:text-properties officeooo:rsid="003f1b08"/>
    </style:style>
    <style:style style:name="T308" style:family="text">
      <style:text-properties officeooo:rsid="004012e5"/>
    </style:style>
    <style:style style:name="T309" style:family="text">
      <style:text-properties officeooo:rsid="0040f5e4"/>
    </style:style>
    <style:style style:name="T310" style:family="text">
      <style:text-properties officeooo:rsid="00437d9b"/>
    </style:style>
    <style:style style:name="T311" style:family="text">
      <style:text-properties officeooo:rsid="00442060"/>
    </style:style>
    <style:style style:name="T312" style:family="text">
      <style:text-properties officeooo:rsid="0046598c"/>
    </style:style>
    <style:style style:name="T313" style:family="text">
      <style:text-properties officeooo:rsid="00467471"/>
    </style:style>
    <style:style style:name="T314" style:family="text">
      <style:text-properties officeooo:rsid="00476c98"/>
    </style:style>
    <style:style style:name="T315" style:family="text">
      <style:text-properties officeooo:rsid="004923e6"/>
    </style:style>
    <style:style style:name="T316" style:family="text">
      <style:text-properties officeooo:rsid="004c8b9b"/>
    </style:style>
    <style:style style:name="T317" style:family="text">
      <style:text-properties officeooo:rsid="004ff2ae"/>
    </style:style>
    <style:style style:name="T318" style:family="text">
      <style:text-properties officeooo:rsid="0056e566"/>
    </style:style>
    <style:style style:name="T319" style:family="text">
      <style:text-properties officeooo:rsid="005715c1"/>
    </style:style>
    <style:style style:name="T320" style:family="text">
      <style:text-properties officeooo:rsid="0058f148"/>
    </style:style>
    <style:style style:name="T321" style:family="text">
      <style:text-properties style:font-name="Times New Roman" fo:font-size="10pt" style:font-size-asian="10pt" style:font-size-complex="10pt"/>
    </style:style>
    <style:style style:name="T322" style:family="text">
      <style:text-properties style:font-name="Times New Roman" fo:font-size="10pt" officeooo:rsid="0099822a" style:font-size-asian="10pt" style:font-size-complex="10pt"/>
    </style:style>
    <style:style style:name="T323" style:family="text">
      <style:text-properties style:font-name="Times New Roman" fo:font-size="10pt" fo:font-style="italic" style:font-size-asian="10pt" style:font-style-asian="italic" style:font-size-complex="10pt" style:font-style-complex="italic"/>
    </style:style>
    <style:style style:name="T324" style:family="text">
      <style:text-properties style:font-name="Times New Roman" fo:font-size="10pt" fo:font-style="italic" officeooo:rsid="0099822a" style:font-size-asian="10pt" style:font-style-asian="italic" style:font-size-complex="10pt" style:font-style-complex="italic"/>
    </style:style>
    <style:style style:name="T325" style:family="text">
      <style:text-properties style:font-name="Times New Roman" fo:font-size="10pt" fo:font-style="normal" style:font-size-asian="10pt" style:font-style-asian="normal" style:font-size-complex="10pt" style:font-style-complex="normal"/>
    </style:style>
    <style:style style:name="T326" style:family="text">
      <style:text-properties style:font-name="Times New Roman" fo:font-size="10pt" fo:font-style="normal" officeooo:rsid="0099822a" style:font-size-asian="10pt" style:font-style-asian="normal" style:font-size-complex="10pt" style:font-style-complex="normal"/>
    </style:style>
    <style:style style:name="T327" style:family="text">
      <style:text-properties style:font-name="Times New Roman" fo:font-weight="normal" style:font-weight-asian="normal" style:font-weight-complex="normal"/>
    </style:style>
    <style:style style:name="T328" style:family="text">
      <style:text-properties officeooo:rsid="00596ef4"/>
    </style:style>
    <style:style style:name="T329" style:family="text">
      <style:text-properties officeooo:rsid="005cd200"/>
    </style:style>
    <style:style style:name="T330" style:family="text">
      <style:text-properties officeooo:rsid="005d988b"/>
    </style:style>
    <style:style style:name="T331" style:family="text">
      <style:text-properties officeooo:rsid="005ddcb3"/>
    </style:style>
    <style:style style:name="T332" style:family="text">
      <style:text-properties officeooo:rsid="005ec3e5"/>
    </style:style>
    <style:style style:name="T333" style:family="text">
      <style:text-properties fo:color="#000000"/>
    </style:style>
    <style:style style:name="T334" style:family="text">
      <style:text-properties fo:color="#000000" officeooo:rsid="006361ab"/>
    </style:style>
    <style:style style:name="T335" style:family="text">
      <style:text-properties fo:color="#000000" style:font-name="Times New Roman" fo:font-size="10pt" style:font-size-asian="10pt" style:font-size-complex="10pt"/>
    </style:style>
    <style:style style:name="T336" style:family="text">
      <style:text-properties fo:color="#000000" style:font-name="Times New Roman" fo:font-size="10pt" officeooo:rsid="002a6ea0" style:font-size-asian="10pt" style:font-size-complex="10pt"/>
    </style:style>
    <style:style style:name="T337" style:family="text">
      <style:text-properties fo:color="#000000" style:font-name="Times New Roman" fo:font-size="10pt" fo:font-style="italic" style:font-size-asian="10pt" style:font-style-asian="italic" style:font-size-complex="10pt"/>
    </style:style>
    <style:style style:name="T338" style:family="text">
      <style:text-properties fo:color="#000000" style:font-name="Times New Roman" fo:font-size="10pt" fo:font-style="italic" style:font-size-asian="10pt" style:font-size-complex="10pt"/>
    </style:style>
    <style:style style:name="T339" style:family="text">
      <style:text-properties fo:color="#000000" style:font-name="Times New Roman" fo:font-size="10pt" fo:font-style="normal" style:font-size-asian="10pt" style:font-style-asian="normal" style:font-size-complex="10pt"/>
    </style:style>
    <style:style style:name="T340" style:family="text">
      <style:text-properties fo:color="#000000" style:font-name="Times New Roman" fo:font-size="13pt" fo:font-weight="normal" style:font-size-asian="13pt" style:font-weight-asian="normal" style:font-weight-complex="normal"/>
    </style:style>
    <style:style style:name="T341" style:family="text">
      <style:text-properties fo:color="#000000" style:font-name="Times New Roman" fo:font-size="12pt" fo:font-weight="normal" style:font-size-asian="12pt" style:font-weight-asian="normal" style:font-size-complex="12pt" style:font-weight-complex="normal"/>
    </style:style>
    <style:style style:name="T342" style:family="text">
      <style:text-properties fo:color="#000000" style:font-name="Times New Roman" fo:font-size="12pt" fo:font-weight="normal" officeooo:rsid="00d36eec" style:font-size-asian="12pt" style:font-weight-asian="normal" style:font-size-complex="12pt" style:font-weight-complex="normal"/>
    </style:style>
    <style:style style:name="T343" style:family="text">
      <style:text-properties fo:color="#000000" style:font-name="Times New Roman" fo:font-size="12pt" officeooo:rsid="014f68c5" style:font-size-asian="12pt" style:font-size-complex="12pt"/>
    </style:style>
    <style:style style:name="T344" style:family="text">
      <style:text-properties fo:color="#000000" style:font-name="Times New Roman" fo:font-size="12pt" officeooo:rsid="0131763e" style:font-size-asian="12pt" style:font-size-complex="12pt"/>
    </style:style>
    <style:style style:name="T345" style:family="text">
      <style:text-properties fo:color="#000000" style:font-name="Times New Roman" fo:font-size="12pt" officeooo:rsid="01543527" style:font-size-asian="12pt" style:font-size-complex="12pt"/>
    </style:style>
    <style:style style:name="T346" style:family="text">
      <style:text-properties fo:color="#000000" style:font-name="Times New Roman" fo:font-size="12pt" officeooo:rsid="01784f4b" style:font-size-asian="12pt" style:font-size-complex="12pt"/>
    </style:style>
    <style:style style:name="T347" style:family="text">
      <style:text-properties fo:color="#000000" officeooo:rsid="00dbc626"/>
    </style:style>
    <style:style style:name="T348" style:family="text">
      <style:text-properties fo:color="#000000" officeooo:rsid="00dd94df"/>
    </style:style>
    <style:style style:name="T349" style:family="text">
      <style:text-properties fo:color="#000000" style:font-name="Helvetica" fo:font-size="13pt" officeooo:rsid="0131763e" style:font-size-asian="13pt" style:font-size-complex="12pt"/>
    </style:style>
    <style:style style:name="T350" style:family="text">
      <style:text-properties fo:color="#000000" style:font-name="Times New Roman1" fo:font-size="12pt" officeooo:rsid="00702784" style:font-size-asian="12pt" style:font-size-complex="12pt"/>
    </style:style>
    <style:style style:name="T351" style:family="text">
      <style:text-properties fo:color="#000000" style:font-name="Times New Roman1" fo:font-size="12pt" officeooo:rsid="01784f4b" style:font-size-asian="12pt" style:font-size-complex="12pt"/>
    </style:style>
    <style:style style:name="T352" style:family="text">
      <style:text-properties fo:color="#000000" style:font-name="Times New Roman1" fo:font-size="12pt" officeooo:rsid="01955843" style:font-size-asian="12pt" style:font-size-complex="12pt"/>
    </style:style>
    <style:style style:name="T353" style:family="text">
      <style:text-properties fo:color="#000000" fo:font-style="italic" style:font-style-asian="italic"/>
    </style:style>
    <style:style style:name="T354" style:family="text">
      <style:text-properties fo:color="#000000" fo:font-style="normal" style:font-style-asian="normal"/>
    </style:style>
    <style:style style:name="T355" style:family="text">
      <style:text-properties fo:color="#000000" fo:font-style="normal" officeooo:rsid="01ae9dce" style:font-style-asian="normal"/>
    </style:style>
    <style:style style:name="T356" style:family="text">
      <style:text-properties officeooo:rsid="006ba234"/>
    </style:style>
    <style:style style:name="T357" style:family="text">
      <style:text-properties officeooo:rsid="006e4000"/>
    </style:style>
    <style:style style:name="T358" style:family="text">
      <style:text-properties fo:color="#ff3333"/>
    </style:style>
    <style:style style:name="T359" style:family="text">
      <style:text-properties fo:color="#ff3333" officeooo:rsid="008462f8"/>
    </style:style>
    <style:style style:name="T360" style:family="text">
      <style:text-properties fo:color="#ff3333" fo:font-style="normal" fo:font-weight="normal" style:font-style-asian="normal" style:font-weight-asian="normal" style:font-style-complex="normal" style:font-weight-complex="normal"/>
    </style:style>
    <style:style style:name="T361" style:family="text">
      <style:text-properties officeooo:rsid="00748902"/>
    </style:style>
    <style:style style:name="T362" style:family="text">
      <style:text-properties officeooo:rsid="0078cfba"/>
    </style:style>
    <style:style style:name="T363" style:family="text">
      <style:text-properties officeooo:rsid="0079bc00"/>
    </style:style>
    <style:style style:name="T364" style:family="text">
      <style:text-properties officeooo:rsid="007ac31b"/>
    </style:style>
    <style:style style:name="T365" style:family="text">
      <style:text-properties officeooo:rsid="007cb799"/>
    </style:style>
    <style:style style:name="T366" style:family="text">
      <style:text-properties officeooo:rsid="007e24cc"/>
    </style:style>
    <style:style style:name="T367" style:family="text">
      <style:text-properties officeooo:rsid="0081dd8a"/>
    </style:style>
    <style:style style:name="T368" style:family="text">
      <style:text-properties officeooo:rsid="0082e8e3"/>
    </style:style>
    <style:style style:name="T369" style:family="text">
      <style:text-properties officeooo:rsid="0083ab7c"/>
    </style:style>
    <style:style style:name="T370" style:family="text">
      <style:text-properties officeooo:rsid="0086a66e"/>
    </style:style>
    <style:style style:name="T371" style:family="text">
      <style:text-properties officeooo:rsid="00873385"/>
    </style:style>
    <style:style style:name="T372" style:family="text">
      <style:text-properties officeooo:rsid="008f2c17"/>
    </style:style>
    <style:style style:name="T373" style:family="text">
      <style:text-properties style:text-position="super 58%"/>
    </style:style>
    <style:style style:name="T374" style:family="text">
      <style:text-properties officeooo:rsid="008fcb6f"/>
    </style:style>
    <style:style style:name="T375" style:family="text">
      <style:text-properties officeooo:rsid="0092e02c"/>
    </style:style>
    <style:style style:name="T376" style:family="text">
      <style:text-properties officeooo:rsid="00941227"/>
    </style:style>
    <style:style style:name="T377" style:family="text">
      <style:text-properties officeooo:rsid="0094dc97"/>
    </style:style>
    <style:style style:name="T378" style:family="text">
      <style:text-properties officeooo:rsid="00989575"/>
    </style:style>
    <style:style style:name="T379" style:family="text">
      <style:text-properties officeooo:rsid="00995e42"/>
    </style:style>
    <style:style style:name="T380" style:family="text">
      <style:text-properties officeooo:rsid="009a1ed4"/>
    </style:style>
    <style:style style:name="T381" style:family="text">
      <style:text-properties officeooo:rsid="009a6e7e"/>
    </style:style>
    <style:style style:name="T382" style:family="text">
      <style:text-properties officeooo:rsid="009cbfd1"/>
    </style:style>
    <style:style style:name="T383" style:family="text">
      <style:text-properties officeooo:rsid="00a1f770"/>
    </style:style>
    <style:style style:name="T384" style:family="text">
      <style:text-properties officeooo:rsid="00a3ec58"/>
    </style:style>
    <style:style style:name="T385" style:family="text">
      <style:text-properties officeooo:rsid="00617cc0"/>
    </style:style>
    <style:style style:name="T386" style:family="text">
      <style:text-properties officeooo:rsid="00a4e1b1"/>
    </style:style>
    <style:style style:name="T387" style:family="text">
      <style:text-properties officeooo:rsid="00a974f8"/>
    </style:style>
    <style:style style:name="T388" style:family="text">
      <style:text-properties officeooo:rsid="00b87d7a"/>
    </style:style>
    <style:style style:name="T389" style:family="text">
      <style:text-properties officeooo:rsid="00bc60c7"/>
    </style:style>
    <style:style style:name="T390" style:family="text">
      <style:text-properties officeooo:rsid="00bdbf21"/>
    </style:style>
    <style:style style:name="T391" style:family="text">
      <style:text-properties officeooo:rsid="00c07234"/>
    </style:style>
    <style:style style:name="T392" style:family="text">
      <style:text-properties officeooo:rsid="00c253c2"/>
    </style:style>
    <style:style style:name="T393" style:family="text">
      <style:text-properties officeooo:rsid="00c3aaab"/>
    </style:style>
    <style:style style:name="T394" style:family="text">
      <style:text-properties officeooo:rsid="00c41b47"/>
    </style:style>
    <style:style style:name="T395" style:family="text">
      <style:text-properties officeooo:rsid="00c4688c"/>
    </style:style>
    <style:style style:name="T396" style:family="text">
      <style:text-properties officeooo:rsid="00cbf871"/>
    </style:style>
    <style:style style:name="T397" style:family="text">
      <style:text-properties officeooo:rsid="00ceed35"/>
    </style:style>
    <style:style style:name="T398" style:family="text">
      <style:text-properties officeooo:rsid="00d12db7"/>
    </style:style>
    <style:style style:name="T399" style:family="text">
      <style:text-properties officeooo:rsid="00d248bb"/>
    </style:style>
    <style:style style:name="T400" style:family="text">
      <style:text-properties officeooo:rsid="00d76d1f"/>
    </style:style>
    <style:style style:name="T401" style:family="text">
      <style:text-properties officeooo:rsid="00d78787"/>
    </style:style>
    <style:style style:name="T402" style:family="text">
      <style:text-properties officeooo:rsid="00db9355"/>
    </style:style>
    <style:style style:name="T403" style:family="text">
      <style:text-properties officeooo:rsid="00dd94df"/>
    </style:style>
    <style:style style:name="T404" style:family="text">
      <style:text-properties officeooo:rsid="00dfca91"/>
    </style:style>
    <style:style style:name="T405" style:family="text">
      <style:text-properties fo:font-variant="normal" fo:text-transform="none" fo:color="#000000" fo:letter-spacing="normal"/>
    </style:style>
    <style:style style:name="T406" style:family="text">
      <style:text-properties fo:font-variant="normal" fo:text-transform="none" fo:color="#000000" fo:letter-spacing="normal" fo:font-style="normal" fo:font-weight="normal"/>
    </style:style>
    <style:style style:name="T407" style:family="text">
      <style:text-properties fo:font-variant="normal" fo:text-transform="none" fo:color="#000000" fo:letter-spacing="normal" fo:font-style="italic" fo:font-weight="normal"/>
    </style:style>
    <style:style style:name="T408" style:family="text">
      <style:text-properties fo:font-variant="normal" fo:text-transform="none" fo:color="#000000" style:font-name="Times New Roman" fo:font-size="10pt" fo:letter-spacing="normal" fo:font-style="normal" fo:font-weight="normal" style:font-size-asian="10pt" style:font-size-complex="10pt"/>
    </style:style>
    <style:style style:name="T409" style:family="text">
      <style:text-properties fo:font-variant="normal" fo:text-transform="none" fo:color="#000000" style:font-name="Times New Roman" fo:font-size="10pt" fo:letter-spacing="normal" fo:font-style="italic" fo:font-weight="normal" style:font-size-asian="10pt" style:font-size-complex="10pt"/>
    </style:style>
    <style:style style:name="T410" style:family="text">
      <style:text-properties fo:font-variant="normal" fo:text-transform="none" fo:color="#000000" style:font-name="Tahoma" fo:font-size="6.75pt" fo:letter-spacing="normal" fo:font-style="normal" fo:font-weight="normal"/>
    </style:style>
    <style:style style:name="T411" style:family="text">
      <style:text-properties fo:font-variant="normal" fo:text-transform="none" fo:color="#000000" style:font-name="Tahoma" fo:font-size="6.75pt" fo:letter-spacing="normal" fo:font-style="italic" fo:font-weight="bold" fo:padding="0cm" fo:border="none"/>
    </style:style>
    <style:style style:name="T412" style:family="text">
      <style:text-properties officeooo:rsid="00e2d1dd"/>
    </style:style>
    <style:style style:name="T413" style:family="text">
      <style:text-properties officeooo:rsid="00efbafc"/>
    </style:style>
    <style:style style:name="T414" style:family="text">
      <style:text-properties officeooo:rsid="010392d6"/>
    </style:style>
    <style:style style:name="T415" style:family="text">
      <style:text-properties officeooo:rsid="0104848e"/>
    </style:style>
    <style:style style:name="T416" style:family="text">
      <style:text-properties officeooo:rsid="0107b9d7"/>
    </style:style>
    <style:style style:name="T417" style:family="text">
      <style:text-properties officeooo:rsid="010cc1d6"/>
    </style:style>
    <style:style style:name="T418" style:family="text">
      <style:text-properties officeooo:rsid="010e94d1"/>
    </style:style>
    <style:style style:name="T419" style:family="text">
      <style:text-properties officeooo:rsid="01108359"/>
    </style:style>
    <style:style style:name="T420" style:family="text">
      <style:text-properties officeooo:rsid="01176d37"/>
    </style:style>
    <style:style style:name="T421" style:family="text">
      <style:text-properties officeooo:rsid="01194e9c"/>
    </style:style>
    <style:style style:name="T422" style:family="text">
      <style:text-properties officeooo:rsid="01204530"/>
    </style:style>
    <style:style style:name="T423" style:family="text">
      <style:text-properties style:text-underline-style="none" fo:font-weight="normal" style:font-weight-asian="normal" style:font-weight-complex="normal"/>
    </style:style>
    <style:style style:name="T424" style:family="text">
      <style:text-properties style:text-underline-style="none" fo:font-weight="normal" officeooo:rsid="00491c3d" style:font-weight-asian="normal" style:font-weight-complex="normal"/>
    </style:style>
    <style:style style:name="T425" style:family="text">
      <style:text-properties style:text-underline-style="none" fo:font-weight="normal" officeooo:rsid="00723a09" style:font-weight-asian="normal" style:font-weight-complex="normal"/>
    </style:style>
    <style:style style:name="T426" style:family="text">
      <style:text-properties style:text-underline-style="none" fo:font-weight="normal" officeooo:rsid="00b7fa40" style:font-weight-asian="normal" style:font-weight-complex="normal"/>
    </style:style>
    <style:style style:name="T427" style:family="text">
      <style:text-properties style:text-underline-style="none" fo:font-weight="normal" officeooo:rsid="011239b0" style:font-weight-asian="normal" style:font-weight-complex="normal"/>
    </style:style>
    <style:style style:name="T428" style:family="text">
      <style:text-properties style:text-underline-style="none" fo:font-weight="normal" officeooo:rsid="0113dc9d" style:font-weight-asian="normal" style:font-weight-complex="normal"/>
    </style:style>
    <style:style style:name="T429" style:family="text">
      <style:text-properties style:text-underline-style="none" fo:font-weight="normal" officeooo:rsid="01612c94" style:font-weight-asian="normal" style:font-weight-complex="normal"/>
    </style:style>
    <style:style style:name="T430" style:family="text">
      <style:text-properties style:text-underline-style="none" fo:font-weight="normal" officeooo:rsid="01637bca" style:font-weight-asian="normal" style:font-weight-complex="normal"/>
    </style:style>
    <style:style style:name="T431" style:family="text">
      <style:text-properties style:text-underline-style="none" fo:font-weight="normal" officeooo:rsid="00467471" style:font-weight-asian="normal" style:font-weight-complex="normal"/>
    </style:style>
    <style:style style:name="T432" style:family="text">
      <style:text-properties style:text-underline-style="none" fo:font-weight="normal" officeooo:rsid="00476c98" style:font-weight-asian="normal" style:font-weight-complex="normal"/>
    </style:style>
    <style:style style:name="T433" style:family="text">
      <style:text-properties style:text-underline-style="none" fo:font-weight="normal" officeooo:rsid="013f8f21" style:font-weight-asian="normal" style:font-weight-complex="normal"/>
    </style:style>
    <style:style style:name="T434" style:family="text">
      <style:text-properties style:text-underline-style="none" fo:font-weight="normal" officeooo:rsid="01333895" style:font-weight-asian="normal" style:font-weight-complex="normal"/>
    </style:style>
    <style:style style:name="T435" style:family="text">
      <style:text-properties style:text-underline-style="none" fo:font-weight="normal" officeooo:rsid="016858b0" style:font-weight-asian="normal" style:font-weight-complex="normal"/>
    </style:style>
    <style:style style:name="T436" style:family="text">
      <style:text-properties style:text-underline-style="none" fo:font-weight="normal" officeooo:rsid="016a3a43" style:font-weight-asian="normal" style:font-weight-complex="normal"/>
    </style:style>
    <style:style style:name="T437" style:family="text">
      <style:text-properties style:text-underline-style="none" fo:font-weight="normal" officeooo:rsid="016c05f4" style:font-weight-asian="normal" style:font-weight-complex="normal"/>
    </style:style>
    <style:style style:name="T438" style:family="text">
      <style:text-properties style:text-underline-style="none" fo:font-weight="normal" officeooo:rsid="0172a876" style:font-weight-asian="normal" style:font-weight-complex="normal"/>
    </style:style>
    <style:style style:name="T439" style:family="text">
      <style:text-properties style:text-underline-style="none" fo:font-weight="normal" officeooo:rsid="00bdbf21" style:font-weight-asian="normal" style:font-weight-complex="normal"/>
    </style:style>
    <style:style style:name="T440" style:family="text">
      <style:text-properties style:text-underline-style="none" fo:font-weight="normal" officeooo:rsid="009777db" style:font-weight-asian="normal" style:font-weight-complex="normal"/>
    </style:style>
    <style:style style:name="T441" style:family="text">
      <style:text-properties style:text-underline-style="none" fo:font-weight="normal" officeooo:rsid="0099822a" style:font-weight-asian="normal" style:font-weight-complex="normal"/>
    </style:style>
    <style:style style:name="T442" style:family="text">
      <style:text-properties style:text-underline-style="none" fo:font-weight="normal" officeooo:rsid="009a1ed4" style:font-weight-asian="normal" style:font-weight-complex="normal"/>
    </style:style>
    <style:style style:name="T443" style:family="text">
      <style:text-properties style:text-underline-style="none" fo:font-weight="normal" officeooo:rsid="01955843" style:font-weight-asian="normal" style:font-weight-complex="normal"/>
    </style:style>
    <style:style style:name="T444" style:family="text">
      <style:text-properties style:text-underline-style="none" fo:font-weight="normal" officeooo:rsid="0199e0ba" style:font-weight-asian="normal" style:font-weight-complex="normal"/>
    </style:style>
    <style:style style:name="T445" style:family="text">
      <style:text-properties style:text-underline-style="none" fo:font-weight="normal" officeooo:rsid="019a7b7c" style:font-weight-asian="normal" style:font-weight-complex="normal"/>
    </style:style>
    <style:style style:name="T446" style:family="text">
      <style:text-properties style:text-underline-style="none" officeooo:rsid="01612c94"/>
    </style:style>
    <style:style style:name="T447" style:family="text">
      <style:text-properties style:text-underline-style="none" officeooo:rsid="013554ab"/>
    </style:style>
    <style:style style:name="T448" style:family="text">
      <style:text-properties style:text-underline-style="none" officeooo:rsid="00eb0b85"/>
    </style:style>
    <style:style style:name="T449" style:family="text">
      <style:text-properties style:text-underline-style="none" officeooo:rsid="00e2d1dd"/>
    </style:style>
    <style:style style:name="T450" style:family="text">
      <style:text-properties officeooo:rsid="012208b9"/>
    </style:style>
    <style:style style:name="T451" style:family="text">
      <style:text-properties officeooo:rsid="0123ebd4"/>
    </style:style>
    <style:style style:name="T452" style:family="text">
      <style:text-properties officeooo:rsid="012756e2"/>
    </style:style>
    <style:style style:name="T453" style:family="text">
      <style:text-properties officeooo:rsid="0127d024"/>
    </style:style>
    <style:style style:name="T454" style:family="text">
      <style:text-properties officeooo:rsid="01289e50"/>
    </style:style>
    <style:style style:name="T455" style:family="text">
      <style:text-properties officeooo:rsid="012ea247"/>
    </style:style>
    <style:style style:name="T456" style:family="text">
      <style:text-properties officeooo:rsid="008a218d"/>
    </style:style>
    <style:style style:name="T457" style:family="text">
      <style:text-properties officeooo:rsid="012f9783"/>
    </style:style>
    <style:style style:name="T458" style:family="text">
      <style:text-properties officeooo:rsid="01333895"/>
    </style:style>
    <style:style style:name="T459" style:family="text">
      <style:text-properties officeooo:rsid="01341791"/>
    </style:style>
    <style:style style:name="T460" style:family="text">
      <style:text-properties officeooo:rsid="013ade28"/>
    </style:style>
    <style:style style:name="T461" style:family="text">
      <style:text-properties officeooo:rsid="0141644a"/>
    </style:style>
    <style:style style:name="T462" style:family="text">
      <style:text-properties officeooo:rsid="01453033"/>
    </style:style>
    <style:style style:name="T463" style:family="text">
      <style:text-properties officeooo:rsid="01467e34"/>
    </style:style>
    <style:style style:name="T464" style:family="text">
      <style:text-properties officeooo:rsid="014993d3"/>
    </style:style>
    <style:style style:name="T465" style:family="text">
      <style:text-properties officeooo:rsid="014afe1e"/>
    </style:style>
    <style:style style:name="T466" style:family="text">
      <style:text-properties officeooo:rsid="00865344"/>
    </style:style>
    <style:style style:name="T467" style:family="text">
      <style:text-properties officeooo:rsid="014caff6"/>
    </style:style>
    <style:style style:name="T468" style:family="text">
      <style:text-properties officeooo:rsid="00b40374"/>
    </style:style>
    <style:style style:name="T469" style:family="text">
      <style:text-properties officeooo:rsid="008c14f5"/>
    </style:style>
    <style:style style:name="T470" style:family="text">
      <style:text-properties officeooo:rsid="014f68c5"/>
    </style:style>
    <style:style style:name="T471" style:family="text">
      <style:text-properties officeooo:rsid="01500f68"/>
    </style:style>
    <style:style style:name="T472" style:family="text">
      <style:text-properties style:text-underline-style="solid" style:text-underline-width="auto" style:text-underline-color="font-color" fo:font-weight="normal" style:font-weight-asian="normal" style:font-weight-complex="normal"/>
    </style:style>
    <style:style style:name="T473" style:family="text">
      <style:text-properties style:text-underline-style="solid" style:text-underline-width="auto" style:text-underline-color="font-color" fo:font-weight="normal" officeooo:rsid="0106b825" style:font-weight-asian="normal" style:font-weight-complex="normal"/>
    </style:style>
    <style:style style:name="T474" style:family="text">
      <style:text-properties officeooo:rsid="00920f79"/>
    </style:style>
    <style:style style:name="T475" style:family="text">
      <style:text-properties officeooo:rsid="01543527"/>
    </style:style>
    <style:style style:name="T476" style:family="text">
      <style:text-properties officeooo:rsid="015a9121"/>
    </style:style>
    <style:style style:name="T477" style:family="text">
      <style:text-properties officeooo:rsid="015ca319"/>
    </style:style>
    <style:style style:name="T478" style:family="text">
      <style:text-properties officeooo:rsid="015cecf7"/>
    </style:style>
    <style:style style:name="T479" style:family="text">
      <style:text-properties officeooo:rsid="015d09db"/>
    </style:style>
    <style:style style:name="T480" style:family="text">
      <style:text-properties officeooo:rsid="015eee83"/>
    </style:style>
    <style:style style:name="T481" style:family="text">
      <style:text-properties officeooo:rsid="015f54a8"/>
    </style:style>
    <style:style style:name="T482" style:family="text">
      <style:text-properties officeooo:rsid="01609a97"/>
    </style:style>
    <style:style style:name="T483" style:family="text">
      <style:text-properties officeooo:rsid="01609c75"/>
    </style:style>
    <style:style style:name="T484" style:family="text">
      <style:text-properties officeooo:rsid="01612c94"/>
    </style:style>
    <style:style style:name="T485" style:family="text">
      <style:text-properties officeooo:rsid="01637bca"/>
    </style:style>
    <style:style style:name="T486" style:family="text">
      <style:text-properties officeooo:rsid="016460a2"/>
    </style:style>
    <style:style style:name="T487" style:family="text">
      <style:text-properties officeooo:rsid="0165e6cc"/>
    </style:style>
    <style:style style:name="T488" style:family="text">
      <style:text-properties officeooo:rsid="0166b8c1"/>
    </style:style>
    <style:style style:name="T489" style:family="text">
      <style:text-properties officeooo:rsid="016a619c"/>
    </style:style>
    <style:style style:name="T490" style:family="text">
      <style:text-properties officeooo:rsid="0174af4d"/>
    </style:style>
    <style:style style:name="T491" style:family="text">
      <style:text-properties officeooo:rsid="017cca8b"/>
    </style:style>
    <style:style style:name="T492" style:family="text">
      <style:text-properties officeooo:rsid="018a4d28"/>
    </style:style>
    <style:style style:name="T493" style:family="text">
      <style:text-properties officeooo:rsid="0199e0ba"/>
    </style:style>
    <style:style style:name="T494" style:family="text">
      <style:text-properties officeooo:rsid="019c0fc5"/>
    </style:style>
    <style:style style:name="T495" style:family="text">
      <style:text-properties officeooo:rsid="00ab25cf"/>
    </style:style>
    <style:style style:name="T496" style:family="text">
      <style:text-properties officeooo:rsid="00608aec"/>
    </style:style>
    <style:style style:name="T497" style:family="text">
      <style:text-properties officeooo:rsid="01496313"/>
    </style:style>
    <style:style style:name="T498" style:family="text">
      <style:text-properties officeooo:rsid="01adb1d4"/>
    </style:style>
    <style:style style:name="T499"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500" style:family="text">
      <style:text-properties officeooo:rsid="01b408a0"/>
    </style:style>
    <style:style style:name="T501" style:family="text">
      <style:text-properties officeooo:rsid="01b51cfb"/>
    </style:style>
    <style:style style:name="T502" style:family="text">
      <style:text-properties officeooo:rsid="01b5a185"/>
    </style:style>
    <style:style style:name="T503"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4"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12">Introduction</text:p>
      <text:p text:style-name="P107">'Paraquat is the B.S.I. (British Standards Institution) common name of the cation 1,1'-dimethyl-4,4'-bipyridylium, which is available as the dichloride of the di(methyl sulphate).'<text:note text:id="ftn1" text:note-class="footnote"><text:note-citation>1</text:note-citation><text:note-body><text:p text:style-name="P344"><text:span text:style-name="T320">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308">(ICI)</text:span>. <text:span text:style-name="T307">First synthesised in the nineteenth century and used as a redox indicator dye,</text:span><text:span text:style-name="T307"><text:note text:id="ftn2" text:note-class="footnote"><text:note-citation>2</text:note-citation><text:note-body><text:p text:style-name="P227">Howard, 1982, <text:span text:style-name="T256">Paraquat: Uses and Misuses</text:span>, MD thesis, University of Edinburgh, <text:span text:style-name="T356">p2.</text:span></text:p></text:note-body></text:note></text:span><text:span text:style-name="T307"> t</text:span>he <text:span text:style-name="T307">herbicidal </text:span>potential <text:span text:style-name="T307">of the group of chemicals it belongs to, the quaternary bipyridyls,</text:span> was first observed <text:span text:style-name="T308">by ICI </text:span>in 1947 and work started in earnest on paraquat <text:span text:style-name="T307">and diquat weedkillers </text:span>from 1955. An agricultural paraquat product, Gramoxone W, became available to farmers and horticulturalists in 1962, followed in 1965 by <text:span text:style-name="T299">a less concentrated version</text:span> for amateur gardeners <text:span text:style-name="T299">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303">of use </text:span>set by the product makers. </text:p>
      <text:p text:style-name="P88"/>
      <text:p text:style-name="P126"><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45">Bradbury, McCarthy and Suckling, “Patterns of Innovation Part III – The bipyridyl herbicides, <text:span text:style-name="T256">Chemistry and Industry</text:span><text:span text:style-name="T268">, 4 March 1972</text:span>, p195; </text:p></text:note-body></text:note></text:span><text:span text:style-name="T3"> </text:span><text:span text:style-name="T3"><office:annotation><dc:creator>Unknown Author</dc:creator><dc:date>2014-02-14T13:55:48</dc:date><text:list text:continue-numbering="true" text:style-name=""><text:list-item><text:p text:style-name="P414"><text:span text:style-name="T503">I can't tell from my source whether this is a survey of agricultural users, but I suspect it might be. Maybe the Catalyst archives?</text:span></text:p></text:list-item></text:list></office:annotation></text:span></text:p>
      <text:p text:style-name="P9"/>
      <text:p text:style-name="P141"><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8"/>
      <text:p text:style-name="P141"><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61">et al</text:span><text:span text:style-name="T3"> identified Boon as the </text:span><text:span text:style-name="T212">‘product</text:span> <text:span text:style-name="T490">champion’</text:span> <text:span text:style-name="T45">u</text:span><text:span text:style-name="T3">sing Schon's dissection of successful innovation.</text:span><text:span text:style-name="T3"><text:note text:id="ftn5" text:note-class="footnote"><text:note-citation>5</text:note-citation><text:note-body><text:p text:style-name="P346">Bradbury, McCarthy and Suckling, “Patterns of Innovation Part III – The bipyridyl herbicides, <text:span text:style-name="T256">Chemistry and Industry</text:span><text:span text:style-name="T268">,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76">DA Schon, 1963, "Champions for Radical New Inventions", Harvard Business Review <text:span text:style-name="T414">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47">Kennedy <text:span text:style-name="T320">1993 </text:span><text:span text:style-name="T256">ICI: The Company That Changed Our Lives</text:span>; Reade<text:span text:style-name="T320">r, 1970, </text:span><text:span text:style-name="T258">Imperial Chemical Industries A History</text:span><text:span text:style-name="T320">,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48">Bradbury <text:span text:style-name="T258">et al</text:span><text:span text:style-name="T320"> </text:span><text:span text:style-name="T270">1972</text:span>; Wain, <text:span text:style-name="T268">“</text:span><text:span text:style-name="T325">William Robert Boon. 20 March 1911-28 October 1994”</text:span><text:span text:style-name="T323"> Biographical Memoirs of Fellows of the Royal Society</text:span><text:span text:style-name="T321">,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49">Kennedy<text:span text:style-name="T256">, </text:span><text:span text:style-name="T270">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504">**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50">“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88">Company history</text:p>
      <text:p text:style-name="P108"><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text:span><text:span text:style-name="T243">increase sales of their</text:span><text:span text:style-name="T9">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222">Reader, <text:s/><text:span text:style-name="T298">p103-106</text:span></text:p></text:note-body></text:note></text:span><text:span text:style-name="T9"> </text:span><text:span text:style-name="T13">This attention to users is perhaps surprising for a chemical company who were </text:span><text:span text:style-name="T243">more </text:span><text:span text:style-name="T13">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span text:style-name="T243">In this sense, the farmers involved in trials were both experimental and model users. </text:span></text:p>
      <text:p text:style-name="P3"/>
      <text:p text:style-name="P106"><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21">Reader, p282-285.</text:p></text:note-body></text:note></text:span><text:span text:style-name="T6"> </text:span></text:p>
      <text:p text:style-name="P4"/>
      <text:p text:style-name="P127"><text:span text:style-name="T12">In 1937, ICI joined forces with Cooper McDougal and Robinson, a chemical company who had expertise in crop protection, that is to say pesticides and herbicides. This </text:span><text:span text:style-name="T54">complemented ICI's crop </text:span><text:soft-page-break/><text:span text:style-name="T54">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53"><text:span text:style-name="T377">ed. FC Peacock, </text:span><text:span text:style-name="T256">Jealott's Hill </text:span><text:span text:style-name="T259">Fifty years of Agricultural Research 1928 – 1978</text:span><text:span text:style-name="T328">, (1978), p</text:span></text:p></text:note-body></text:note></text:span><text:span text:style-name="T3"> </text:span></text:p>
      <text:p text:style-name="P4"/>
      <text:p text:style-name="P105"><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74"><text:span text:style-name="T304">Quirke, 2005</text:span><text:span text:style-name="T336"> </text:span><text:span text:style-name="T408">'From evidence to market: Alfred Spinks' 1953 survey of fields for pharmacological research, and the origins of ICI's cardiovascular programme', in V. Berridge and K. Loughlin (eds),</text:span><text:span text:style-name="T409">Medicine, the market and the mass media: producing health in the twentieth century</text:span><text:span text:style-name="T408">(London: Routledge, 2005), pp. 146-71</text:span><text:span text:style-name="T338">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24">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23">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503">Or maybe development was on hold while the 1958 market survey mentioned earlier was in progress? Perhaps the Catalyst archives will help here.</text:span></text:p></office:annotation></text:span><text:span text:style-name="T3"> </text:span></text:p>
      <text:p text:style-name="P88"/>
      <text:p text:style-name="P2"><text:span text:style-name="T267">Introduce </text:span>General Chemicals, or Mond division <text:span text:style-name="T267">so that when they are mentioned later re. Bradbury it makes more sense. </text:span><text:s/></text:p>
      <text:p text:style-name="P88"/>
      <text:p text:style-name="P97">Development of paraquat</text:p>
      <text:p text:style-name="P101"><text:span text:style-name="T3">In paraquat's properties Boon saw the potential for, and with the teams of researchers at Plant Protection developed not just a herbicide, but completely new systems of arable farming and pasture regeneration.</text:span><text:span text:style-name="T3"><text:note text:id="ftn17" text:note-class="footnote"><text:note-citation>17</text:note-citation><text:note-body><text:p text:style-name="P309">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78"/>
      <text:p text:style-name="P215"><text:span text:style-name="T3">Boon thought a herbicide that left a mulch of dead vegetation on the surface could help retain moisture and protect the soil from wind, both would prevent soil erosion.</text:span><text:span text:style-name="T3"><text:note text:id="ftn18" text:note-class="footnote"><text:note-citation>18</text:note-citation><text:note-body><text:p text:style-name="P354">Kennedy, <text:span text:style-name="T309">p146</text:span></text:p></text:note-body></text:note></text:span><text:span text:style-name="T3"> Soil erosion might not have been </text:span><text:span text:style-name="T243">the</text:span><text:span text:style-name="T3"> </text:span><text:span text:style-name="T243">greatest </text:span><text:span text:style-name="T3">concern </text:span><text:span text:style-name="T243">of</text:span><text:span text:style-name="T3">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text:span><text:soft-page-break/><text:span text:style-name="T55">farmers did face this problem</text:span><text:span text:style-name="T3">.</text:span><text:span text:style-name="T3"><text:note text:id="ftn19" text:note-class="footnote"><text:note-citation>19</text:note-citation><text:note-body><text:p text:style-name="P355">ICI success at Moscow fair 19.05.64, The Times, p18; SOS from Russia, <text:span text:style-name="T357">26.05.64, The Daily Mail p2.</text:span></text:p></text:note-body></text:note></text:span><text:span text:style-name="T3"> </text:span><text:span text:style-name="T3"><office:annotation><dc:creator>Unknown Author</dc:creator><dc:date>2014-01-30T16:56:27</dc:date><text:p><text:span text:style-name="T504">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504">Viviane suggests talking about need/demand here</text:span></text:p></office:annotation></text:span><text:span text:style-name="T261">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0" text:note-class="footnote"><text:note-citation>20</text:note-citation><text:note-body><text:p text:style-name="P356">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text:span><text:span text:style-name="T244">ICI r</text:span><text:span text:style-name="T3">esearchers, engineers and farmers spent the following eight years developing machinery to allow seeds to be planted with minimal ploughing.</text:span><text:span text:style-name="T3"><text:note text:id="ftn21" text:note-class="footnote"><text:note-citation>21</text:note-citation><text:note-body><text:p text:style-name="P357">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P1"/>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22" text:note-class="footnote"><text:note-citation>22</text:note-citation><text:note-body><text:p text:style-name="P353"><text:span text:style-name="T377">ed. FC Peacock, </text:span><text:span text:style-name="T256">Jealott's Hill </text:span><text:span text:style-name="T259">Fifty years of Agricultural Research 1928 – 1978</text:span><text:span text:style-name="T328">, (1978), p8.</text:span></text:p></text:note-body></text:note></text:span></text:p>
      <text:p text:style-name="P88"/>
      <text:p text:style-name="P109"><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23" text:note-class="footnote"><text:note-citation>23</text:note-citation><text:note-body><text:p text:style-name="P358">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24" text:note-class="footnote"><text:note-citation>24</text:note-citation><text:note-body><text:p text:style-name="P359">Bradbury <text:span text:style-name="T256">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5" text:note-class="footnote"><text:note-citation>25</text:note-citation><text:note-body><text:p text:style-name="P360">Wain, 1994, p140</text:p></text:note-body></text:note></text:span><text:span text:style-name="T3"><office:annotation><dc:creator>Unknown Author</dc:creator><dc:date>2014-01-31T14:43:21</dc:date><text:p><text:span text:style-name="T504">**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6" text:note-class="footnote"><text:note-citation>26</text:note-citation><text:note-body><text:p text:style-name="P361">Kennedy, p146</text:p></text:note-body></text:note></text:span><text:span text:style-name="T3"> </text:span><text:span text:style-name="T3"><office:annotation><dc:creator>Unknown Author</dc:creator><dc:date>2014-01-31T14:43:33</dc:date><text:p><text:span text:style-name="T504">**find patent details to back this up**</text:span></text:p></office:annotation></text:span></text:p>
      <text:p text:style-name="P88"/>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7" text:note-class="footnote"><text:note-citation>27</text:note-citation><text:note-body><text:p text:style-name="P362">“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text:span><text:soft-page-break/><text:span text:style-name="T133">priority and corner the market for any similar products from would-be competitors. </text:span></text:p>
      <text:p text:style-name="P88"/>
      <text:p text:style-name="P83"/>
      <text:p text:style-name="P98"><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63">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64">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57">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15">Date</text:p>
            </table:table-cell>
            <table:table-cell table:style-name="ICItimeline.A1" office:value-type="string">
              <text:p text:style-name="P316">Regulation/context</text:p>
            </table:table-cell>
            <table:table-cell table:style-name="ICItimeline.A1" office:value-type="string">
              <text:p text:style-name="P317">ICI Activity</text:p>
            </table:table-cell>
            <table:table-cell table:style-name="ICItimeline.D1" office:value-type="string">
              <text:p text:style-name="P318">Paraquat Event</text:p>
            </table:table-cell>
          </table:table-row>
        </table:table-header-rows>
        <table:table-row>
          <table:table-cell table:style-name="ICItimeline.A2" office:value-type="string">
            <text:p text:style-name="P320">1883</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0">Paraquat first synthesised, used as redox indicator (not ICI)</text:p>
          </table:table-cell>
        </table:table-row>
        <table:table-row>
          <table:table-cell table:style-name="ICItimeline.A2" office:value-type="string">
            <text:p text:style-name="P321">1927</text:p>
          </table:table-cell>
          <table:table-cell table:style-name="ICItimeline.A2" office:value-type="string">
            <text:p text:style-name="P321"/>
          </table:table-cell>
          <table:table-cell table:style-name="ICItimeline.A2" office:value-type="string">
            <text:p text:style-name="P321"><text:span text:style-name="T300">ICI b</text:span>ought Jealott's Hill <text:span text:style-name="T300">farm</text:span>, set up propaganda unit</text:p>
          </table:table-cell>
          <table:table-cell table:style-name="ICItimeline.D2" office:value-type="string">
            <text:p text:style-name="P321"/>
          </table:table-cell>
        </table:table-row>
        <table:table-row>
          <table:table-cell table:style-name="ICItimeline.A2" office:value-type="string">
            <text:p text:style-name="P330">1933</text:p>
          </table:table-cell>
          <table:table-cell table:style-name="ICItimeline.A2" office:value-type="string">
            <text:p text:style-name="P330">Pharmacy and Poisons Act, est of Poisons Board</text:p>
          </table:table-cell>
          <table:table-cell table:style-name="ICItimeline.A2" office:value-type="string">
            <text:p text:style-name="P321"/>
          </table:table-cell>
          <table:table-cell table:style-name="ICItimeline.D2" office:value-type="string">
            <text:p text:style-name="P321"/>
          </table:table-cell>
        </table:table-row>
        <table:table-row>
          <table:table-cell table:style-name="ICItimeline.A2" office:value-type="string">
            <text:p text:style-name="P321">1937</text:p>
          </table:table-cell>
          <table:table-cell table:style-name="ICItimeline.A2" office:value-type="string">
            <text:p text:style-name="P321"/>
          </table:table-cell>
          <table:table-cell table:style-name="ICItimeline.A2" office:value-type="string">
            <text:p text:style-name="P321">Formed Plant Protection Limited with Cooper McDougal and Robinson</text:p>
          </table:table-cell>
          <table:table-cell table:style-name="ICItimeline.D2" office:value-type="string">
            <text:p text:style-name="P321"/>
          </table:table-cell>
        </table:table-row>
        <table:table-row>
          <table:table-cell table:style-name="ICItimeline.A2" office:value-type="string">
            <text:p text:style-name="P321">1947</text:p>
          </table:table-cell>
          <table:table-cell table:style-name="ICItimeline.A2" office:value-type="string">
            <text:p text:style-name="P341">Fuel crisis holds up manufacture of raw materials needed by chem ind.</text:p>
          </table:table-cell>
          <table:table-cell table:style-name="ICItimeline.A2" office:value-type="string">
            <text:p text:style-name="P322">Fernhurst bought as new PPL site</text:p>
          </table:table-cell>
          <table:table-cell table:style-name="ICItimeline.D2" office:value-type="string">
            <text:p text:style-name="P323">Herbicidal activity discovered <text:span text:style-name="T308">at ICI</text:span></text:p>
          </table:table-cell>
        </table:table-row>
        <table:table-row>
          <table:table-cell table:style-name="ICItimeline.A2" office:value-type="string">
            <text:p text:style-name="P332">1952</text:p>
          </table:table-cell>
          <table:table-cell table:style-name="ICItimeline.A2" office:value-type="string">
            <text:p text:style-name="P332">Agriculture (poisonous substances) Act</text:p>
          </table:table-cell>
          <table:table-cell table:style-name="ICItimeline.A2" office:value-type="string">
            <text:p text:style-name="P321"/>
          </table:table-cell>
          <table:table-cell table:style-name="ICItimeline.D2" office:value-type="string">
            <text:p text:style-name="P321"/>
          </table:table-cell>
        </table:table-row>
        <table:table-row>
          <table:table-cell table:style-name="ICItimeline.A2" office:value-type="string">
            <text:p text:style-name="P321">1954</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1">Boon and others moved from Dyestuffs at Blackley to Jealott's Hill</text:p>
          </table:table-cell>
        </table:table-row>
        <table:table-row>
          <table:table-cell table:style-name="ICItimeline.A2" office:value-type="string">
            <text:p text:style-name="P327">1956</text:p>
          </table:table-cell>
          <table:table-cell table:style-name="ICItimeline.A2" office:value-type="string">
            <text:p text:style-name="P327">Agriculture (Safety, Health and Welfare Provisions) Act </text:p>
          </table:table-cell>
          <table:table-cell table:style-name="ICItimeline.A2" office:value-type="string">
            <text:p text:style-name="P324"/>
          </table:table-cell>
          <table:table-cell table:style-name="ICItimeline.D2" office:value-type="string">
            <text:p text:style-name="P324"/>
          </table:table-cell>
        </table:table-row>
        <table:table-row>
          <table:table-cell table:style-name="ICItimeline.A2" office:value-type="string">
            <text:p text:style-name="P324">1957</text:p>
          </table:table-cell>
          <table:table-cell table:style-name="ICItimeline.A2" office:value-type="string">
            <text:p text:style-name="P328"><text:span text:style-name="T460">Pesticides Safety Precautionary Scheme; </text:span>Consumers Association (Assocn for Consumer Research Ltd) </text:p>
          </table:table-cell>
          <table:table-cell table:style-name="ICItimeline.A2" office:value-type="string">
            <text:p text:style-name="P324">Alderley Park opens and Pharmaceutical Division moves there, independent</text:p>
          </table:table-cell>
          <table:table-cell table:style-name="ICItimeline.D2" office:value-type="string">
            <text:p text:style-name="P324"/>
          </table:table-cell>
        </table:table-row>
        <table:table-row>
          <table:table-cell table:style-name="ICItimeline.A2" office:value-type="string">
            <text:p text:style-name="P321">1959</text:p>
          </table:table-cell>
          <table:table-cell table:style-name="ICItimeline.A2" office:value-type="string">
            <text:p text:style-name="P322"/>
          </table:table-cell>
          <table:table-cell table:style-name="ICItimeline.A2" office:value-type="string">
            <text:p text:style-name="P322">PPL losing money, became wholly owned by ICI, restructure of PPL</text:p>
          </table:table-cell>
          <table:table-cell table:style-name="ICItimeline.D2" office:value-type="string">
            <text:p text:style-name="P321"/>
          </table:table-cell>
        </table:table-row>
        <table:table-row>
          <table:table-cell table:style-name="ICItimeline.A2" office:value-type="string">
            <text:p text:style-name="P321">1961</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1">Paraquat pioneer production plant</text:p>
          </table:table-cell>
        </table:table-row>
        <table:table-row>
          <table:table-cell table:style-name="ICItimeline.A2" office:value-type="string">
            <text:p text:style-name="P321">1962</text:p>
          </table:table-cell>
          <table:table-cell table:style-name="ICItimeline.A2" office:value-type="string">
            <text:p text:style-name="P329">Silent Spring published</text:p>
          </table:table-cell>
          <table:table-cell table:style-name="ICItimeline.A2" office:value-type="string">
            <text:p text:style-name="P321"/>
          </table:table-cell>
          <table:table-cell table:style-name="ICItimeline.D2" office:value-type="string">
            <text:p text:style-name="P321">Second production plant for paraquat, Gramoxone enter<text:span text:style-name="T329">s</text:span> agricultural market</text:p>
          </table:table-cell>
        </table:table-row>
        <table:table-row>
          <table:table-cell table:style-name="ICItimeline.A2" office:value-type="string">
            <text:p text:style-name="P321">1965</text:p>
          </table:table-cell>
          <table:table-cell table:style-name="ICItimeline.A2" office:value-type="string">
            <text:p text:style-name="P327">Chemicals for the Gardener v2</text:p>
          </table:table-cell>
          <table:table-cell table:style-name="ICItimeline.A2" office:value-type="string">
            <text:p text:style-name="P321"/>
          </table:table-cell>
          <table:table-cell table:style-name="ICItimeline.D2" office:value-type="string">
            <text:p text:style-name="P321">Weedol enters domestic market</text:p>
          </table:table-cell>
        </table:table-row>
        <table:table-row>
          <table:table-cell table:style-name="ICItimeline.A2" office:value-type="string">
            <text:p text:style-name="P321">1966</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1">First paraquat related deaths recorded</text:p>
          </table:table-cell>
        </table:table-row>
        <table:table-row>
          <table:table-cell table:style-name="ICItimeline.A2" office:value-type="string">
            <text:p text:style-name="P325">1967</text:p>
          </table:table-cell>
          <table:table-cell table:style-name="ICItimeline.A2" office:value-type="string">
            <text:p text:style-name="P329">Farm and Garden Chemicals Act passed (not in force until 1973)</text:p>
          </table:table-cell>
          <table:table-cell table:style-name="ICItimeline.A2" office:value-type="string">
            <text:p text:style-name="P325"/>
          </table:table-cell>
          <table:table-cell table:style-name="ICItimeline.D2" office:value-type="string">
            <text:p text:style-name="P325">PPL gains Queens Award for export activities, mainly due to paraquat </text:p>
          </table:table-cell>
        </table:table-row>
        <table:table-row>
          <table:table-cell table:style-name="ICItimeline.A2" office:value-type="string">
            <text:p text:style-name="P321">1968</text:p>
          </table:table-cell>
          <table:table-cell table:style-name="ICItimeline.A2" office:value-type="string">
            <text:p text:style-name="P321"/>
          </table:table-cell>
          <table:table-cell table:style-name="ICItimeline.A2" office:value-type="string">
            <text:p text:style-name="P321"/>
          </table:table-cell>
          <table:table-cell table:style-name="ICItimeline.D2" office:value-type="string">
            <text:p text:style-name="P321">Improved production plant, <text:span text:style-name="T301">1st</text:span> paraquat deaths reported in <text:span text:style-name="T329">mainstream media,</text:span> <text:span text:style-name="T309">added to Poisons List</text:span></text:p>
          </table:table-cell>
        </table:table-row>
        <table:table-row>
          <table:table-cell table:style-name="ICItimeline.A2" office:value-type="string">
            <text:p text:style-name="P330">1972</text:p>
          </table:table-cell>
          <table:table-cell table:style-name="ICItimeline.A2" office:value-type="string">
            <text:p text:style-name="P330">Poisons Act, Poisons Board cont.</text:p>
          </table:table-cell>
          <table:table-cell table:style-name="ICItimeline.A2" office:value-type="string">
            <text:p text:style-name="P325"/>
          </table:table-cell>
          <table:table-cell table:style-name="ICItimeline.D2" office:value-type="string">
            <text:p text:style-name="P325"/>
          </table:table-cell>
        </table:table-row>
        <table:table-row>
          <table:table-cell table:style-name="ICItimeline.A2" office:value-type="string">
            <text:p text:style-name="P325">1973</text:p>
          </table:table-cell>
          <table:table-cell table:style-name="ICItimeline.A2" office:value-type="string">
            <text:p text:style-name="P331">oil crisis; Economic recession until 1975</text:p>
          </table:table-cell>
          <table:table-cell table:style-name="ICItimeline.A2" office:value-type="string">
            <text:p text:style-name="P325"/>
          </table:table-cell>
          <table:table-cell table:style-name="ICItimeline.D2" office:value-type="string">
            <text:p text:style-name="P325">Patent expires, <text:span text:style-name="T309">but ICI remain only producer in UK</text:span></text:p>
          </table:table-cell>
        </table:table-row>
        <table:table-row>
          <table:table-cell table:style-name="ICItimeline.A2" office:value-type="string">
            <text:p text:style-name="P325">1974 </text:p>
          </table:table-cell>
          <table:table-cell table:style-name="ICItimeline.A2" office:value-type="string">
            <text:p text:style-name="P327">Health and Safety at Work Act; Health and Safety Commission established</text:p>
          </table:table-cell>
          <table:table-cell table:style-name="ICItimeline.A2" office:value-type="string">
            <text:p text:style-name="P325"/>
          </table:table-cell>
          <table:table-cell table:style-name="ICItimeline.D2" office:value-type="string">
            <text:p text:style-name="P325"><text:span text:style-name="T329">Stricter rules for poisons sales, </text:span>Stenching agent added to Gramoxone</text:p>
          </table:table-cell>
        </table:table-row>
        <table:table-row>
          <table:table-cell table:style-name="ICItimeline.A2" office:value-type="string">
            <text:p text:style-name="P326">1975</text:p>
          </table:table-cell>
          <table:table-cell table:style-name="ICItimeline.A2" office:value-type="string">
            <text:p text:style-name="P326"/>
          </table:table-cell>
          <table:table-cell table:style-name="ICItimeline.A2" office:value-type="string">
            <text:p text:style-name="P326"/>
          </table:table-cell>
          <table:table-cell table:style-name="ICItimeline.D21" office:value-type="string">
            <text:p text:style-name="P326">Weedol formula changed to include diquat, reducing the paraquat content.</text:p>
          </table:table-cell>
        </table:table-row>
        <table:table-row>
          <table:table-cell table:style-name="ICItimeline.A2" office:value-type="string">
            <text:p text:style-name="P329">1981</text:p>
          </table:table-cell>
          <table:table-cell table:style-name="ICItimeline.A2" office:value-type="string">
            <text:p text:style-name="P329">Wildlife and Countryside Act</text:p>
          </table:table-cell>
          <table:table-cell table:style-name="ICItimeline.A2" office:value-type="string">
            <text:p text:style-name="P326"/>
          </table:table-cell>
          <table:table-cell table:style-name="ICItimeline.D2" office:value-type="string">
            <text:p text:style-name="P326"/>
          </table:table-cell>
        </table:table-row>
        <table:table-row>
          <table:table-cell table:style-name="ICItimeline.A2" office:value-type="string">
            <text:p text:style-name="P329">1986</text:p>
          </table:table-cell>
          <table:table-cell table:style-name="ICItimeline.A2" office:value-type="string">
            <text:p text:style-name="P329">HSE enforces pesticide safety</text:p>
          </table:table-cell>
          <table:table-cell table:style-name="ICItimeline.A2" office:value-type="string">
            <text:p text:style-name="P326"/>
          </table:table-cell>
          <table:table-cell table:style-name="ICItimeline.D2" office:value-type="string">
            <text:p text:style-name="P326"/>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35"/>
      <text:p text:style-name="P36"/>
      <text:p text:style-name="P96">Protecting Users</text:p>
      <text:p text:style-name="P144"><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49"/>
      <text:p text:style-name="P182"><text:span text:style-name="T473">Decisions about</text:span><text:span text:style-name="T472"> the formulation</text:span></text:p>
      <text:p text:style-name="P193"><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65">'...and in the Toolshed' A Correspondent, The Times, 23.04.66, p13; <text:s/>'Know your Killers!' MacKinnon, CA, The Daily Mail, 06.05.67, p9,</text:p></text:note-body></text:note></text:span></text:p>
      <text:p text:style-name="P50"/>
      <text:p text:style-name="P193"><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77">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1"/>
      <text:p text:style-name="P145"><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78">was not known.</text:span><text:span text:style-name="T78"><text:note text:id="ftn35" text:note-class="footnote"><text:note-citation>35</text:note-citation><text:note-body><text:p text:style-name="P366"><text:span text:style-name="T302">Pl/w, SW 1169, Paraquat SC1174 draft SC1175 <text:s/>Advisory Committee on Poisonous Substances Used in Agriculture and Food Storage</text:span> <text:span text:style-name="T302">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2"/>
      <text:p text:style-name="P185"><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93">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14"><text:span text:style-name="T503">VQ hence dilemma of regulation?</text:span></text:p></text:list-item></text:list></office:annotation></text:span><text:span text:style-name="T61"> know for sure what all the effects on people could be. </text:span></text:p>
      <text:p text:style-name="P53"/>
      <text:p text:style-name="P185"><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3"/>
      <text:p text:style-name="P146"><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75">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4"/>
      <text:p text:style-name="P220"><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text:span><text:soft-page-break/><text:span text:style-name="T134">charge of examining, approving and monitoring new chemicals used in the situations listed in the title of the group.</text:span><text:span text:style-name="T108"><text:note text:id="ftn38" text:note-class="footnote"><text:note-citation>38</text:note-citation><text:note-body><text:p text:style-name="P286">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39"/>
      <text:p text:style-name="P154">Labelling</text:p>
      <text:p text:style-name="P188"><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87">“Pesticides and Posterity”, <text:span text:style-name="T256">Horizon</text:span>, BBC Television, first aired 30.05.64 (accessed BFI)</text:p></text:note-body></text:note></text:span><text:span text:style-name="T65"> </text:span></text:p>
      <text:p text:style-name="P37"/>
      <text:p text:style-name="P185"><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5"/>
      <text:p text:style-name="P178"><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82">"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14"><text:span text:style-name="T503">Insert image of logo</text:span></text:p></text:list-item></text:list></office:annotation></text:span><text:span text:style-name="T171">This logo had been promoted heavily through the MAFF </text:span><text:span text:style-name="T264">Chemicals for the Gardener </text:span><text:span text:style-name="T284">booklet, which had been published to guide home gardeners to </text:span><text:span text:style-name="T283">choose </text:span><text:span text:style-name="T284">products that had been tested and shown effective. The booklet also took care to emphasise the importance of following the </text:span><text:span text:style-name="T283">safety </text:span><text:span text:style-name="T284">instructions given by the manufacturer on the label, because these too had been approved.</text:span><text:span text:style-name="T284"><text:note text:id="ftn42" text:note-class="footnote"><text:note-citation>42</text:note-citation><text:note-body><text:p text:style-name="P283">Chemicals for the gardener: for the control of plant pests, diseases and weeds<text:span text:style-name="T268">, MAFF, HMSO 1963</text:span></text:p></text:note-body></text:note></text:span><text:span text:style-name="T284"> </text:span><text:span text:style-name="T287">Some of the processes behind approval and what could be expected of products with the Approved logo was also explained by the Consumers Association.</text:span><text:span text:style-name="T287"><text:note text:id="ftn43" text:note-class="footnote"><text:note-citation>43</text:note-citation><text:note-body><text:p text:style-name="P310">Handyman Which?, February 1973, p10</text:p></text:note-body></text:note></text:span><text:span text:style-name="T287"> </text:span></text:p>
      <text:p text:style-name="P113"/>
      <text:p text:style-name="P116">Retailers</text:p>
      <text:p text:style-name="P119">When <text:span text:style-name="T475">Gramoxone</text:span> first came onto the market <text:span text:style-name="T475">in 1962</text:span>, <text:span text:style-name="T475">it was available to agricultural users from Plant Protection advisors or through agricultural merchants. At this time, r</text:span>etailers were expected to stick to an agreement with ICI about who they could sell the products to. <text:span text:style-name="T470">Gramoxone was not bound </text:span><text:soft-page-break/><text:span text:style-name="T470">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43">adhere to the same instruction </text:span><text:span text:style-name="T345">given to users </text:span><text:span text:style-name="T343">to never repack or decant Gramoxone into other, unlabelled containers.</text:span><text:span text:style-name="T344"> </text:span><text:span text:style-name="T346">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49"><text:s text:c="16"/></text:span></text:p>
      <text:p text:style-name="P195"/>
      <text:p text:style-name="P120"><text:span text:style-name="T350">Weedol was promoted to domestic users from 1965, and it was available from garden nurseries and home improvement centres,</text:span><text:span text:style-name="T350"><text:note text:id="ftn44" text:note-class="footnote"><text:note-citation>44</text:note-citation><text:note-body><text:p text:style-name="P278">B&amp;Q advert, Daily Mail, 25.05.88, p11</text:p></text:note-body></text:note></text:span><text:span text:style-name="T350"> chemists including Boots</text:span><text:span text:style-name="T350"><text:note text:id="ftn45" text:note-class="footnote"><text:note-citation>45</text:note-citation><text:note-body><text:p text:style-name="P279">Boots advert, 25% off all garden chemicals, <text:s/>Daily Mail, 19.05.79, p30</text:p></text:note-body></text:note></text:span><text:span text:style-name="T350"> and Timothy Whites,</text:span><text:span text:style-name="T350"><text:note text:id="ftn46" text:note-class="footnote"><text:note-citation>46</text:note-citation><text:note-body><text:p text:style-name="P281">“<text:span text:style-name="T398">Super Summer” Timothy Whites advert, Daily Express, 17.05.68</text:span></text:p></text:note-body></text:note></text:span><text:span text:style-name="T350"> as well as general stores like Woolworths.</text:span><text:span text:style-name="T350"><text:note text:id="ftn47" text:note-class="footnote"><text:note-citation>47</text:note-citation><text:note-body><text:p text:style-name="P278">Woolworths advert, Daily Mail, 27.05.87, p17</text:p></text:note-body></text:note></text:span><text:span text:style-name="T350"> </text:span><text:span text:style-name="T351">Weedol adverts suggested simply going to 'your shop'</text:span><text:span text:style-name="T351"><text:note text:id="ftn48" text:note-class="footnote"><text:note-citation>48</text:note-citation><text:note-body><text:p text:style-name="P311">"Don't waste time with weeds" </text:p></text:note-body></text:note></text:span><text:span text:style-name="T351">, rather than guess </text:span><text:span text:style-name="T352">the specific outlet</text:span><text:span text:style-name="T351"> th</text:span><text:span text:style-name="T352">at</text:span><text:span text:style-name="T351"> users might prefer to get this type of chemical. </text:span></text:p>
      <text:p text:style-name="P79"/>
      <text:p text:style-name="P89"><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6">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6"/>
      <text:p text:style-name="P155">Minutes</text:p>
      <text:p text:style-name="P165"><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9" text:note-class="footnote"><text:note-citation>49</text:note-citation><text:note-body><text:p text:style-name="P367"><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5"/>
      <text:p text:style-name="P159"><text:span text:style-name="T424">The concern about d</text:span><text:span text:style-name="T423">iquat </text:span><text:span text:style-name="T424">in early Weedol formulations,</text:span><text:span text:style-name="T424"><text:note text:id="ftn50" text:note-class="footnote"><text:note-citation>50</text:note-citation><text:note-body><text:p text:style-name="P368"/></text:note-body></text:note></text:span><text:span text:style-name="T424"> wh</text:span><text:span text:style-name="T425">ile</text:span><text:span text:style-name="T424"> it remained in agricultural preparations </text:span><text:span text:style-name="T423">also caused concern, again demonstrat</text:span><text:span text:style-name="T424">es</text:span><text:span text:style-name="T423"> an imagined difference between the ability of farm and domestic users to treat the products with appropriate care. In the 1970s, diquat was incorporated into a new improved version of Weedol, </text:span><text:span text:style-name="T444">the fears of cataract apparently solved, forgotten or replaced by fear of paraqyat</text:span><text:span text:style-name="T423">. </text:span><text:span text:style-name="T425">This change was not heralded in gardening columns or newspaper articles, but it was announced through the packaging </text:span><text:span text:style-name="T426">which proclaimed the new formula,</text:span><text:span text:style-name="T425"> and advertisement of the product </text:span><text:span text:style-name="T426">which showed the packet emblazoned with the declaration of newness</text:span><text:span text:style-name="T425">.</text:span><text:span text:style-name="T425"><text:note text:id="ftn51" text:note-class="footnote"><text:note-citation>51</text:note-citation><text:note-body><text:p text:style-name="P369">'There are two ways to weed your garden', The Daily Mail, 08.04.71</text:p></text:note-body></text:note></text:span><text:span text:style-name="T425"> The reason for the change </text:span><text:span text:style-name="T443">was to improve the weedkilling efficacy but also further</text:span><text:span text:style-name="T425"> </text:span><text:soft-page-break/><text:span text:style-name="T425">reduce</text:span><text:span text:style-name="T443">d</text:span><text:span text:style-name="T425"> the concentration of paraquat while maintaining the efficacy of weedkiller by substituting it for the more easily eliminated and thus </text:span><text:span text:style-name="T445">potentially </text:span><text:span text:style-name="T425">less poisonous diquat, was not discussed where users might have read it.</text:span><text:span text:style-name="T423"> </text:span></text:p>
      <text:p text:style-name="P170"/>
      <text:p text:style-name="P155">Advertisements</text:p>
      <text:p text:style-name="P110"><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2" text:note-class="footnote"><text:note-citation>52</text:note-citation><text:note-body><text:p text:style-name="P371">“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3" text:note-class="footnote"><text:note-citation>53</text:note-citation><text:note-body><text:p text:style-name="P372">“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10"/>
      <text:p text:style-name="P166"><text:span text:style-name="T163">The first Weedol advert </text:span><text:span text:style-name="T230">in 1965 </text:span><text:span text:style-name="T163">did not portray a user, only a scenario featuring weeds around a rose bush.</text:span><text:span text:style-name="T163"><text:note text:id="ftn54" text:note-class="footnote"><text:note-citation>54</text:note-citation><text:note-body><text:p text:style-name="Footnote">“<text:span text:style-name="T397">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5" text:note-class="footnote"><text:note-citation>55</text:note-citation><text:note-body><text:p text:style-name="P259">“<text:span text:style-name="T396">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6" text:note-class="footnote"><text:note-citation>56</text:note-citation><text:note-body><text:p text:style-name="Footnote">“<text:span text:style-name="T396">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7" text:note-class="footnote"><text:note-citation>57</text:note-citation><text:note-body><text:p text:style-name="P257">“Don't waste time with weeds”, Spring 1967 Campaign. The Times 10.06.67, p8. On this date the same advert also appeared in the Express and Mirror</text:p></text:note-body></text:note></text:span><text:span text:style-name="T163"> gave potential users a clear and alliterative message about what the product was for, </text:span><text:span text:style-name="T230">the benefit of saved time</text:span><text:span text:style-name="T163"> and how to use </text:span><text:span text:style-name="T230">the weedkiller</text:span><text:span text:style-name="T163">. </text:span></text:p>
      <text:p text:style-name="P22"/>
      <text:p text:style-name="P66"><text:span text:style-name="T403">ICI's 1968 'Stand up to weeds!' advert was first placed in mid-April, again only showing the lower half of a male user in neat trousers and a shirt, using a watering can to apply weedkiller, standing </text:span><text:soft-page-break/><text:span text:style-name="T403">nonchalantly with a hand on his hip.</text:span><text:span text:style-name="T403"><text:note text:id="ftn58" text:note-class="footnote"><text:note-citation>58</text:note-citation><text:note-body><text:p text:style-name="Footnote">“<text:span text:style-name="T398">Super Summer” Timothy Whites advert, Daily Express, 17.05.68</text:span></text:p></text:note-body></text:note></text:span><text:span text:style-name="T403">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7"/>
      <text:p text:style-name="P21"><text:span text:style-name="T404">In 1970, a whole user is depicted for the first time, and compared to a non-user.</text:span><text:span text:style-name="T404"><text:note text:id="ftn59" text:note-class="footnote"><text:note-citation>59</text:note-citation><text:note-body><text:p text:style-name="P370"><text:span text:style-name="T412">"</text:span>There are two ways to weed your garden<text:span text:style-name="T412">"</text:span>, The Daily Mail, 08.04.71</text:p></text:note-body></text:note></text:span><text:span text:style-name="T404"> The user is a</text:span> middle aged <text:span text:style-name="T362">man</text:span>, probably in his own garden, where he <text:span text:style-name="T422">i</text:span>s using it among flowers and shrubs, not to clear expanses of weeds in an industrialised setting. <text:span text:style-name="T310">H</text:span>e <text:span text:style-name="T310">gives the impression of being</text:span> at leisure, <text:span text:style-name="T310">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415">or spray cannister </text:span>avoids this <text:span text:style-name="T404">contamination </text:span>problem. Perhaps these men would have been less used to handling potentially dangerous chemicals <text:span text:style-name="T313">in the home</text:span>, leaving that <text:span text:style-name="T313">task </text:span>to their wives. Perhaps the comfort of home, <text:span text:style-name="T312">and a mindset unique to </text:span>leisurely activities, meant that vigilance and care that men might have applied to handling <text:span text:style-name="T312">dangerous</text:span> substances in their working lives was <text:span text:style-name="T312">abandoned</text:span> once in the domestic environment. <text:span text:style-name="T312">This is partly brought about by the assumption that if something was dangerous, it wouldn’t be available, “they” wouldn’t allow anything bad to happen to a customer/consumer.</text:span></text:p>
      <text:p text:style-name="P21"/>
      <text:p text:style-name="P85">1970 was also the only year found so far, that ICI featured a woman in their garden chemical adverts. 'Your garden pin-up'<text:note text:id="ftn60" text:note-class="footnote"><text:note-citation>60</text:note-citation><text:note-body><text:p text:style-name="P314">"Your garden pin-up" Amateur Gardening Annual, 1970, p78. This immediately preceded an article "Chemicals: where do we stand?"</text:p></text:note-body></text:note> features a simpering woman holding a parasol next to a lush, flower<text:span text:style-name="T498">ing</text:span> border, with a variety of ICI garden chemicals at her feet, <text:span text:style-name="T498">including 'great easy to use' Weedol. The gravel </text:span>path <text:span text:style-name="T498">she stands on is weed free, of course,</text:span> <text:span text:style-name="T498">although in the crazy paving behind her there may be some deliberate planting</text:span>. The advert is described 'To remind you, in the nicest possible way, that ICI make a complete range of products to make your garden look lovely'. Readers of Amateur Gardening Annual, where the advert was placed, are urged to 'Pin this on your greenhouse door. It's worth looking at and acting on.' <text:span text:style-name="T498">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0"/>
      <text:p text:style-name="P57">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88">and </text:span>instead continu<text:span text:style-name="T488">ed</text:span> to run 'Don't waste time with weeds'. <text:span text:style-name="T494">Space was also a resource that was competed for and </text:span>'Stop weeds going to bed with your flowers'<text:note text:id="ftn61" text:note-class="footnote"><text:note-citation>61</text:note-citation><text:note-body><text:p text:style-name="P280">"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99"><text:soft-page-break/></text:p>
      <text:p text:style-name="P162">Advert frequency</text:p>
      <text:p text:style-name="P198"><text:span text:style-name="T485">The dates that Weedol and ICI in the garden multi-product adverts were placed, typically April to July indicate the </text:span>seasonality of Weedol <text:span text:style-name="T458">application. It can also be seen in these adverts how ICI publicised </text:span>diversification or extension of <text:span text:style-name="T486">Weedol </text:span>applications, <text:span text:style-name="T486">when adverts for Weedol start to appear in the autumn, which had previously not been considered a time to apply Weedol</text:span>.<text:note text:id="ftn62" text:note-class="footnote"><text:note-citation>62</text:note-citation><text:note-body><text:p text:style-name="P298">October Advert</text:p></text:note-body></text:note></text:p>
      <text:p text:style-name="P176"/>
      <text:p text:style-name="P176"/>
      <text:p text:style-name="P204"><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9"/>
      <text:p text:style-name="P190"><text:span text:style-name="T423">Figure 1 demonstrates differences in the frequency of advert between two newspapers, </text:span><text:span text:style-name="T435">T</text:span><text:span text:style-name="T423">he Times and the Daily Mail. The Times carried </text:span><text:span text:style-name="T435">more </text:span><text:span text:style-name="T423">adverts for Gramoxone </text:span><text:span text:style-name="T435">than it did for Weedol</text:span><text:span text:style-name="T423">. The Mail carried adverts for Weedol much more frequently than The Times. </text:span><text:span text:style-name="T435">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36">The</text:span><text:span text:style-name="T435"> </text:span><text:span text:style-name="T436">richly detailed adverts that were placed in the Mail and other papers were designed to win over potential users by spelling out all the potential benefits in all the different scenarios. </text:span><text:span text:style-name="T437">These readers were also treated to the</text:span><text:span text:style-name="T433"> greatest variety of Weedol adverts. </text:span><text:span text:style-name="T436">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13"/>
      <text:p text:style-name="P161">Summary of adverts</text:p>
      <text:p text:style-name="P200"><text:span text:style-name="T446">The campaigns are summarised and tabulated in Table 2, in order to gather together the key words that were used in the adverts and to see changes over time. </text:span><text:span text:style-name="T430">Early </text:span><text:span text:style-name="T431">Weedol adverts were</text:span><text:span text:style-name="T429"> verbose </text:span><text:span text:style-name="T431">and</text:span><text:span text:style-name="T429"> very informative,</text:span><text:span text:style-name="T431"> </text:span><text:span text:style-name="T432">designed to </text:span><text:span text:style-name="T431">explain to potential users the scenarios that Weedol could be deployed </text:span><text:span text:style-name="T432">and what users could expect from it</text:span><text:span text:style-name="T431">.</text:span><text:span text:style-name="T433"> </text:span><text:span text:style-name="T431">G</text:span><text:span text:style-name="T429">reat pains were taken to put across the ease and simplicity of </text:span><text:soft-page-break/><text:span text:style-name="T429">use, </text:span><text:span text:style-name="T431">emphasising the use of </text:span><text:span text:style-name="T429">the plants</text:span><text:span text:style-name="T431">'</text:span><text:span text:style-name="T429"> </text:span><text:span text:style-name="T431">own </text:span><text:span text:style-name="T434">'</text:span><text:span text:style-name="T429">natural</text:span><text:span text:style-name="T434">'</text:span><text:span text:style-name="T429"> processes to kill the plant. </text:span><text:span text:style-name="T431">O</text:span><text:span text:style-name="T430">ther than 'kill' which was necessary to convey the effect on weeds, o</text:span><text:span text:style-name="T431">ne of the most frequently used words was </text:span><text:span text:style-name="T434">'</text:span><text:span text:style-name="T431">harmless</text:span><text:span text:style-name="T434">'</text:span><text:span text:style-name="T431">. </text:span><text:span text:style-name="T430">The soil would not be harmed, non-target plants would not be harmed, but other users of the garden such as pets, wildlife and people are rarely mentioned. <text:s/></text:span></text:p>
      <text:p text:style-name="P174"/>
      <text:p text:style-name="P80">ICI's adverts imagined their users to be looking for particular assurances from the product, and the adverts consistently addressed these by highlighting the “harmlessness” <text:span text:style-name="T399">to anything other than weeds</text:span>, time saved,<text:note text:id="ftn63" text:note-class="footnote"><text:note-citation>63</text:note-citation><text:note-body><text:p text:style-name="P258">“Don't waste time with weeds”, Spring 1967 Campaign. The Times 10.06.67, p8.</text:p></text:note-body></text:note> reduction of effort by switching “hard”<text:note text:id="ftn64" text:note-class="footnote"><text:note-citation>64</text:note-citation><text:note-body><text:p text:style-name="P313">“<text:span text:style-name="T397">Amazing new weeder discovery ENDS THE WORK OF WEEDING” Spring 1965, Daily Express, 03.04.65, p14;“End the work of weeding with Weedol” Weedol advertisement, Spring 1966 Campaign, Daily Mail, 16.04.66. </text:span></text:p></text:note-body></text:note> or “back-<text:span text:style-name="T412">breaking”</text:span><text:span text:style-name="T412"><text:note text:id="ftn65" text:note-class="footnote"><text:note-citation>65</text:note-citation><text:note-body><text:p text:style-name="P312">"Weedol kills weeds without killing the soil (or your back)" Daily Mail, 24.03.70, p3</text:p></text:note-body></text:note></text:span><text:span text:style-name="T412"> work for faster and easier watering</text:span>. <text:span text:style-name="T449">An awareness that Weedol was perceived </text:span><text:span text:style-name="T447">by users </text:span><text:span text:style-name="T449">to be expensive also shows in the adverts. They detail the precise area that can be treated,</text:span><text:span text:style-name="T449"><text:note text:id="ftn66" text:note-class="footnote"><text:note-citation>66</text:note-citation><text:note-body><text:p text:style-name="P312">"Stand up to weeds!" Daily Mirror, 13.04.68, p20</text:p></text:note-body></text:note></text:span><text:span text:style-name="T449"> </text:span><text:span text:style-name="T448">and consistently highlight the low costs involved, either of the product itself or of the specialised applicators that would allow the herbicide's most economical application.</text:span><text:span text:style-name="T448"><text:note text:id="ftn67" text:note-class="footnote"><text:note-citation>67</text:note-citation><text:note-body><text:p text:style-name="Footnote"/></text:note-body></text:note></text:span></text:p>
      <text:p text:style-name="P174"/>
      <text:p text:style-name="P216"><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70"/>
      <text:p text:style-name="P197"><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8" text:note-class="footnote"><text:note-citation>68</text:note-citation><text:note-body><text:p text:style-name="P297">"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9" text:note-class="footnote"><text:note-citation>69</text:note-citation><text:note-body><text:p text:style-name="P305">"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1"/>
      <text:p text:style-name="P201"><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2"/>
      <text:p text:style-name="P72"/>
      <text:p text:style-name="P72"/>
      <text:p text:style-name="P72"/>
      <text:p text:style-name="P72"/>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42">Year</text:p>
          </table:table-cell>
          <table:table-cell table:style-name="Table2.A1" office:value-type="string">
            <text:p text:style-name="P342">Advert</text:p>
          </table:table-cell>
          <table:table-cell table:style-name="Table2.A1" office:value-type="string">
            <text:p text:style-name="P343">Paper</text:p>
          </table:table-cell>
          <table:table-cell table:style-name="Table2.A1" office:value-type="string">
            <text:p text:style-name="P343">User image</text:p>
          </table:table-cell>
          <table:table-cell table:style-name="Table2.E1" office:value-type="string">
            <text:p text:style-name="P343">Key phrases</text:p>
          </table:table-cell>
        </table:table-row>
        <table:table-row>
          <table:table-cell table:style-name="Table2.A2" office:value-type="string">
            <text:p text:style-name="P337">1965</text:p>
          </table:table-cell>
          <table:table-cell table:style-name="Table2.A2" office:value-type="string">
            <text:p text:style-name="P337">Ends the work of weeding</text:p>
          </table:table-cell>
          <table:table-cell table:style-name="Table2.A2" office:value-type="string">
            <text:p text:style-name="P337">Express, Mirror</text:p>
          </table:table-cell>
          <table:table-cell table:style-name="Table2.A2" office:value-type="string">
            <text:p text:style-name="P337">No user</text:p>
          </table:table-cell>
          <table:table-cell table:style-name="Table2.E2" office:value-type="string">
            <text:p text:style-name="P333">Hard work, neutralised, harmless</text:p>
          </table:table-cell>
        </table:table-row>
        <table:table-row>
          <table:table-cell table:style-name="Table2.A2" office:value-type="string">
            <text:p text:style-name="P337">1966</text:p>
          </table:table-cell>
          <table:table-cell table:style-name="Table2.A2" office:value-type="string">
            <text:p text:style-name="P337">End the work of weeding</text:p>
          </table:table-cell>
          <table:table-cell table:style-name="Table2.A2" office:value-type="string">
            <text:p text:style-name="P337">Express, Mirror, Mail</text:p>
          </table:table-cell>
          <table:table-cell table:style-name="Table2.A2" office:value-type="string">
            <text:p text:style-name="P337">Hands, feet</text:p>
          </table:table-cell>
          <table:table-cell table:style-name="Table2.E2" office:value-type="string">
            <text:p text:style-name="P333">Safely, harmless, easier, <text:span text:style-name="T479">endless,</text:span> economical, accurate</text:p>
          </table:table-cell>
        </table:table-row>
        <table:table-row>
          <table:table-cell table:style-name="Table2.A2" office:value-type="string">
            <text:p text:style-name="P335">1967</text:p>
          </table:table-cell>
          <table:table-cell table:style-name="Table2.A2" office:value-type="string">
            <text:p text:style-name="P335">Don't waste time with weeds</text:p>
          </table:table-cell>
          <table:table-cell table:style-name="Table2.A2" office:value-type="string">
            <text:p text:style-name="P335">Times, Express, Mirror, Mail</text:p>
          </table:table-cell>
          <table:table-cell table:style-name="Table2.A2" office:value-type="string">
            <text:p text:style-name="P335">No user</text:p>
          </table:table-cell>
          <table:table-cell table:style-name="Table2.E2" office:value-type="string">
            <text:p text:style-name="P336">Time, revolutionary, safely, save hours</text:p>
          </table:table-cell>
        </table:table-row>
        <table:table-row>
          <table:table-cell table:style-name="Table2.A2" office:value-type="string">
            <text:p text:style-name="P337">1967</text:p>
          </table:table-cell>
          <table:table-cell table:style-name="Table2.A2" office:value-type="string">
            <text:p text:style-name="P337">My Dad's a Weedol weeder</text:p>
          </table:table-cell>
          <table:table-cell table:style-name="Table2.A2" office:value-type="string">
            <text:p text:style-name="P337">Express, Mirror</text:p>
          </table:table-cell>
          <table:table-cell table:style-name="Table2.A2" office:value-type="string">
            <text:p text:style-name="P337">Father (plus daughter)</text:p>
          </table:table-cell>
          <table:table-cell table:style-name="Table2.E2" office:value-type="string">
            <text:p text:style-name="P333">Saves hours, kills, harmless</text:p>
          </table:table-cell>
        </table:table-row>
        <table:table-row>
          <table:table-cell table:style-name="Table2.A2" office:value-type="string">
            <text:p text:style-name="P337">1968</text:p>
          </table:table-cell>
          <table:table-cell table:style-name="Table2.A2" office:value-type="string">
            <text:p text:style-name="P337">Stand up to weeds</text:p>
          </table:table-cell>
          <table:table-cell table:style-name="Table2.A2" office:value-type="string">
            <text:p text:style-name="P337">Mirror, Mail</text:p>
          </table:table-cell>
          <table:table-cell table:style-name="Table2.A2" office:value-type="string">
            <text:p text:style-name="P337"><text:span text:style-name="T487">M</text:span>ale</text:p>
          </table:table-cell>
          <table:table-cell table:style-name="Table2.E2" office:value-type="string">
            <text:p text:style-name="P333">Gardeners, revolutionary, kills harmless</text:p>
          </table:table-cell>
        </table:table-row>
        <table:table-row>
          <table:table-cell table:style-name="Table2.A2" office:value-type="string">
            <text:p text:style-name="P337">1969</text:p>
          </table:table-cell>
          <table:table-cell table:style-name="Table2.A2" office:value-type="string">
            <text:p text:style-name="P337">Block the living daylight out of weeds</text:p>
          </table:table-cell>
          <table:table-cell table:style-name="Table2.A2" office:value-type="string">
            <text:p text:style-name="P337">Express, Mirror, Mail </text:p>
          </table:table-cell>
          <table:table-cell table:style-name="Table2.A2" office:value-type="string">
            <text:p text:style-name="P337">No user</text:p>
          </table:table-cell>
          <table:table-cell table:style-name="Table2.E2" office:value-type="string">
            <text:p text:style-name="P333">Low priced, harmless, unique, rain, time saved</text:p>
          </table:table-cell>
        </table:table-row>
        <table:table-row>
          <table:table-cell table:style-name="Table2.A2" office:value-type="string">
            <text:p text:style-name="P335">1969</text:p>
          </table:table-cell>
          <table:table-cell table:style-name="Table2.A2" office:value-type="string">
            <text:p text:style-name="P335">Great summer offer </text:p>
          </table:table-cell>
          <table:table-cell table:style-name="Table2.A2" office:value-type="string">
            <text:p text:style-name="P335"/>
          </table:table-cell>
          <table:table-cell table:style-name="Table2.A2" office:value-type="string">
            <text:p text:style-name="P335">No user</text:p>
          </table:table-cell>
          <table:table-cell table:style-name="Table2.E2" office:value-type="string">
            <text:p text:style-name="P319"/>
          </table:table-cell>
        </table:table-row>
        <table:table-row>
          <table:table-cell table:style-name="Table2.A2" office:value-type="string">
            <text:p text:style-name="P337">1970</text:p>
          </table:table-cell>
          <table:table-cell table:style-name="Table2.A2" office:value-type="string">
            <text:p text:style-name="P319">...<text:span text:style-name="T477">in the garden with ICI</text:span></text:p>
          </table:table-cell>
          <table:table-cell table:style-name="Table2.A2" office:value-type="string">
            <text:p text:style-name="P338">Mail, Express, Mirror</text:p>
          </table:table-cell>
          <table:table-cell table:style-name="Table2.A2" office:value-type="string">
            <text:p text:style-name="P335">No user, but male tech advisor</text:p>
          </table:table-cell>
          <table:table-cell table:style-name="Table2.E2" office:value-type="string">
            <text:p text:style-name="P335">Save hours of back breaking </text:p>
          </table:table-cell>
        </table:table-row>
        <table:table-row>
          <table:table-cell table:style-name="Table2.A2" office:value-type="string">
            <text:p text:style-name="P337">197<text:span text:style-name="T477">0</text:span></text:p>
          </table:table-cell>
          <table:table-cell table:style-name="Table2.A2" office:value-type="string">
            <text:p text:style-name="P335">… without killing the soil or your back</text:p>
          </table:table-cell>
          <table:table-cell table:style-name="Table2.A2" office:value-type="string">
            <text:p text:style-name="P338">Mail, Express, Mirror</text:p>
          </table:table-cell>
          <table:table-cell table:style-name="Table2.A2" office:value-type="string">
            <text:p text:style-name="P333">Gloved hand</text:p>
          </table:table-cell>
          <table:table-cell table:style-name="Table2.E2" office:value-type="string">
            <text:p text:style-name="P333">Backache, harmless, economical, ordinary, cost</text:p>
          </table:table-cell>
        </table:table-row>
        <table:table-row>
          <table:table-cell table:style-name="Table2.A2" office:value-type="string">
            <text:p text:style-name="P337">197<text:span text:style-name="T477">1</text:span></text:p>
          </table:table-cell>
          <table:table-cell table:style-name="Table2.A2" office:value-type="string">
            <text:p text:style-name="P335">Two ways</text:p>
          </table:table-cell>
          <table:table-cell table:style-name="Table2.A2" office:value-type="string">
            <text:p text:style-name="P338">Mail, Express, Mirror</text:p>
          </table:table-cell>
          <table:table-cell table:style-name="Table2.A2" office:value-type="string">
            <text:p text:style-name="P335"><text:span text:style-name="T478">M</text:span>ale</text:p>
          </table:table-cell>
          <table:table-cell table:style-name="Table2.E2" office:value-type="string">
            <text:p text:style-name="P333">Back-breaking, minutes, kill, harmless, cost</text:p>
          </table:table-cell>
        </table:table-row>
        <table:table-row>
          <table:table-cell table:style-name="Table2.A2" office:value-type="string">
            <text:p text:style-name="P337">1975</text:p>
          </table:table-cell>
          <table:table-cell table:style-name="Table2.A2" office:value-type="string">
            <text:p text:style-name="P335">… without killing the soil or your back</text:p>
          </table:table-cell>
          <table:table-cell table:style-name="Table2.A2" office:value-type="string">
            <text:p text:style-name="P338">Mail, Express, Mirror</text:p>
          </table:table-cell>
          <table:table-cell table:style-name="Table2.A2" office:value-type="string">
            <text:p text:style-name="P335">Male </text:p>
          </table:table-cell>
          <table:table-cell table:style-name="Table2.E2" office:value-type="string">
            <text:p text:style-name="P333">Kill, safely, inactivated, economical, hours, back-breaking</text:p>
          </table:table-cell>
        </table:table-row>
        <table:table-row>
          <table:table-cell table:style-name="Table2.A2" office:value-type="string">
            <text:p text:style-name="P337">1977</text:p>
          </table:table-cell>
          <table:table-cell table:style-name="Table2.A2" office:value-type="string">
            <text:p text:style-name="P335">Fast and easy.</text:p>
          </table:table-cell>
          <table:table-cell table:style-name="Table2.A2" office:value-type="string">
            <text:p text:style-name="P335">Mail, Express</text:p>
          </table:table-cell>
          <table:table-cell table:style-name="Table2.A2" office:value-type="string">
            <text:p text:style-name="P335">Percy Thrower</text:p>
          </table:table-cell>
          <table:table-cell table:style-name="Table2.E2" office:value-type="string">
            <text:p text:style-name="P333">Safely, backache</text:p>
          </table:table-cell>
        </table:table-row>
        <table:table-row>
          <table:table-cell table:style-name="Table2.A2" office:value-type="string">
            <text:p text:style-name="P337">197<text:span text:style-name="T477">7</text:span></text:p>
          </table:table-cell>
          <table:table-cell table:style-name="Table2.A2" office:value-type="string">
            <text:p text:style-name="P319">...<text:span text:style-name="T480">plenty of help</text:span></text:p>
          </table:table-cell>
          <table:table-cell table:style-name="Table2.A2" office:value-type="string">
            <text:p text:style-name="P334">Mail, Express</text:p>
          </table:table-cell>
          <table:table-cell table:style-name="Table2.A2" office:value-type="string">
            <text:p text:style-name="P334">Percy Thrower</text:p>
          </table:table-cell>
          <table:table-cell table:style-name="Table2.E2" office:value-type="string">
            <text:p text:style-name="P334">Compete, safely </text:p>
          </table:table-cell>
        </table:table-row>
        <table:table-row>
          <table:table-cell table:style-name="Table2.A2" office:value-type="string">
            <text:p text:style-name="P339">1978</text:p>
          </table:table-cell>
          <table:table-cell table:style-name="Table2.A2" office:value-type="string">
            <text:p text:style-name="P339">Stop weeds going to bed with your flowers</text:p>
          </table:table-cell>
          <table:table-cell table:style-name="Table2.A2" office:value-type="string">
            <text:p text:style-name="P339">Mail</text:p>
          </table:table-cell>
          <table:table-cell table:style-name="Table2.A2" office:value-type="string">
            <text:p text:style-name="P340">You</text:p>
          </table:table-cell>
          <table:table-cell table:style-name="Table2.E2" office:value-type="string">
            <text:p text:style-name="P339">Easy, kill, rain, effective</text:p>
          </table:table-cell>
        </table:table-row>
        <table:table-row>
          <table:table-cell table:style-name="Table2.A2" office:value-type="string">
            <text:p text:style-name="P335">1979</text:p>
          </table:table-cell>
          <table:table-cell table:style-name="Table2.A2" office:value-type="string">
            <text:p text:style-name="P335">Our weeders choice/ Weedol about it</text:p>
          </table:table-cell>
          <table:table-cell table:style-name="Table2.A2" office:value-type="string">
            <text:p text:style-name="P335">Express, Mail</text:p>
          </table:table-cell>
          <table:table-cell table:style-name="Table2.A2" office:value-type="string">
            <text:p text:style-name="P336"><text:span text:style-name="T487">Y</text:span>ou</text:p>
          </table:table-cell>
          <table:table-cell table:style-name="Table2.E2" office:value-type="string">
            <text:p text:style-name="P333">Kill, revolutionised, hours</text:p>
          </table:table-cell>
        </table:table-row>
        <table:table-row>
          <table:table-cell table:style-name="Table2.A2" office:value-type="string">
            <text:p text:style-name="P338">1980</text:p>
          </table:table-cell>
          <table:table-cell table:style-name="Table2.A2" office:value-type="string">
            <text:p text:style-name="P338">Don't let weeds be the first sign of spring</text:p>
          </table:table-cell>
          <table:table-cell table:style-name="Table2.A2" office:value-type="string">
            <text:p text:style-name="P338">Times</text:p>
          </table:table-cell>
          <table:table-cell table:style-name="Table2.A2" office:value-type="string">
            <text:p text:style-name="P338">You</text:p>
          </table:table-cell>
          <table:table-cell table:style-name="Table2.E2" office:value-type="string">
            <text:p text:style-name="P338">Effective, speedy, <text:span text:style-name="T482">inactivate</text:span></text:p>
          </table:table-cell>
        </table:table-row>
        <table:table-row>
          <table:table-cell table:style-name="Table2.A2" office:value-type="string">
            <text:p text:style-name="P335">1981</text:p>
          </table:table-cell>
          <table:table-cell table:style-name="Table2.A2" office:value-type="string">
            <text:p text:style-name="P335">The British gardener's No.1 weedkiller </text:p>
          </table:table-cell>
          <table:table-cell table:style-name="Table2.A2" office:value-type="string">
            <text:p text:style-name="P335">Mail</text:p>
          </table:table-cell>
          <table:table-cell table:style-name="Table2.A2" office:value-type="string">
            <text:p text:style-name="P336"><text:span text:style-name="T487">Y</text:span>ou</text:p>
          </table:table-cell>
          <table:table-cell table:style-name="Table2.E2" office:value-type="string">
            <text:p text:style-name="P333">Kill, harm, inactivated, risk, rain, gardeners</text:p>
          </table:table-cell>
        </table:table-row>
        <table:table-row>
          <table:table-cell table:style-name="Table2.A2" office:value-type="string">
            <text:p text:style-name="P333">1984</text:p>
          </table:table-cell>
          <table:table-cell table:style-name="Table2.A2" office:value-type="string">
            <text:p text:style-name="P333">Weeds stop here</text:p>
          </table:table-cell>
          <table:table-cell table:style-name="Table2.A2" office:value-type="string">
            <text:p text:style-name="P333">Mail</text:p>
          </table:table-cell>
          <table:table-cell table:style-name="Table2.A2" office:value-type="string">
            <text:p text:style-name="P333">No user</text:p>
          </table:table-cell>
          <table:table-cell table:style-name="Table2.E2" office:value-type="string">
            <text:p text:style-name="P333"><text:span text:style-name="T481">Inexpensive, </text:span>Care</text:p>
          </table:table-cell>
        </table:table-row>
      </table:table>
      <text:p text:style-name="Table">Table <text:sequence text:ref-name="refTable1" text:name="Table" text:formula="ooow:Table+1" style:num-format="1">2</text:sequence>: <text:span text:style-name="T484">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100">Experimental Users</text:p>
      <text:p text:style-name="P206"><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4"/>
      <text:p text:style-name="P206"><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70" text:note-class="footnote"><text:note-citation>70</text:note-citation><text:note-body><text:p text:style-name="P373"><text:tab/></text:p></text:note-body></text:note></text:span><text:span text:style-name="T3"> </text:span></text:p>
      <text:p text:style-name="P73"/>
      <text:p text:style-name="P202"><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71" text:note-class="footnote"><text:note-citation>71</text:note-citation><text:note-body><text:p text:style-name="P299">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88">Model Users</text:p>
      <text:p text:style-name="P31">Model users are a creation of the publishing and broadcast industries. By cultivating an authoritative gardening character, a respected regular feature (column or programme) can be a guaranteed to interest real and vicarious <text:span text:style-name="T450">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88">modelled</text:span> how to correctly use the chemical and <text:span text:style-name="T388">broadcast a</text:span> schedule for using the herbicide. The <text:span text:style-name="T458">device</text:span> of <text:span text:style-name="T458">'</text:span>jobs to do this week<text:span text:style-name="T458">'</text:span> is well used in their <text:span text:style-name="T314">columns</text:span>, <text:span text:style-name="T314">which presents</text:span> very similar advice <text:span text:style-name="T314">and instruction </text:span>on weeding, planting, fertilising <text:span text:style-name="T314">as </text:span>might be set out in gardening almanacs or books. <text:span text:style-name="T314">T</text:span>he <text:span text:style-name="T314">newspaper columns</text:span> <text:span text:style-name="T314">give the opportunity to </text:span>add topical comment on rain or sun, or other events to supplement and fine tune the advice. In part, the<text:span text:style-name="T314">se model users</text:span> are also experimental users, <text:span text:style-name="T314">being among the first to use the Weedol preparation in real situations. They also disseminated new uses, such as using Weedol on rose suckers.</text:span><text:span text:style-name="T314"><text:note text:id="ftn72" text:note-class="footnote"><text:note-citation>72</text:note-citation><text:note-body><text:p text:style-name="P256">“Jobs for July”, The Times, 29.06.68, p27; <text:s/>“Some answers in the air”, The Tim<text:span text:style-name="T489">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314"> A rose sucker is produced from </text:span><text:soft-page-break/><text:span text:style-name="T314">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314"><office:annotation><dc:creator>Unknown Author</dc:creator><dc:date>2014-03-14T16:41:36</dc:date><text:list text:continue-numbering="true" text:style-name=""><text:list-item><text:p text:style-name="P414"><text:span text:style-name="T503">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62">T</text:span><text:span text:style-name="T261">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3" text:note-class="footnote"><text:note-citation>73</text:note-citation><text:note-body><text:p text:style-name="P374">“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4" text:note-class="footnote"><text:note-citation>74</text:note-citation><text:note-body><text:p text:style-name="P272">"Gardening" The Times, 16.05.70, p26; <text:span text:style-name="T413">"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5" text:note-class="footnote"><text:note-citation>75</text:note-citation><text:note-body><text:p text:style-name="P230"><text:span text:style-name="T347">Take the backbreak out of weeding' </text:span><text:span text:style-name="T333">Roy Ha</text:span><text:span text:style-name="T347">y, </text:span><text:span text:style-name="T348">The Times, </text:span><text:span text:style-name="T347">17.06.67, p6</text:span></text:p></text:note-body></text:note></text:span></text:p>
      <text:p text:style-name="Standard"/>
      <text:p text:style-name="P167"><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6" text:note-class="footnote"><text:note-citation>76</text:note-citation><text:note-body><text:p text:style-name="P229"><text:span text:style-name="T347">'Take the backbreak out of weeding' </text:span><text:span text:style-name="T333">Roy Ha</text:span><text:span text:style-name="T347">y, </text:span><text:span text:style-name="T348">The Times, </text:span><text:span text:style-name="T347">17.06.67, p6 (this article predominantly about ground cover was adjacent to a Weedol advert); </text:span><text:span text:style-name="T333"><text:s/>'A case for ground cover.' Times [London, England] 1 June 1974: 13, </text:span><text:span text:style-name="T334">R</text:span><text:span text:style-name="T333">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7" text:note-class="footnote"><text:note-citation>77</text:note-citation><text:note-body><text:p text:style-name="P273">"Gardening" The Times, 10.05.67, p5</text:p></text:note-body></text:note></text:span><text:span text:style-name="T3"> </text:span></text:p>
      <text:p text:style-name="Standard"/>
      <text:p text:style-name="P137">ICI even <text:span text:style-name="T451">featured</text:span> a model user, Percy Thrower, <text:span text:style-name="T483">in some of their adverts</text:span>.<text:note text:id="ftn78" text:note-class="footnote"><text:note-citation>78</text:note-citation><text:note-body><text:p text:style-name="Footnote">“<text:span text:style-name="T39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404">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60">Gardeners World</text:span><text:span text:style-name="T404"> and </text:span><text:soft-page-break/><text:span text:style-name="T404">appearing on children's programme Blue Peter. Thrower embraced the range of ready-made chemical aids, but O'Sullivan identified Thrower's enthusiasm for chemical fixes as one of the factors in his parting company with </text:span><text:span text:style-name="T260">Gardeners World</text:span><text:span text:style-name="T404"> in 1976.</text:span><text:span text:style-name="T404"><text:note text:id="ftn79" text:note-class="footnote"><text:note-citation>79</text:note-citation><text:note-body><text:p text:style-name="P229"><text:span text:style-name="T406">Timothy O'Sullivan, ‘Thrower, Percy John (1913–1988)</text:span><text:span text:style-name="T405">’</text:span><text:span text:style-name="T406">, rev. </text:span><text:span text:style-name="T407">Oxford Dictionary of National Biography</text:span><text:span text:style-name="T406">, Oxford </text:span></text:p></text:note-body></text:note></text:span><text:span text:style-name="T404"> This decision may have reflected not just the view of the programme makers, but also that of their audience.</text:span></text:p>
      <text:p text:style-name="Standard"/>
      <text:p text:style-name="P196">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84">readers were given options and </text:span>one formulation was not promoted above others. <text:span text:style-name="T484">Where the product had unique properties, which Weedol did as it was inactivated by soil, there were not always alternatives.</text:span></text:p>
      <text:p text:style-name="P58"/>
      <text:p text:style-name="Standard"><text:span text:style-name="T1">Disobedient or Careless </text:span><text:span text:style-name="T2">U</text:span><text:span text:style-name="T1">sers</text:span></text:p>
      <text:p text:style-name="P1"/>
      <text:p text:style-name="P192"><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25"><text:span text:style-name="T40">Howard</text:span><text:span text:style-name="T40"><text:note text:id="ftn80" text:note-class="footnote"><text:note-citation>80</text:note-citation><text:note-body><text:p text:style-name="P232">Howard was an industrial hygienist, a trained medic, medical advisor to the Chemical Industries Association. He was intolerant of behaviour that deviated from that prescribed for correct use. He does not seem to have applied <text:s/>thought to <text:span text:style-name="T256">why</text:span> people used paraquat in some ingenious if misguided and ultimately harmful ways (louse removal <text:span text:style-name="T319">[p70-71]</text:span>, creative mixtures <text:span text:style-name="T319">[p74] or alternative concentrations [p68]</text:span>). He admired the makeshift use of a plastic bag to protect sprayers from leak<text:span text:style-name="T361">y</text:span> knapsacks, but did not comment on the reasons why workers did not wear protective shoes or trousers (heat, comfort, cost) and were not more careful (education, experience, <text:span text:style-name="T361">access to clean water, medical care, choice of language</text:span>) nor did he look at communication between workers with respect to dealing with these hazards, or between workers and employer. <text:span text:style-name="T389">Howard</text:span> <text:span text:style-name="T361">approached</text:span> this problem from a completely medical/industrial view point, rather than from the <text:span text:style-name="T389">user’s</text:span> point of view. <text:span text:style-name="T318">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dc:date><text:list text:continue-numbering="true" text:style-name=""><text:list-item><text:p text:style-name="P414"><text:span text:style-name="T503">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81" text:note-class="footnote"><text:note-citation>81</text:note-citation><text:note-body><text:p text:style-name="P234">Howard, p92, 113</text:p></text:note-body></text:note></text:span><text:span text:style-name="T40"> going so far as to declare farmworkers as “notoriously careless”.</text:span><text:span text:style-name="T40"><text:note text:id="ftn82" text:note-class="footnote"><text:note-citation>82</text:note-citation><text:note-body><text:p text:style-name="P228">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7"/>
      <text:p text:style-name="P207"><text:span text:style-name="T426">Despite being corrosive, paraquat did not burn immediately and when first marketed, did not necessarily cause vomiting</text:span><text:span text:style-name="T427">. There were clinical tests, </text:span><text:span text:style-name="T426">of course unavailable to domestic first aiders,</text:span><text:span text:style-name="T427"> </text:span><text:soft-page-break/><text:span text:style-name="T426">for</text:span><text:span text:style-name="T427"> detecting paraquat in urine or blood, and this method was used to </text:span><text:span text:style-name="T426">verify and </text:span><text:span text:style-name="T427">quantify exposure </text:span><text:span text:style-name="T428">to hospitalised victims of poisoning</text:span><text:span text:style-name="T427">. </text:span><text:span text:style-name="T438">T</text:span><text:span text:style-name="T427">hese were not routine tests and there were instances where the victim </text:span><text:span text:style-name="T428">suffered </text:span><text:span text:style-name="T427">for weeks before this kind of test was run </text:span><text:span text:style-name="T438">and paraquat poisoning diagnosed or confirmed</text:span><text:span text:style-name="T427">. </text:span></text:p>
      <text:p text:style-name="P173"/>
      <text:p text:style-name="P208"><text:span text:style-name="T427">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39">(a repair response) </text:span><text:span text:style-name="T427">in the lungs which thicken so much that the lungs solidify. Despite </text:span><text:span text:style-name="T440">doctors’</text:span><text:span text:style-name="T427"> best efforts to deactivate paraquat with Fullers earth, or kaolin, mimicking the deactivation seen in soils,</text:span><text:span text:style-name="T427"><text:note text:id="ftn83" text:note-class="footnote"><text:note-citation>83</text:note-citation><text:note-body><text:p text:style-name="P375"><text:tab/></text:p></text:note-body></text:note></text:span><text:span text:style-name="T427"> or to dilute the chemical in the bloodstream through forced diuresis as was </text:span><text:span text:style-name="T441">employed</text:span><text:span text:style-name="T427"> in treating barbiturate overdoses,</text:span><text:span text:style-name="T427"><text:note text:id="ftn84" text:note-class="footnote"><text:note-citation>84</text:note-citation><text:note-body><text:p text:style-name="P376"><text:span text:style-name="T321">“</text:span><text:span text:style-name="T322">Paraquat poisoning Treated by forced diuresis” </text:span><text:span text:style-name="T321">F. Kerr</text:span><text:span text:style-name="T323"> </text:span><text:span text:style-name="T324">et al </text:span><text:span text:style-name="T326">(1968), </text:span><text:span text:style-name="T324">BMJ,</text:span><text:span text:style-name="T326"> vol 3, No. 5613, pp. 290-291</text:span><text:tab/></text:p></text:note-body></text:note></text:span><text:span text:style-name="T427"> </text:span><text:span text:style-name="T441">their treatments were experimental and often unsuccessfu</text:span><text:span text:style-name="T442">l</text:span><text:span text:style-name="T441">. In some cases, they would even worsen the situation, </text:span><text:span text:style-name="T442">although this could provide evidence supporting increased understanding of paraquat's mechanism of action</text:span><text:span text:style-name="T441">.</text:span><text:span text:style-name="T441"><text:note text:id="ftn85" text:note-class="footnote"><text:note-citation>85</text:note-citation><text:note-body><text:p text:style-name="P248">Howard, <text:span text:style-name="T380">p30 (oxygen), p169 (forced diruresis)</text:span></text:p></text:note-body></text:note></text:span><text:span text:style-name="T441"> </text:span><text:span text:style-name="T427">Gramoxone poisonings </text:span><text:span text:style-name="T442">led to a</text:span><text:span text:style-name="T427"> horrifyingly certain and slow death, potentially over two weeks or more. </text:span></text:p>
      <text:p text:style-name="P171"/>
      <text:p text:style-name="P38"><text:span text:style-name="T474">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74"><text:note text:id="ftn86" text:note-class="footnote"><text:note-citation>86</text:note-citation><text:note-body><text:p text:style-name="P377">Kennedy, p.148</text:p></text:note-body></text:note></text:span><text:span text:style-name="T474">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50">Accidental poisoning</text:p>
      <text:p text:style-name="P133"><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7" text:note-class="footnote"><text:note-citation>87</text:note-citation><text:note-body><text:p text:style-name="P241">HO305/32, Extract from minutes of 66<text:span text:style-name="T373">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8" text:note-class="footnote"><text:note-citation>88</text:note-citation><text:note-body><text:p text:style-name="P378"><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7"/>
      <text:p text:style-name="P133"><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9" text:note-class="footnote"><text:note-citation>89</text:note-citation><text:note-body><text:p text:style-name="P379">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90" text:note-class="footnote"><text:note-citation>90</text:note-citation><text:note-body><text:p text:style-name="P380">“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219"><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91" text:note-class="footnote"><text:note-citation>91</text:note-citation><text:note-body><text:p text:style-name="Footnote"><text:span text:style-name="T335">“Information On Poisons” </text:span><text:span text:style-name="T337">The British Medical Journal</text:span><text:span text:style-name="T339">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92" text:note-class="footnote"><text:note-citation>92</text:note-citation><text:note-body><text:p text:style-name="P235">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3" text:note-class="footnote"><text:note-citation>93</text:note-citation><text:note-body><text:p text:style-name="P381">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4" text:note-class="footnote"><text:note-citation>94</text:note-citation><text:note-body><text:p text:style-name="P301">Handyman Which?, Feburary 1973, p57</text:p></text:note-body></text:note></text:span></text:p>
      <text:p text:style-name="Standard"/>
      <text:p text:style-name="P219"><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5" text:note-class="footnote"><text:note-citation>95</text:note-citation><text:note-body><text:p text:style-name="Footnote"><text:span text:style-name="T390">SC3078 Paraquat and diquat liquid formulations summary of experience of human exposure December 1965 – May 1967, National Archives; </text:span>“<text:span text:style-name="T390">Girl drinks first and dies” Daily Mail, 30.09.72</text:span></text:p></text:note-body></text:note></text:span><text:span text:style-name="T3"> glove compartments,</text:span><text:span text:style-name="T3"><text:note text:id="ftn96" text:note-class="footnote"><text:note-citation>96</text:note-citation><text:note-body><text:p text:style-name="Footnote">“<text:span text:style-name="T381">Children steal deadly weedkiller” Daily Mail, 30.08.72, p3</text:span></text:p></text:note-body></text:note></text:span><text:span text:style-name="T3"> sheds,</text:span><text:span text:style-name="T3"><text:note text:id="ftn97" text:note-class="footnote"><text:note-citation>97</text:note-citation><text:note-body><text:p text:style-name="Footnote">“<text:span text:style-name="T378">The killer inside the bottle” Daily Mail, 08.07.72, p20</text:span>; “<text:span text:style-name="T378">Doctors save paraquat toddler” Daily Mail, 18.11.72, p3;</text:span> “<text:span text:style-name="T378">Alive! The boy who drank paraquat” Daily Mail, 06.08.82, p1</text:span></text:p></text:note-body></text:note></text:span><text:span text:style-name="T3"> kitchens</text:span><text:span text:style-name="T3"><text:note text:id="ftn98" text:note-class="footnote"><text:note-citation>98</text:note-citation><text:note-body><text:p text:style-name="P253">“Bottle said lemonade but it killed Beverley” <text:s/>Daily Mail 14.08.68 (clipping from paper, no page, <text:span text:style-name="T400">'Poison tragedy of a gardener' Daily Express, 30.09.72, p15</text:span></text:p></text:note-body></text:note></text:span><text:span text:style-name="T3"> and even fridges</text:span><text:span text:style-name="T3"><text:note text:id="ftn99" text:note-class="footnote"><text:note-citation>99</text:note-citation><text:note-body><text:p text:style-name="P252"><text:span text:style-name="T358">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100" text:note-class="footnote"><text:note-citation>100</text:note-citation><text:note-body><text:p text:style-name="P264">'Poison tragedy of a gardener' Daily Express, 30.09.72, p15</text:p></text:note-body></text:note></text:span><text:span text:style-name="T122"> </text:span><text:span text:style-name="T3">cola,</text:span><text:span text:style-name="T3"><text:note text:id="ftn101" text:note-class="footnote"><text:note-citation>101</text:note-citation><text:note-body><text:p text:style-name="P252">“Boy and Girl in lung-swop operation” Daily Mail, 13.05.68, p1</text:p></text:note-body></text:note></text:span><text:span text:style-name="T3"> </text:span><text:span text:style-name="T114">beer</text:span><text:span text:style-name="T3">,</text:span><text:span text:style-name="T3"><text:note text:id="ftn102" text:note-class="footnote"><text:note-citation>102</text:note-citation><text:note-body><text:p text:style-name="P252"><text:span text:style-name="T390">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3" text:note-class="footnote"><text:note-citation>103</text:note-citation><text:note-body><text:p text:style-name="P249">SC3078, Paraquat and Diquat liquid formulations summary of experience of human exposure December 1965 - May 1967</text:p></text:note-body></text:note></text:span><text:span text:style-name="T93"> or </text:span><text:span text:style-name="T91">sherry</text:span><text:span text:style-name="T91"><text:note text:id="ftn104" text:note-class="footnote"><text:note-citation>104</text:note-citation><text:note-body><text:p text:style-name="Footnote">“<text:span text:style-name="T379">Poison husband's grief”, Daily Mail, 23.11.77, p11</text:span></text:p></text:note-body></text:note></text:span><text:span text:style-name="T3">then swigged by curious or thirsty children, teens and adults, with very serious and sad consequences. </text:span></text:p>
      <text:p text:style-name="P84"/>
      <text:p text:style-name="P219"><text:span text:style-name="T3">When drunk, paraquat could be quickly absorbed into the blood, with pathologists warning that a mouthful could be lethal even if it was spat out,</text:span><text:span text:style-name="T3"><text:note text:id="ftn105" text:note-class="footnote"><text:note-citation>105</text:note-citation><text:note-body><text:p text:style-name="P382">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6" text:note-class="footnote"><text:note-citation>106</text:note-citation><text:note-body><text:p text:style-name="P383">“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7" text:note-class="footnote"><text:note-citation>107</text:note-citation><text:note-body><text:p text:style-name="P225">Howard, Paraquat Uses and Misuses, 1982, p6<text:span text:style-name="T306">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8" text:note-class="footnote"><text:note-citation>108</text:note-citation><text:note-body><text:p text:style-name="P302">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
      <text:p text:style-name="P139"><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9" text:note-class="footnote"><text:note-citation>109</text:note-citation><text:note-body><text:p text:style-name="P384">Fifth report on paraquat - Home Garden Use, MAF 284 307, doc 108 {IMG_2917}</text:p></text:note-body></text:note></text:span><text:span text:style-name="T125"> </text:span></text:p>
      <text:p text:style-name="P81"/>
      <text:p text:style-name="P151">Self harm and suicide</text:p>
      <text:p text:style-name="P24">Another form of disobedience was to go against the instruction that it was only to be used as a herbicide. <text:span text:style-name="T419">An example of this was u</text:span>sing the product as an insecticide<text:note text:id="ftn110" text:note-class="footnote"><text:note-citation>110</text:note-citation><text:note-body><text:p text:style-name="P262"><text:span text:style-name="T400">“Read the label”</text:span>, Letter from TRL Waring ICI Plant Protection, Daily Express, 06.08.74, p3</text:p></text:note-body></text:note> but <text:span text:style-name="T419">another was </text:span>using the chemical to deliberately harm oneself or another person. <text:span text:style-name="T419">This disobeyed the advice that paraquat was 'not to be taken' in addition to 'use only as a herbicide', and it occurred with G</text:span>ramoxone and Weedol. <text:s/></text:p>
      <text:p text:style-name="P24"/>
      <text:p text:style-name="P184"><text:span text:style-name="T158">In one of the early suicides recorded while Gramoxone was on provisional clearance, ICI wrote that the Scottish man had also drunk whisky.</text:span><text:span text:style-name="T158"><text:note text:id="ftn111" text:note-class="footnote"><text:note-citation>111</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12" text:note-class="footnote"><text:note-citation>112</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3" text:note-class="footnote"><text:note-citation>113</text:note-citation><text:note-body><text:p text:style-name="Footnote"/></text:note-body></text:note></text:span><text:span text:style-name="T3"> </text:span><text:span text:style-name="T158">It was much more usual for people to drink the herbicide. </text:span></text:p>
      <text:p text:style-name="P94"/>
      <text:p text:style-name="P95"><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4" text:note-class="footnote"><text:note-citation>114</text:note-citation><text:note-body><text:p text:style-name="P385">Clarke <text:span text:style-name="T367">(</text:span>1993<text:span text:style-name="T367">)</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94"/>
      <text:p text:style-name="P140"><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5" text:note-class="footnote"><text:note-citation>115</text:note-citation><text:note-body><text:p text:style-name="P269">“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6" text:note-class="footnote"><text:note-citation>116</text:note-citation><text:note-body><text:p text:style-name="P242">“Should this killer be allowed?” DM, 30.08.72, p6;</text:p></text:note-body></text:note></text:span><text:span text:style-name="T3"> The medical press had carried stories of suicides, from the very first and unusual suicide in Israel,</text:span><text:span text:style-name="T3"><text:note text:id="ftn117" text:note-class="footnote"><text:note-citation>117</text:note-citation><text:note-body><text:p text:style-name="P229">“<text:span text:style-name="T315">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40"/>
      <text:p text:style-name="P140"><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8" text:note-class="footnote"><text:note-citation>118</text:note-citation><text:note-body><text:p text:style-name="P270"><text:span text:style-name="T305">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40"/>
      <text:p text:style-name="P140"><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9" text:note-class="footnote"><text:note-citation>119</text:note-citation><text:note-body><text:p text:style-name="P386">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14"><text:span text:style-name="T503">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20" text:note-class="footnote"><text:note-citation>120</text:note-citation><text:note-body><text:p text:style-name="P271">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40"/>
      <text:p text:style-name="P152">Murder</text:p>
      <text:p text:style-name="P140"><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21" text:note-class="footnote"><text:note-citation>121</text:note-citation><text:note-body><text:p text:style-name="P387"><text:span text:style-name="T255">"</text:span><text:span text:style-name="T3">Weedkiller </text:span><text:span text:style-name="T255">was</text:span><text:span text:style-name="T3"> nice, dying </text:span><text:span text:style-name="T255">child whispered"</text:span><text:span text:style-name="T3"> </text:span><text:span text:style-name="T411">The Times</text:span><text:span text:style-name="T405"> </text:span><text:span text:style-name="T410">(London, England), Wednesday, Jul 19, 1972; pg. 2</text:span></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22" text:note-class="footnote"><text:note-citation>122</text:note-citation><text:note-body><text:p text:style-name="P388">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40"/>
      <text:p text:style-name="P140"><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3" text:note-class="footnote"><text:note-citation>123</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4" text:note-class="footnote"><text:note-citation>124</text:note-citation><text:note-body><text:p text:style-name="P389"><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5" text:note-class="footnote"><text:note-citation>125</text:note-citation><text:note-body><text:p text:style-name="P300">"Life for the killer of born-again Christian" Daily Mail, 28.03.87, p15 <text:s/>(shot dead)</text:p></text:note-body></text:note></text:span><text:span text:style-name="T215"> </text:span></text:p>
      <text:p text:style-name="P26"/>
      <text:p text:style-name="P29"><text:span text:style-name="T421">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20">'</text:span><text:span text:style-name="T420"><text:note text:id="ftn126" text:note-class="footnote"><text:note-citation>126</text:note-citation><text:note-body><text:p text:style-name="P280">"Stop weeds going to bed with your flowers", Spring 1978 campaign, Daily Mail, 08.04.78, p32</text:p></text:note-body></text:note></text:span><text:span text:style-name="T420"> can be given an additional layer of meaning. Even if the advertising agency had jokingly tried to make the link explicitly, ICI would never have condoned the misuse of their product in this way. </text:span></text:p>
      <text:p text:style-name="P26"/>
      <text:p text:style-name="P26"/>
      <text:p text:style-name="P205"><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123"/>
      <text:p text:style-name="P135"><text:span text:style-name="T268">The graph in Figure 2 shows the </text:span><text:span text:style-name="T272">frequency of reports in the </text:span><text:span text:style-name="T268">Daily Mail </text:span><text:span text:style-name="T272">on paraquat involved in accidents, murders and suicides. Accidents might be reported as the outcome of a coroners report, or they could regularly check in with a poisoning victim. </text:span><text:span text:style-name="T273">Crime is inherently newsworthy, readers are interested by it and the length of </text:span><text:span text:style-name="T268">trials </text:span><text:span text:style-name="T273">provided</text:span><text:span text:style-name="T268"> regular opportunities for coverage. </text:span><text:span text:style-name="T273">This explains</text:span><text:span text:style-name="T268"> why the incidence of stories featuring paraquat as a murder weapon is so high, not that there were a great number of poisonings happening. </text:span><text:span text:style-name="T272">Suicides were comparatively rarely reported. </text:span><text:span text:style-name="T268">What the </text:span><text:soft-page-break/><text:span text:style-name="T268">graph demonstrates is that as knowledge of paraquat ingestion being fatal became more widespread through the reporting of accidental poisoning, intentional paraquat fatalities also had to be reported.</text:span></text:p>
      <text:p text:style-name="P135"/>
      <text:p text:style-name="P135"><text:span text:style-name="T274">Diverging from the pattern of poisoning a partner, but not from the desperation associated with poison is a case that took place in Fife. Mrs Margaret Wyse admitted endangering her seven year old son David's life to divert her husband's attention from her spending and debts.</text:span><text:span text:style-name="T268"><text:note text:id="ftn0" text:note-class="footnote"><text:note-citation>127</text:note-citation><text:note-body><text:p text:style-name="P411">"Woman admits giving son a spoonful of paraquat" The Glasgow Herald, 03.02.78 p8</text:p></text:note-body></text:note></text:span><text:span text:style-name="T268"> </text:span><text:span text:style-name="T274">David survived and the family stayed together. </text:span></text:p>
      <text:p text:style-name="P26"/>
      <text:p text:style-name="P152">Fear and Disruption</text:p>
      <text:p text:style-name="P128"><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5">In 1974 a man was jailed for attempting to blackmail the CocaCola company by threatening to put paraquat into 200 bottles of the drink.<text:note text:id="ftn127" text:note-class="footnote"><text:note-citation>128</text:note-citation><text:note-body><text:p text:style-name="P265">“Jail for Coke blackmailer”, The Times, 23.11.74 p3</text:p></text:note-body></text:note> <text:span text:style-name="T365">In the approach to Christmas in 1982, the Animal Liberation Front warned that they had poisoned turkeys for sale in Harrods and Woolworths,</text:span><text:span text:style-name="T365"><text:note text:id="ftn128" text:note-class="footnote"><text:note-citation>129</text:note-citation><text:note-body><text:p text:style-name="P265">“Anger over 'poisoned turkeys'” Daily Mail, 20.12.82, p10</text:p></text:note-body></text:note></text:span><text:span text:style-name="T365"> as well as a cluster in Bristol supermarkets and butchers.</text:span><text:span text:style-name="T365"><text:note text:id="ftn129" text:note-class="footnote"><text:note-citation>130</text:note-citation><text:note-body><text:p text:style-name="Footnote">“<text:span text:style-name="T365">Another turkey alarm”, Daily Mail, 21.12.82 p22</text:span></text:p></text:note-body></text:note></text:span><text:span text:style-name="T365"> </text:span><text:span text:style-name="T365"><text:note text:id="ftn130" text:note-class="footnote"><text:note-citation>131</text:note-citation><text:note-body><text:p text:style-name="P266">'...and don't forget the weedkiller for the turkeys, dear.' Cartoon by Keith Waite, the Daily Mirror, 17.12.84 <text:s/><text:span text:style-name="T402">A</text:span>n illustration of a family of three terrorists, all clad in balaclava, writing a christmas shopping list. Although the chemical name or brands are not used, it is clearly a reference to the disruption of a <text:span text:style-name="T402">Christmas 1982.</text:span></text:p></text:note-body></text:note></text:span><text:span text:style-name="T365"> No paraquat was found, but the withdrawal from sale, the disruption and anxiety it caused show that the threats were taken seriously. Shoppers at Safeway supermarkets were the target of random poisoning threats, in 1981</text:span><text:span text:style-name="T365"><text:note text:id="ftn131" text:note-class="footnote"><text:note-citation>132</text:note-citation><text:note-body><text:p text:style-name="P267">“More poisoned food may be lying in shops” The Times, 08.05.81 (front page leader, article p7); <text:span text:style-name="T366">“Safeway food poison dose 'not lethal'”, The Times, <text:s/>09.</text:span>05.81, p2.</text:p></text:note-body></text:note></text:span><text:span text:style-name="T365"> and 1987.</text:span><text:span text:style-name="T365"><text:note text:id="ftn132" text:note-class="footnote"><text:note-citation>133</text:note-citation><text:note-body><text:p text:style-name="Footnote">“<text:span text:style-name="T366">Poisoner hits supermarket shelves”, Daily Mail, 22.06.87, p2</text:span></text:p></text:note-body></text:note></text:span><text:span text:style-name="T365"> In an attempt to deny the blackmailer the satisfaction of creating a stir, there had been a six week media blackout while the police and the supermarkets worked on the issue.</text:span><text:span text:style-name="T365"><text:note text:id="ftn133" text:note-class="footnote"><text:note-citation>134</text:note-citation><text:note-body><text:p text:style-name="P268">“Poison food threat”, Daily Mail, 15.08.87, p2</text:p></text:note-body></text:note></text:span><text:span text:style-name="T365">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65"><text:note text:id="ftn134" text:note-class="footnote"><text:note-citation>135</text:note-citation><text:note-body><text:p text:style-name="Footnote">“<text:span text:style-name="T382">Safeway counts cost of scare” Daily Mail, 09.05.81, p2. </text:span></text:p></text:note-body></text:note></text:span><text:span text:style-name="T365">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8">Educating Users <text:span text:style-name="T453">and Abusers</text:span></text:p>
      <text:p text:style-name="P3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54">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49"/>
      <text:p text:style-name="P169"><text:soft-page-break/>The BMJ editorial demonstrates that children had been poisoned from 1967.<text:span text:style-name="T491"><text:note text:id="ftn135" text:note-class="footnote"><text:note-citation>136</text:note-citation><text:note-body><text:p text:style-name="P231">“<text:span text:style-name="T315">Poisoning from paraquat” The British Medical Journal, </text:span>Vol. 3, No. 5567 (Sep. 16, 1967), pp. 690-691</text:p></text:note-body></text:note></text:span> <text:span text:style-name="T491">Popular newspapers had run reports of adult and child poisonings since 1968, and tallying these up shows that there was not a great difference in the numbers of children affected</text:span><text:span text:style-name="T491"><office:annotation><dc:creator>Unknown Author</dc:creator><dc:date>2014-03-14T14:53:53</dc:date><text:list text:continue-numbering="true" text:style-name=""><text:list-item><text:p text:style-name="P414"><text:span text:style-name="T503">Table? Graph?</text:span></text:p></text:list-item></text:list></office:annotation></text:span><text:span text:style-name="T491"> when the Daily Mail carried out its investigation in 1972. Nevertheless, it stated that the campaign was to improve the safety of children.</text:span><text:span text:style-name="T491"><text:note text:id="ftn136" text:note-class="footnote"><text:note-citation>137</text:note-citation><text:note-body><text:p text:style-name="P351">“Should this killer be allowed?” D<text:span text:style-name="T491">aily </text:span>M<text:span text:style-name="T491">ail</text:span>, 30.08.72, p6</text:p></text:note-body></text:note></text:span><text:span text:style-name="T491"> </text:span>There was a big rise in paraquat poisoning stories from 1971 and I <text:span text:style-name="T417">initially thought</text:span> that the trigger for the Daily Mail to start reporting on deaths was not necessarily that they were becoming more frequent, but that they were no longer just affecting adult workers. This could not be the case, because <text:span text:style-name="T417">there were</text:span> examples of accidental weedkiller (which is plainly Gramoxone) related deaths of children and teens being reported. <office:annotation><dc:creator>Unknown Author</dc:creator><dc:date>2014-01-31T14:03:26</dc:date><text:p><text:span text:style-name="T504">*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8"/>
      <text:p text:style-name="P177"><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7" text:note-class="footnote"><text:note-citation>138</text:note-citation><text:note-body><text:p text:style-name="Footnote">“<text:span text:style-name="T383">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0"/>
      <text:p text:style-name="P181"><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8" text:note-class="footnote"><text:note-citation>139</text:note-citation><text:note-body><text:p text:style-name="P390">“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9" text:note-class="footnote"><text:note-citation>140</text:note-citation><text:note-body><text:p text:style-name="P391">“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40" text:note-class="footnote"><text:note-citation>141</text:note-citation><text:note-body><text:p text:style-name="P238">“Lung Transplant in Edinburgh”, Glasgow Herald, 17.05.68, p1</text:p></text:note-body></text:note></text:span></text:p>
      <text:p text:style-name="P129"/>
      <text:p text:style-name="P132"><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41" text:note-class="footnote"><text:note-citation>142</text:note-citation><text:note-body><text:p text:style-name="P392">“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42" text:note-class="footnote"><text:note-citation>143</text:note-citation><text:note-body><text:p text:style-name="P393">“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8"/>
      <text:p text:style-name="P218"><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text:span><text:soft-page-break/><text:span text:style-name="T103">was less concentrated.</text:span><text:span text:style-name="T3"><text:note text:id="ftn143" text:note-class="footnote"><text:note-citation>144</text:note-citation><text:note-body><text:p text:style-name="P394">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144" text:note-class="footnote"><text:note-citation>145</text:note-citation><text:note-body><text:p text:style-name="Footnote"/></text:note-body></text:note></text:span><text:span text:style-name="T231"> There does not seem to have been this type of discussion concerning paraquat.</text:span></text:p>
      <text:p text:style-name="P129"/>
      <text:p text:style-name="P129"><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5" text:note-class="footnote"><text:note-citation>146</text:note-citation><text:note-body><text:p text:style-name="P395">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6" text:note-class="footnote"><text:note-citation>147</text:note-citation><text:note-body><text:p text:style-name="P396">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93"/>
      <text:p text:style-name="P214"><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504">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7" text:note-class="footnote"><text:note-citation>148</text:note-citation><text:note-body><text:p text:style-name="P295">Lean, G. (1991) "The role of the media" in <text:span text:style-name="T256">Innovation and Environmental Risk</text:span><text:span text:style-name="T268">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8" text:note-class="footnote"><text:note-citation>149</text:note-citation><text:note-body><text:p text:style-name="P308">Gillespie, (1979) British Safety Policy and Pesticides p202-224 in <text:span text:style-name="T256">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9" text:note-class="footnote"><text:note-citation>150</text:note-citation><text:note-body><text:p text:style-name="P296">Martens and Scott, <text:span text:style-name="T476">(2005)</text:span> p394</text:p></text:note-body></text:note></text:span><text:span text:style-name="T198"> </text:span></text:p>
      <text:p text:style-name="P129"/>
      <text:p text:style-name="P194"><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50" text:note-class="footnote"><text:note-citation>151</text:note-citation><text:note-body><text:p text:style-name="P303">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51" text:note-class="footnote"><text:note-citation>152</text:note-citation><text:note-body><text:p text:style-name="P285">Memo from DA Wrigley 18.10.72</text:p></text:note-body></text:note></text:span><text:span text:style-name="T3"> There was also irritation that the journalists were </text:span><text:soft-page-break/><text:span text:style-name="T3">misreporting and mangling facts, even that they </text:span><text:span text:style-name="T237">were in direct contact with ICI and PPL representatives and </text:span><text:span text:style-name="T3">getting their information from sources other than MAFF.</text:span><text:span text:style-name="T3"><text:note text:id="ftn152" text:note-class="footnote"><text:note-citation>153</text:note-citation><text:note-body><text:p text:style-name="Footnote"/></text:note-body></text:note></text:span><text:span text:style-name="T3"> </text:span></text:p>
      <text:p text:style-name="P77"/>
      <text:p text:style-name="P209"><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53" text:note-class="footnote"><text:note-citation>154</text:note-citation><text:note-body><text:p text:style-name="P247">HO 305/32, Letter from R Kendall to GR Waters, <text:span text:style-name="T317">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4"><text:span text:style-name="T503">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4" text:note-class="footnote"><text:note-citation>155</text:note-citation><text:note-body><text:p text:style-name="P260"><text:span text:style-name="T400">“Strict controls imposed on paraquat weedkiller”</text:span> The Times, 02.02.74, p2; <text:span text:style-name="T400">“Now paraquat must carry poison label”</text:span> Daily Mail, 02.02.74 p11. <text:tab/></text:p></text:note-body></text:note></text:span></text:p>
      <text:p text:style-name="P45"/>
      <text:p text:style-name="P210"><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5" text:note-class="footnote"><text:note-citation>156</text:note-citation><text:note-body><text:p text:style-name="P397">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17"/>
      <text:p text:style-name="P117">Why might the brand names be used inconsistently <text:span text:style-name="T418">in newspapers</text:span>?</text:p>
      <text:p text:style-name="P187"><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6" text:note-class="footnote"><text:note-citation>157</text:note-citation><text:note-body><text:p text:style-name="P398"><text:span text:style-name="T359">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59"/>
      <text:p text:style-name="P187"><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504">[Do newspapers have a responsibility of sorts to be honest rather than coy about this type of information? ]</text:span></text:p></office:annotation></text:span></text:p>
      <text:p text:style-name="P117"/>
      <text:p text:style-name="P6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0"/>
      <text:p text:style-name="P164"><text:soft-page-break/><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propensity to give multiple options where possible, but in the case of paraquat, there was only a single brand so this was unavoidable.</text:span></text:p>
      <text:p text:style-name="P60"/>
      <text:p text:style-name="P164"><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6"/>
      <text:p text:style-name="P44"><text:span text:style-name="T468">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68"><text:note text:id="ftn157" text:note-class="footnote"><text:note-citation>158</text:note-citation><text:note-body><text:p text:style-name="P244">Weedol: Public Warning, HL Deb 02.06.80, vol 409 cc1104-6;</text:p></text:note-body></text:note></text:span><text:span text:style-name="T468"> In this case, other peers corrected the Baroness was about the difference in concentration of paraquat. </text:span></text:p>
      <text:p text:style-name="P129"/>
      <text:p text:style-name="P153">Public Warnings <text:span text:style-name="T465">about Paraquat</text:span></text:p>
      <text:p text:style-name="P43"><text:span text:style-name="T467">Another form of raising the profile of paraquat as a dangerous chemical, was the issuing of public warnings in relation to loss or suspected theft of Gramoxone and application of dilute paraquat. </text:span>Newspapers carried stories of <text:span text:style-name="T363">police warning the public with loudspeakers or going door to door to announce the presence of paraquat in the residents' environment. One incident involved containers going missing from the back of a truck</text:span><text:span text:style-name="T363"><text:note text:id="ftn158" text:note-class="footnote"><text:note-citation>159</text:note-citation><text:note-body><text:p text:style-name="P290">“Paraquat drums lost from lorry”, The Times, 28.03.74, p2</text:p></text:note-body></text:note></text:span><text:span text:style-name="T363"> and a locked garage,</text:span><text:span text:style-name="T363"><text:note text:id="ftn159" text:note-class="footnote"><text:note-citation>160</text:note-citation><text:note-body><text:p text:style-name="P291">“<text:span text:style-name="T381">Children steal deadly weedkiller” Daily Mail, 30.08.72, p3</text:span></text:p></text:note-body></text:note></text:span><text:span text:style-name="T363"> another involved containers of paraquat getting swept overboard from a container ship with the possibility of them being found washed up on a beach,</text:span><text:span text:style-name="T363"><text:note text:id="ftn160" text:note-class="footnote"><text:note-citation>161</text:note-citation><text:note-body><text:p text:style-name="Footnote">“<text:span text:style-name="T364">Poison overboard!” DM, 06.04.73, p17.</text:span></text:p></text:note-body></text:note></text:span><text:span text:style-name="T363"> a further episode was when a plant nursery sprayed their property and the spray drifted onto residents gardens,</text:span><text:span text:style-name="T363"><text:note text:id="ftn161" text:note-class="footnote"><text:note-citation>162</text:note-citation><text:note-body><text:p text:style-name="P292">“<text:span text:style-name="T364">Deadly shower” DM, 25.08.80, p11</text:span></text:p></text:note-body></text:note></text:span><text:span text:style-name="T363"> and yet another when a bramble patch was sprayed and children discovered to have eaten the blackberries.</text:span><text:span text:style-name="T363"><text:note text:id="ftn162" text:note-class="footnote"><text:note-citation>163</text:note-citation><text:note-body><text:p text:style-name="Footnote">“<text:span text:style-name="T364">Children eat poison spray blackberries” DM, 25.08.73 p13</text:span></text:p></text:note-body></text:note></text:span><text:span text:style-name="T363"> </text:span></text:p>
      <text:p text:style-name="P43"/>
      <text:p text:style-name="P41"><text:span text:style-name="T466">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66"><text:note text:id="ftn163" text:note-class="footnote"><text:note-citation>164</text:note-citation><text:note-body><text:p text:style-name="P226">Howard, Paraquat Uses and Misuses, 1982, p6<text:span text:style-name="T306">5</text:span>.</text:p></text:note-body></text:note></text:span><text:span text:style-name="T466">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93"/>
      <text:p text:style-name="P92"><text:soft-page-break/>Disciplining Misusers</text:p>
      <text:p text:style-name="P138"><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4" text:note-class="footnote"><text:note-citation>165</text:note-citation><text:note-body><text:p text:style-name="P261"><text:span text:style-name="T400">“Read the label”</text:span>, Letter from TRL Waring ICI Plant Protection, Daily Express, 06.08.74, p3; <text:span text:style-name="T401">'Why they died' Letter from AI Allen Press Officer ICI, Daily Express, 02.12.72,</text:span> <text:span text:style-name="T401">p16</text:span></text:p></text:note-body></text:note></text:span></text:p>
      <text:p text:style-name="P23"/>
      <text:p text:style-name="P191"><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5" text:note-class="footnote"><text:note-citation>166</text:note-citation><text:note-body><text:p text:style-name="P263"><text:span text:style-name="T400">“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6" text:note-class="footnote"><text:note-citation>167</text:note-citation><text:note-body><text:p text:style-name="P263">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1"/>
      <text:p text:style-name="P191"><text:span text:style-name="T289">In 1968 when liquid preparations of paraquat were included in the Poisons List, retailers were </text:span><text:span text:style-name="T290">blamed</text:span><text:span text:style-name="T289"> by ICI as having br</text:span><text:span text:style-name="T290">oken</text:span><text:span text:style-name="T289"> their conditions of sale: to not repack the chemical, or to allow it to be sold to people who were not market gardeners or farmers.</text:span><text:span text:style-name="T289"><text:note text:id="ftn167" text:note-class="footnote"><text:note-citation>168</text:note-citation><text:note-body><text:p text:style-name="P352">“Killer chemical goes on Poisons List” D<text:span text:style-name="T452">aily </text:span>M<text:span text:style-name="T452">ail</text:span> 09.09.68, p6</text:p></text:note-body></text:note></text:span><text:span text:style-name="T289"> In 1967 Plant Protection </text:span><text:span text:style-name="T291">saw fit to send</text:span><text:span text:style-name="T289"> what they called a </text:span><text:span text:style-name="T292">'</text:span><text:span text:style-name="T289">strongly worded letter</text:span><text:span text:style-name="T292">'</text:span><text:span text:style-name="T289"> to its main agents and distributors reminding them about the dangers of selling Gramoxone that was not in its original container.</text:span><text:span text:style-name="T289"><text:note text:id="ftn168" text:note-class="footnote"><text:note-citation>169</text:note-citation><text:note-body><text:p text:style-name="P399">MAF 284/307, 149, Letter from AAB Swan (Plant Protection Ltd) to F Stuart (Poisons Board) 16.02.68, National Archives, Kew</text:p></text:note-body></text:note></text:span><text:span text:style-name="T289"> </text:span><text:span text:style-name="T293">A </text:span><text:span text:style-name="T289">case reported in a 1968 Cambridge newspaper </text:span><text:span text:style-name="T293">described</text:span><text:span text:style-name="T289"> a store that sold Gramoxone in a reused lemonade bottle, delivering it to the purchaser</text:span><text:span text:style-name="T293">'</text:span><text:span text:style-name="T289">s doorstep. Luckily no-one was poisoned, but the chemist was found guilty of gross carelessness and fined.</text:span><text:span text:style-name="T289"><text:note text:id="ftn169" text:note-class="footnote"><text:note-citation>170</text:note-citation><text:note-body><text:p text:style-name="P399"><text:span text:style-name="T316">MAF 284/307, 199-201 </text:span>Letter from CE Rabington (<text:span text:style-name="T316">MAFF </text:span>Regional Safety Inspector) to J Rowe <text:span text:style-name="T316">(MAFF Deputy Chief Inspector) giving details of article in </text:span><text:span text:style-name="T257">Cambridge Daily News</text:span><text:span text:style-name="T269">, 09.11.68 “Label on bottle of weed killer said 'Lemonade'”</text:span></text:p></text:note-body></text:note></text:span><text:span text:style-name="T289">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70" text:note-class="footnote"><text:note-citation>171</text:note-citation><text:note-body><text:p text:style-name="P264">'Poison death: Firm rapped', Daily Mirror, 31.10.72, p9</text:p></text:note-body></text:note></text:span><text:span text:style-name="T122"> </text:span></text:p>
      <text:p text:style-name="P62"/>
      <text:p text:style-name="P191"><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27"> </text:span><text:span text:style-name="T341">William Boon, father of paraquat, was reported as attributing accidental deaths to </text:span><text:span text:style-name="T342">'human stupidity'</text:span><text:span text:style-name="T341">.</text:span><text:span text:style-name="T340"><text:note text:id="ftn171" text:note-class="footnote"><text:note-citation>172</text:note-citation><text:note-body><text:p text:style-name="P242">“Should this killer be allowed?” D<text:span text:style-name="T374">aily </text:span>M<text:span text:style-name="T374">ail</text:span>, 30.08.72, p6;</text:p></text:note-body></text:note></text:span><text:span text:style-name="T340"> </text:span><text:span text:style-name="T3">Keeping Gramoxone in unmarked, reused bottles was </text:span><text:span text:style-name="T118">'asking for it'</text:span><text:span text:style-name="T3">, The Times reported coroner Donal Summerfield as saying.</text:span><text:span text:style-name="T3"><text:note text:id="ftn172" text:note-class="footnote"><text:note-citation>173</text:note-citation><text:note-body><text:p text:style-name="P400">“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73" text:note-class="footnote"><text:note-citation>174</text:note-citation><text:note-body><text:p text:style-name="P264">“Peril of poison in a pop bottle”, Daily Mirror, 16.11.72, p22</text:p></text:note-body></text:note></text:span><text:span text:style-name="T3"> As poisonings of this type accumulated, a coroner was reported as frustratedly </text:span><text:soft-page-break/><text:span text:style-name="T3">saying </text:span><text:span text:style-name="T118">'</text:span><text:span text:style-name="T3">when will the public learn?</text:span><text:span text:style-name="T118">'</text:span><text:span text:style-name="T3">,</text:span><text:span text:style-name="T3"><text:note text:id="ftn174" text:note-class="footnote"><text:note-citation>175</text:note-citation><text:note-body><text:p text:style-name="P401">“Girl drinks first and dies”, Daily Mail, 30.09.72, p9</text:p></text:note-body></text:note></text:span><text:span text:style-name="T3"> but the reporters at the paper did not expand or moralise on the subject of those who chose to use Gramoxone at home.</text:span></text:p>
      <text:p text:style-name="P40"/>
      <text:p text:style-name="P99">Reassuring Users and Non Users</text:p>
      <text:p text:style-name="P179"><text:span text:style-name="T3">Educational, profile boosting adverts were a staple feature of ICI's communication with the general public about their work and public relations for the chemical industry in general.</text:span><text:span text:style-name="T3"><text:note text:id="ftn175" text:note-class="footnote"><text:note-citation>176</text:note-citation><text:note-body><text:p text:style-name="P402">“Research the Springboard of Progress” The Times, 18.12.63, p.9</text:p></text:note-body></text:note></text:span><text:span text:style-name="T3"><office:annotation><dc:creator>Unknown Author</dc:creator><dc:date>2014-03-10T11:04:10</dc:date><text:list text:continue-numbering="true" text:style-name=""><text:list-item><text:p text:style-name="P414"><text:span text:style-name="T503">See Reader, also this should be said earlier. </text:span></text:p></text:list-item></text:list></office:annotation></text:span><text:span text:style-name="T3"> </text:span><text:span text:style-name="T155">ICI used these 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3"/>
      <text:p text:style-name="P179"><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6" text:note-class="footnote"><text:note-citation>177</text:note-citation><text:note-body><text:p text:style-name="P403">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14"/>
      <text:p text:style-name="P111"><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7" text:note-class="footnote"><text:note-citation>178</text:note-citation><text:note-body><text:p text:style-name="P404">“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504">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1"/>
      <text:p text:style-name="P180"><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8" text:note-class="footnote"><text:note-citation>179</text:note-citation><text:note-body><text:p text:style-name="P248">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3"/>
      <text:p text:style-name="P3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text:soft-page-break/>Poisonous Substances subcommittee meetings.<text:note text:id="ftn179" text:note-class="footnote"><text:note-citation>18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80" text:note-class="footnote"><text:note-citation>181</text:note-citation><text:note-body><text:p text:style-name="Footnote"/></text:note-body></text:note> </text:p>
      <text:p text:style-name="P33"/>
      <text:p text:style-name="P186"><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81" text:note-class="footnote"><text:note-citation>182</text:note-citation><text:note-body><text:p text:style-name="P237">Sc<text:span text:style-name="T369">h</text:span>warcz (2004) <text:span text:style-name="T256">The Fly in the Ointment</text:span><text:span text:style-name="T268">, p</text:span><text:span text:style-name="T271">27.</text:span></text:p></text:note-body></text:note></text:span><text:span text:style-name="T3"> </text:span><text:span text:style-name="T242">R. Miller Carleton's consumption of 2-4-D,</text:span><text:span text:style-name="T3"><text:note text:id="ftn182" text:note-class="footnote"><text:note-citation>183</text:note-citation><text:note-body><text:p text:style-name="P229"><text:span text:style-name="T333">Carleton, R. Milton. </text:span><text:span text:style-name="T353">Your Lawn: How to Make It and Keep It</text:span><text:span text:style-name="T354">. 2nd ed. <text:s/>London: Van Nostrand Reinhold Company, 1971. </text:span><text:span text:style-name="T355">(p104)</text:span></text:p></text:note-body></text:note></text:span><text:span text:style-name="T3"> and of </text:span><text:span text:style-name="T185">Minister of Agriculture </text:span><text:span text:style-name="T71">John Gummer's </text:span><text:span text:style-name="T3">beefburgers during the BSE scandal,</text:span><text:span text:style-name="T3"><text:note text:id="ftn183" text:note-class="footnote"><text:note-citation>184</text:note-citation><text:note-body><text:p text:style-name="P240">Jasonoff (<text:span text:style-name="T370">2011</text:span>) <text:span text:style-name="T256">Designs on Nature: Science and Democracy in Europe and the United States</text:span><text:span text:style-name="T268">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84" text:note-class="footnote"><text:note-citation>185</text:note-citation><text:note-body><text:p text:style-name="P239">Jasonoff (<text:span text:style-name="T370">2011</text:span>) <text:span text:style-name="T256">Designs on Nature: Science and Democracy in Europe and the United States</text:span><text:span text:style-name="T268"> p256</text:span></text:p></text:note-body></text:note></text:span><text:span text:style-name="T72"> </text:span><text:span text:style-name="T70">The beefburger stunt backfired, the DDT demonstration </text:span><text:span text:style-name="T242">and the 2-4-D eating</text:span><text:span text:style-name="T72">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text:span><text:span text:style-name="T242">chemical</text:span><text:span text:style-name="T72">-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text:span><text:span text:style-name="T242">n, or unborn foetuses</text:span><text:span text:style-name="T70">, but there is not evidence of the </text:span><text:span text:style-name="T121">'</text:span><text:span text:style-name="T70">paraquat pie</text:span><text:span text:style-name="T121">'</text:span><text:span text:style-name="T3"><text:note text:id="ftn185" text:note-class="footnote"><text:note-citation>186</text:note-citation><text:note-body><text:p text:style-name="Footnote">“<text:span text:style-name="T368">'Paraquat pie' eaters surprise village” The Times, 22.05.82, p4</text:span></text:p></text:note-body></text:note></text:span><text:span text:style-name="T3"> </text:span><text:span text:style-name="T70">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text:span><text:span text:style-name="T499">industries</text:span><text:span text:style-name="T72">,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83"/>
      <text:p text:style-name="P90">Protecting Misusers</text:p>
      <text:p text:style-name="P175"><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72"><text:s/></text:p>
      <text:p text:style-name="P156">Medical staff</text:p>
      <text:p text:style-name="P103"><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ext:span><text:soft-page-break/><text:span text:style-name="T150">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0"><text:note text:id="ftn186" text:note-class="footnote"><text:note-citation>187</text:note-citation><text:note-body><text:p text:style-name="P405">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7" text:note-class="footnote"><text:note-citation>188</text:note-citation><text:note-body><text:p text:style-name="P406">Vale et al, 1987</text:p></text:note-body></text:note></text:span><text:span text:style-name="T150"> </text:span></text:p>
      <text:p text:style-name="P103"/>
      <text:p text:style-name="P104"><text:span text:style-name="T246">When faced with the dermatological, caustic injuries associated with concentrated paraquat, medics could draw on standard familiar treatments. However, when dealing with the systemic effects of ingested paraquat, they were at something of a loss </text:span><text:span text:style-name="T247">and initially</text:span><text:span text:style-name="T246"> unable to predict what would happen in humans. Although ICI had provided animal tests, their only requirement was to record the </text:span><text:span text:style-name="T247">lethality</text:span><text:span text:style-name="T246">, not to look into rectifying that toxicity. </text:span><text:span text:style-name="T150">In </text:span><text:span text:style-name="T246">a very early case of paraquat poisoning that did not make it to the mainstream press, </text:span><text:span text:style-name="T150">a</text:span><text:span text:style-name="T246"> </text:span><text:span text:style-name="T150">child </text:span><text:span text:style-name="T246">was </text:span><text:span text:style-name="T150">sent home </text:span><text:span text:style-name="T50">after</text:span><text:span text:style-name="T150"> </text:span><text:span text:style-name="T50">he</text:span><text:span text:style-name="T150"> had appeared to have recovered from accidental paraquat poisoning, but died two weeks later. </text:span><text:span text:style-name="T246">In reporting this case, medical professionals emphasised the importance of keeping up to date with developments, of sharing all information on treatment approaches, successful or not, </text:span><text:span text:style-name="T150"><text:s/></text:span><text:span text:style-name="T246">as well as trying to protect their profession from appearing helpless in the face of newly developed chemicals. </text:span><text:span text:style-name="T247">"Weedkiller" poisoning was no longer enough to go on, it no longer only meant arsenic, and medical staff now had to take s</text:span><text:span text:style-name="T150">pecial care to ascertain what kind of weedkiller. Readers </text:span><text:span text:style-name="T247">were</text:span><text:span text:style-name="T150"> urged to consider the possibility of renal failure, as well as delayed development of </text:span><text:span text:style-name="T20">lung </text:span><text:span text:style-name="T150">fibrosis with a </text:span><text:span text:style-name="T247">pessimistic, watchful</text:span><text:span text:style-name="T150"> eye to these apparent early recoveries, which shows the </text:span><text:span text:style-name="T247">for</text:span><text:span text:style-name="T150"> potential medical staff </text:span><text:span text:style-name="T248">to be caught out if they are</text:span><text:span text:style-name="T150"> not up to date with the newest chemicals available. </text:span><text:span text:style-name="T247">A</text:span><text:span text:style-name="T249">n </text:span><text:span text:style-name="T150">expert medical technolog</text:span><text:span text:style-name="T249">y</text:span><text:span text:style-name="T150">, dialysis, at the forefront of this.</text:span><text:span text:style-name="T150"><text:note text:id="ftn188" text:note-class="footnote"><text:note-citation>189</text:note-citation><text:note-body><text:p text:style-name="P405">Poisoning from Paraquat BMJ, Vol 3, No 5567, 16.09.67, p690-691</text:p></text:note-body></text:note></text:span><text:span text:style-name="T150"> </text:span><text:span text:style-name="T250">Although</text:span><text:span text:style-name="T249"> dialysis had faced considerable resistance to it's introduction to the British medical establishment in the </text:span><text:span text:style-name="T251">late </text:span><text:span text:style-name="T249">1950s, </text:span><text:span text:style-name="T251">just over </text:span><text:span text:style-name="T252">a decade later </text:span><text:span text:style-name="T250">it had been deployed </text:span><text:soft-page-break/><text:span text:style-name="T253">successfully</text:span><text:span text:style-name="T250"> to treat a range of poisonings, especially </text:span><text:span text:style-name="T251">alcohol and pharmaceuticals such as </text:span><text:span text:style-name="T253">barbiturates</text:span><text:span text:style-name="T250"> </text:span><text:span text:style-name="T252">but also garden chemicals </text:span><text:span text:style-name="T251">demonstrated by its </text:span><text:span text:style-name="T252">use in cases of</text:span><text:span text:style-name="T251"> </text:span><text:span text:style-name="T252">arsenic and mercury poisoning </text:span><text:span text:style-name="T247">as well as</text:span><text:span text:style-name="T251"> the insecticide DNOC</text:span><text:span text:style-name="T252">. E</text:span><text:span text:style-name="T250">ven where the poison was unidentified the technique was considered potentially useful </text:span><text:span text:style-name="T253">in its ability to remove toxic metabolites, aiding recovery</text:span><text:span text:style-name="T250">.</text:span><text:span text:style-name="T250"><text:note text:id="ftn189" text:note-class="footnote"><text:note-citation>190</text:note-citation><text:note-body><text:p text:style-name="P229"><text:span text:style-name="T333">Locket, S. "Haemodialysis in the Treatment of Acute Poisoning." </text:span><text:span text:style-name="T353">Proceedings of the Royal Society of Medicine </text:span><text:span text:style-name="T354">63 (1970): 427-30.</text:span></text:p></text:note-body></text:note></text:span><text:span text:style-name="T249"> </text:span><text:span text:style-name="T150">As literature accumulated on treating </text:span><text:span text:style-name="T252">paraquat</text:span><text:span text:style-name="T150"> poisonings, medical staff had a better idea of what they were dealing with </text:span><text:span text:style-name="T50">although </text:span><text:span text:style-name="T247">even </text:span><text:span text:style-name="T254">assessing what a </text:span><text:span text:style-name="T247">fatal </text:span><text:span text:style-name="T254">dose was likely to be</text:span><text:span text:style-name="T247"> was difficult, as it depended so much on the patients</text:span><text:span text:style-name="T50">.</text:span><text:span text:style-name="T150"> </text:span></text:p>
      <text:p text:style-name="P64"/>
      <text:p text:style-name="P160"><text:span text:style-name="T150">M</text:span><text:span text:style-name="T3">edia investigation</text:span></text:p>
      <text:p text:style-name="P163"><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90" text:note-class="footnote"><text:note-citation>191</text:note-citation><text:note-body><text:p text:style-name="P407">“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8"/>
      <text:p text:style-name="P157">The involvement of MPs</text:p>
      <text:p text:style-name="P203"><text:span text:style-name="T221">The media attention caused people, users and non-users, concerned about the possibility of paraquat poisoning to contact government bodies</text:span><text:span text:style-name="T221"><text:note text:id="ftn191" text:note-class="footnote"><text:note-citation>192</text:note-citation><text:note-body><text:p text:style-name="P304">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92" text:note-class="footnote"><text:note-citation>193</text:note-citation><text:note-body><text:p text:style-name="P408"><text:span text:style-name="T371">“Paraquat Weed-killer” Mr Mackie response to Mrs Joyce Butler, Written Answers (Commons), Agriculture, Fisheries and Food HC Deb 04.05.70 vol 801 cc47-8W </text:span><text:tab/></text:p></text:note-body></text:note></text:span></text:p>
      <text:p text:style-name="P69"/>
      <text:p text:style-name="P203"><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61">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93" text:note-class="footnote"><text:note-citation>194</text:note-citation><text:note-body><text:p text:style-name="Footnote"/></text:note-body></text:note></text:span><text:span text:style-name="T3"> </text:span></text:p>
      <text:p text:style-name="P69"><text:s/></text:p>
      <text:p text:style-name="P118">Butler's question about revoking approval <text:span text:style-name="T469">for paraquat</text:span>, instead of <text:span text:style-name="T456">for an </text:span>inquiry <text:span text:style-name="T456">to be launched, or </text:span><text:soft-page-break/>health and safety procedures reviewed, looks like a knee-jerk or over-reaction in this instance, and an inflexible answer was given accordingly. <text:span text:style-name="T471">Only after this media activity did </text:span>MPs and Peers <text:span text:style-name="T471">begin</text:span> to investigate; buying paraquat products, noting whether warnings were given by the seller or on the container, experiencing for themselves whether the information on the containers was hard to read, or easy to understand<text:note text:id="ftn194" text:note-class="footnote"><text:note-citation>195</text:note-citation><text:note-body><text:p text:style-name="P243">Weedol: Public Warning, HL Deb 02.06.80, vol 409 cc1104-6;</text:p></text:note-body></text:note>. <text:s/>Butler <text:span text:style-name="T387">introduced debates that provided a forum for paraquat to be discussed in more detail and </text:span>the weedkiller remained a topic of frequent questioning in the House of Commons <text:span text:style-name="T456">and the House of Lords </text:span>until the 1980s. <text:span text:style-name="T469">One of the commonest requests was for</text:span> figures on deaths attributed to the chemical <text:span text:style-name="T469">and calls for stricter controls along with safer formulations</text:span>, <text:span text:style-name="T469">but there was a section of contributors who consistently spoke up for the benefits of paraquat</text:span>. </text:p>
      <text:p text:style-name="P118"/>
      <text:p text:style-name="P111"><text:span text:style-name="T3">A number of the participants in the parliamentary debates involving paraquat had experience of farming themselves</text:span><text:span text:style-name="T3"><office:annotation><dc:creator>Unknown Author</dc:creator><dc:date>2014-02-04T14:53:28</dc:date><text:p><text:span text:style-name="T504">So, users?</text:span></text:p></office:annotation></text:span><text:span text:style-name="T3">, and were aware of the benefits of paraquat when used correctly as well as the tragic outcomes when it was not used as intended.</text:span><text:span text:style-name="T3"><text:note text:id="ftn195" text:note-class="footnote"><text:note-citation>196</text:note-citation><text:note-body><text:p text:style-name="P250">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96" text:note-class="footnote"><text:note-citation>197</text:note-citation><text:note-body><text:p text:style-name="P245">Farm and Garden Chemicals, HC Deb 20.07.71, vol 821 cc1395-407 (this debate was opened by Joyce Butler)</text:p></text:note-body></text:note></text:span><text:span text:style-name="T90"> </text:span></text:p>
      <text:p text:style-name="P11"/>
      <text:p text:style-name="P158">Restricting availability of drinks bottles</text:p>
      <text:p text:style-name="P20">An alternative approach <text:span text:style-name="T471">suggested</text:span> by Scottish <text:span text:style-name="T392">Medical Officer of Health</text:span> <text:span text:style-name="T461">(MOH) </text:span>involved <text:span text:style-name="T392">criminalising individuals who used soft drink bottles for the storage of anything other than soft drinks, through the amendment of the Soft Drinks Regulations</text:span>.<text:note text:id="ftn197" text:note-class="footnote"><text:note-citation>198</text:note-citation><text:note-body><text:p text:style-name="P254">HO305/32, Letter from Mr Mathewson, 30.01.73 </text:p></text:note-body></text:note> <text:span text:style-name="T393">In the 1960s cash deposits on glass bottles caused the MOH concern that bottles which had been used to store noxious household or garden chemicals would then be returned tainted with residue.</text:span><text:span text:style-name="T393"><text:note text:id="ftn198" text:note-class="footnote"><text:note-citation>199</text:note-citation><text:note-body><text:p text:style-name="P255"><text:span text:style-name="T391">HO305/32, </text:span>Letter from JL Gilloran, 02.03.73</text:p></text:note-body></text:note></text:span><text:span text:style-name="T393"> </text:span>However, this was considered <text:span text:style-name="T391">unnecessary</text:span> by at those in London, <text:span text:style-name="T391">as the Poisons Law already covered this the sale of poisons, but that it would be impossible to control how people use bottles</text:span>.<text:note text:id="ftn199" text:note-class="footnote"><text:note-citation>200</text:note-citation><text:note-body><text:p text:style-name="P254">HO305/32, Letter<text:span text:style-name="T394">s</text:span> from R. Kendall to Mathewson, 14.02.73, <text:span text:style-name="T394">and 13.03.73</text:span></text:p></text:note-body></text:note> <text:span text:style-name="T395">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5"/>
      <text:p text:style-name="P158">Retail</text:p>
      <text:p text:style-name="P121"><text:span text:style-name="T453">In 1974, further restrictions, at least in name, were placed on the retail of concentrated paraquat when it was counted as a schedule II poison, and the restrictions were well publicised through newspapers picking up the press release issued by MAFF.</text:span><text:span text:style-name="T453"><text:note text:id="ftn200" text:note-class="footnote"><text:note-citation>201</text:note-citation><text:note-body><text:p text:style-name="P284">"Now paraquat must carry poison label", Daily Mail, 02.02.74, p11</text:p></text:note-body></text:note></text:span><text:span text:style-name="T453">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53"><text:note text:id="ftn201" text:note-class="footnote"><text:note-citation>202</text:note-citation><text:note-body><text:p text:style-name="P285">Memo from DA Wrigley, 18.10.72</text:p></text:note-body></text:note></text:span><text:span text:style-name="T453"> All of these supposed safeguards could be, and were, easily ignored or circumvented by retailers or buyers, such as entering a false name into the Poisons Book.</text:span><text:span text:style-name="T453"><text:note text:id="ftn202" text:note-class="footnote"><text:note-citation>203</text:note-citation><text:note-body><text:p text:style-name="P284">"Paraquat's toll of 97 victims" Daily Express, 13.07.74 (mentions Jennifer Kenyon using a false name)</text:p></text:note-body></text:note></text:span><text:span text:style-name="T453"> No matter how hard anyone wished, making buyers accountable for 'every single drop'</text:span><text:span text:style-name="T453"><text:note text:id="ftn203" text:note-class="footnote"><text:note-citation>204</text:note-citation><text:note-body><text:p text:style-name="P306">“Should this killer be allowed?” DM, 30.08.72, p6</text:p></text:note-body></text:note></text:span><text:span text:style-name="T453"> would be </text:span><text:soft-page-break/><text:span text:style-name="T453">impossible. There was nothing beyond a person's conscience that would actually stop them from doing what they liked with the herbicide once they had bought it. </text:span></text:p>
      <text:p text:style-name="P121"/>
      <text:p text:style-name="P122">Although general advice to gardeners using chemicals in their garden was to <text:span text:style-name="T500">buy chemicals only when needed and use them up to </text:span>avoid storing chemicals <text:span text:style-name="T500">and</text:span> remove the possibility of accidental poisoning,<text:note text:id="ftn204" text:note-class="footnote"><text:note-citation>205</text:note-citation><text:note-body><text:p text:style-name="P307">Handyman Which? February 1973, p9</text:p></text:note-body></text:note> this advice was <text:span text:style-name="T500">perhaps </text:span>undermined by special price offers on Weedol. <text:span text:style-name="T500">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124"><text:s/></text:p>
      <text:p text:style-name="P148">Changes to formulation</text:p>
      <text:p text:style-name="P211"><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205" text:note-class="footnote"><text:note-citation>206</text:note-citation><text:note-body><text:p text:style-name="P242">“Should this killer be allowed?” DM, 30.08.72, p6; “<text:span text:style-name="T374">Paraquat: Treatment for a lethal dose” The Times, 11.12.74, p18</text:span></text:p></text:note-body></text:note></text:span></text:p>
      <text:p text:style-name="P76"/>
      <text:p text:style-name="P143"><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206" text:note-class="footnote"><text:note-citation>207</text:note-citation><text:note-body><text:p text:style-name="P241">HO305/32, Extract from minutes of 66<text:span text:style-name="T373">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7" text:note-class="footnote"><text:note-citation>208</text:note-citation><text:note-body><text:p text:style-name="P409">Suckling and Langley, 1988, p510</text:p></text:note-body></text:note></text:span><text:span text:style-name="T3"> Detailed records </text:span><text:span text:style-name="T245">of chemical trials kept within</text:span><text:span text:style-name="T3"> the organisation meant that when an emetic was required to minimise intestinal absorption of paraquat, there were options in-house. </text:span></text:p>
      <text:p text:style-name="P65"/>
      <text:p text:style-name="P147"><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1"/>
      <text:p text:style-name="P142"><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8" text:note-class="footnote"><text:note-citation>209</text:note-citation><text:note-body><text:p text:style-name="P246">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9" text:note-class="footnote"><text:note-citation>210</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text:span><text:soft-page-break/><text:span text:style-name="T3">formula were also options.</text:span><text:span text:style-name="T3"><text:note text:id="ftn210" text:note-class="footnote"><text:note-citation>211</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110"/>
      <text:p text:style-name="P110"><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211" text:note-class="footnote"><text:note-citation>212</text:note-citation><text:note-body><text:p text:style-name="P410"><text:span text:style-name="T297">V</text:span>ale et al, 1987</text:p></text:note-body></text:note></text:span><text:span text:style-name="T3"> These changes to formulation were made to try to eliminate the chemical from the system of the person who had consumed it <text:s/>*need to find out when*.</text:span></text:p>
      <text:p text:style-name="P42"/>
      <text:p text:style-name="P91"><text:span text:style-name="T462">After</text:span> paraquat</text:p>
      <text:p text:style-name="P7"><text:span text:style-name="T462">Following the drama of paraquat poisonings in the preceding years, new garden weedkillers were put onto the market with the specific claim that they did not contain paraquat. This can be interpreted as</text:span> a reaction against the <text:span text:style-name="T330">perceived</text:span> danger of paraquat <text:span text:style-name="T375">and fulfilling a</text:span> <text:span text:style-name="T416">desire among gardeners for an alternative product, and we can see a parallel with the adverts for products in the 1930s that stated that they were as effective as arsenic but not poisonous.</text:span> In 1981, a new amateur or domestic weedkiller named DeeWeed, <text:span text:style-name="T331">containing atrazine and aminotriazol</text:span>, <text:span text:style-name="T376">became available</text:span>. Adverts for this product proclaimed, repeatedly, that it did not contain paraquat or sodium chlorate. <text:span text:style-name="T41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12" text:note-class="footnote"><text:note-citation>213</text:note-citation><text:note-body><text:p text:style-name="P233">Deeweed advert, Daily Mail, 04.07.81, p27</text:p></text:note-body></text:note> </text:p>
      <text:p text:style-name="P7"/>
      <text:p text:style-name="P8"><text:span text:style-name="T462">Leroco was another similar product, promising 3 weed-free years, ‘if a single weed reappears we guarantee to refund your money in full &amp; without question’.</text:span><text:span text:style-name="T462"><text:note text:id="ftn213" text:note-class="footnote"><text:note-citation>214</text:note-citation><text:note-body><text:p text:style-name="P288">Leroco advert, Daily Mail, 12.05.84, p20</text:p></text:note-body></text:note></text:span><text:span text:style-name="T462"> Therefore, these weedkillers were not a direct competitor to paraquat based products although it emphasised its lack of paraquat as though it could be used in place of Weedol. </text:span>Th<text:span text:style-name="T462">e</text:span>s<text:span text:style-name="T462">e</text:span> product<text:span text:style-name="T462">s</text:span> <text:span text:style-name="T462">were</text:span> more likely to have been designed to cater for the user keen to keep a low maintenance patio <text:span text:style-name="T370">or drive barren, the advert addressed ‘property owners’,</text:span><text:span text:style-name="T370"><text:note text:id="ftn214" text:note-class="footnote"><text:note-citation>215</text:note-citation><text:note-body><text:p text:style-name="P289">Leroco advert, Daily Mail, 12.05.84, p20</text:p></text:note-body></text:note></text:span><text:span text:style-name="T370"> not the gardeners that Weedol targeted</text:span>. <text:span text:style-name="T46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86"><text:span text:style-name="T459">Thanks to paraquat's inactivation by soil, </text:span>Weedol <text:span text:style-name="T372">was not totally displaced and</text:span> continued to be available <text:span text:style-name="T501">albeit with changed formulas</text:span>, showing that the diversity of <text:span text:style-name="T457">householders'</text:span> <text:span text:style-name="T332">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text:span><text:soft-page-break/><text:span text:style-name="T332">formula, and by being involved in the development of treatment for poisoning victims. The</text:span> amount of paraquat <text:span text:style-name="T493">in Weedol </text:span>was <text:span text:style-name="T493">reduced by replacing half with</text:span> diquat, but <text:span text:style-name="T463">because of</text:span> the niche it occupied when considered how it would be used in the garden, paraquat was not pushed off the shelves <text:span text:style-name="T455">by other products</text:span>. </text:p>
      <text:p text:style-name="P86"/>
      <text:p text:style-name="P87">Interestingly, glyphosate products for domestic use such as Murphy's Tumbleweed started to be available from 1980s but did not overtly compare themselves to paraquat. <text:span text:style-name="T502">Neither did they allude to backache, as the product came in a gel to be painted on to individual weeds a laborious if precise application method that certainly involved getting up close with the weed. </text:span><text:s/></text:p>
      <text:p text:style-name="Standard"/>
      <text:p text:style-name="P88">Conclusions</text:p>
      <text:p text:style-name="P102"><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15" text:note-class="footnote"><text:note-citation>216</text:note-citation><text:note-body><text:p text:style-name="P294">First Report on Paraquat, Scientific Subcommittee on Poisonous Substances Used in Agriculture and Food Storage, PS 427 SC 1175, <text:span text:style-name="T311">23.03.62</text:span></text:p></text:note-body></text:note></text:span><text:span text:style-name="T34"> acquire such a sinister reputation?</text:span><text:span text:style-name="T23"> </text:span><text:span text:style-name="T199">I</text:span><text:span text:style-name="T36">t seems 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misjudgements about likely </text:span><text:span text:style-name="T226">human </text:span><text:span text:style-name="T37">effects</text:span><text:span text:style-name="T263">.</text:span><text:span text:style-name="T263"><text:note text:id="ftn216" text:note-class="footnote"><text:note-citation>217</text:note-citation><text:note-body><text:p text:style-name="Footnote"/></text:note-body></text:note></text:span><text:span text:style-name="T263"> </text:span><text:span text:style-name="T276">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217" text:note-class="footnote"><text:note-citation>218</text:note-citation><text:note-body><text:p text:style-name="P236">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8"/>
      <text:p text:style-name="P130"><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75">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34"/>
      <text:p text:style-name="P217"><text:span text:style-name="T275">Users were not always as </text:span><text:span text:style-name="T288">obedient, </text:span><text:span text:style-name="T275">careful or competent as PPL </text:span><text:span text:style-name="T288">hoped they</text:span><text:span text:style-name="T275"> would be. Analysis of accidental deaths by industrial experts pointed to carelessness and of human traits of alcoholism, </text:span><text:span text:style-name="T281">mental illness </text:span><text:span text:style-name="T275">or </text:span><text:span text:style-name="T360">backwardness</text:span><text:span text:style-name="T275">. </text:span><text:span text:style-name="T281">Chemical companies position these as conditions of use that are out of their control. </text:span><text:span text:style-name="T294">Retail </text:span><text:span text:style-name="T296">was certainly a</text:span><text:span text:style-name="T294"> weak link in the chain, and an opportunity for domestic users to obtain possession of a substance that ICI and</text:span><text:span text:style-name="T295"> the expert committees</text:span><text:span text:style-name="T294"> had declared too dangerous and unsuitable for them. </text:span><text:span text:style-name="T296">Enforcing the appropriate retail of poisonous substances was, and continues to be, difficult as both the purchaser and vendor can be motivated to get around restrictions. <text:s/></text:span></text:p>
      <text:p text:style-name="P112"/>
      <text:p text:style-name="P212"><text:span text:style-name="T277">Although the first accidental poisonings with Gramoxone were related to people using the herbicide as part of their work </text:span><text:span text:style-name="T285">(though generally the poisoning did not take place </text:span><text:span text:style-name="T265">at </text:span><text:span text:style-name="T285">work</text:span><text:span text:style-name="T285"><text:note text:id="ftn218" text:note-class="footnote"><text:note-citation>219</text:note-citation><text:note-body><text:p text:style-name="P304">Handyman Which?, February 1973, p57</text:p></text:note-body></text:note></text:span><text:span text:style-name="T285">)</text:span><text:span text:style-name="T277">, </text:span><text:span text:style-name="T280">a</text:span><text:span text:style-name="T277">fter Weedol was widely marketed to home gardeners, </text:span><text:span text:style-name="T279">both in display adverts and in garden advice columns, accidental poisonings with Gramoxone spread to people who did not work </text:span><text:span text:style-name="T278">with the chemical </text:span><text:span text:style-name="T286">(see figure 3)</text:span><text:span text:style-name="T279">.</text:span><text:span text:style-name="T277"> </text:span><text:span text:style-name="T280">R</text:span><text:span text:style-name="T278">eferring to </text:span><text:span text:style-name="T279">the active ingredient “paraquat” in these advice columns </text:span><text:span text:style-name="T278">created</text:span><text:span text:style-name="T279"> </text:span><text:span text:style-name="T278">a desire for paraquat, and that inconsistent use of the brand name “Weedol” contributed to a lack of awareness about the distinction between the agricultural and domestic variants. </text:span><text:span text:style-name="T288">Some d</text:span><text:span text:style-name="T277">omestic users were not </text:span><text:soft-page-break/><text:span text:style-name="T277">uniformly willing</text:span><text:span text:style-name="T281">,</text:span><text:span text:style-name="T277"> to pay more for a weaker, safe</text:span><text:span text:style-name="T282">r</text:span><text:span text:style-name="T277"> product designed especially for them. </text:span><text:span text:style-name="T288">Some professional users of Gramoxone, also had domestic needs for a similar product and judged that their experience would enable them to safely disregard the agricultural-domestic division preferred by ICI and MAFF. </text:span><text:span text:style-name="T277">Some domestic users of Gramoxone must have used it successfully for its herbicidal purpose </text:span><text:span text:style-name="T288">because the number of accidental poisonings was quite low</text:span><text:span text:style-name="T277">, so it was not inevitable that it would wreak destruction outside of the boundaries that had been set for it. </text:span><text:span text:style-name="T286">Bringing agricultural chemicals into the domestic environment potentially exposed Gramoxone to a group who had been designated by ICI and the expert committees specifically as non-users, to be kept separate from all paraquat products. </text:span><text:span text:style-name="T285">Children were believed to be particularly at risk of accidental poisonings, </text:span><text:span text:style-name="T286">even though the actual numbers of accident</text:span><text:span text:style-name="T288">al poisoning of adults and children</text:span><text:span text:style-name="T286"> were not very different.</text:span></text:p>
      <text:p text:style-name="P115"><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office:annotation><dc:creator>Unknown Author</dc:creator><dc:date>2014-03-14T15:47:37</dc:date><text:list text:continue-numbering="true" text:style-name=""><text:list-item><text:p text:style-name="P414"><text:span text:style-name="T503">Can't make graph with proper name get in – should be "gardening columns"</text:span></text:p></text:list-item></text:list></office:annotation></text:p>
      <text:p text:style-name="P136"><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2"/>
      <text:p text:style-name="P12"/>
      <text:p text:style-name="P13">Users of paraquat based herbicides who did not follow the strict instruction to keep the chemical in its original packaging, put themselves and others (who would not have known of the instructions associated with the concentrate) at risk of <text:span text:style-name="T385">mistakenly</text:span> using the weedkiller as a drink, brought the chemical to wider attention. <text:span text:style-name="T384">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3"/>
      <text:p text:style-name="P14">These <text:span text:style-name="T49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87">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text:soft-page-break/>appear untroubled by the presence of a poison in their preparation because this poison was what made the chemical effective. <text:span text:style-name="T386">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4"/>
      <text:p text:style-name="P16">Overall, the number of <text:span text:style-name="T495">UK </text:span>deaths in relation to the total volume of paraquat sold and used was very small, the <text:span text:style-name="T496">safety </text:span>precautions were easily followed <text:span text:style-name="T496">by the majority of weedkilling users </text:span>and the herbicide was extremely effective. This meant that ICI and regulatory government committees could not seriously contemplate a ban, although ICI were directed to, and did, investigate <text:span text:style-name="T495">and implement </text:span>a variety of changes to the formulation. <text:span text:style-name="T497">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4"/>
      <text:p text:style-name="P15">Using weedkiller <text:span text:style-name="T386">for human</text:span> harm was not unique to paraquat herbicides. Misuses of paraquat products <text:span text:style-name="T386">for this means were expected, as F Rose said about any new chemical <text:s/>‘someone sooner or later tries to commit suicide with it’.</text:span><text:span text:style-name="T386"><text:note text:id="ftn219" text:note-class="footnote"><text:note-citation>220</text:note-citation><text:note-body><text:p text:style-name="P251">Kennedy, p148</text:p></text:note-body></text:note></text:span><text:span text:style-name="T386">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86">Media reports of these fatal incidents, which for brevity and impact blurred the distinction between Weedol and Gramoxone, contributed to the unintended use of paraquat as a poison being perpetuated.</text:span></text:p>
      <text:p text:style-name="P82"/>
      <text:p text:style-name="P131"><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19"/>
      <text:p text:style-name="P102"><text:span text:style-name="T266">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text:span><text:soft-page-break/><text:span text:style-name="T101">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Geneva,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4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14</meta:editing-cycles>
    <meta:editing-duration>P25DT8H40M1S</meta:editing-duration>
    <meta:generator>LibreOffice/4.2.6.3$MacOSX_x86 LibreOffice_project/3fd416d4c6db7d3204c17ce57a1d70f6e531ee21</meta:generator>
    <dc:date>2015-03-13T22:25:15.792843000</dc:date>
    <meta:document-statistic meta:table-count="2" meta:image-count="0" meta:object-count="4" meta:page-count="40" meta:paragraph-count="530" meta:word-count="22630" meta:character-count="142445" meta:non-whitespace-character-count="1201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9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